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6772in"/>
    </style:style>
    <style:style style:name="co2" style:family="table-column">
      <style:table-column-properties fo:break-before="auto" style:column-width="2.104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52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563c1" style:font-name="Arial" style:text-underline-style="solid" style:text-underline-width="auto" style:text-underline-color="font-color" style:font-name-asian="Arial" style:font-name-complex="Arial"/>
    </style:style>
    <style:style style:name="ce3" style:family="table-cell" style:parent-style-name="Default" style:data-style-name="N0">
      <style:text-properties style:font-name="Arial2" style:font-name-asian="Arial2" style:font-name-complex="Arial2"/>
    </style:style>
    <style:style style:name="ce4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Default" style:data-style-name="N37"/>
    <style:style style:name="ce7" style:family="table-cell" style:parent-style-name="Default" style:data-style-name="N10037"/>
    <style:style style:name="ce8" style:family="table-cell" style:parent-style-name="Default" style:data-style-name="N30"/>
    <style:style style:name="ce9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name-complex="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-asian="Calibri" style:font-name="Calibri" style:font-style-asian="normal" style:font-weight-complex="normal" style:font-weight-asian="normal" style:font-size-complex="11pt" style:font-size-asian="11pt" style:font-name-complex="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3" style:family="text">
      <style:text-properties style:font-style-asian="normal" style:font-weight-complex="normal" style:font-weight-asian="normal" style:font-name-complex="" fo:text-shadow="none" fo:color="#000000" style:text-outline="false" fo:font-style="normal" style:text-line-through-type="none" style:text-underline-style="none" style:text-underline-color="font-color" fo:font-weight="normal" style:font-style-complex="normal" style:font-name="Liberation Sans1" fo:font-size="9pt" style:font-name-asian="Liberation Sans1" style:font-size-asian="9pt" style:font-size-complex="9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ngadget.com/2012/10/12/researchers-turn-to-19th-century-math/</text:p>
          </table:table-cell>
          <table:table-cell office:value-type="string" calcext:value-type="string">
            <text:p>Engadget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turn to 19th century math for wireless data center breakthrough</text:p>
          </table:table-cell>
          <table:table-cell office:value-type="string" calcext:value-type="string">
            <text:p>sirer,weatherspo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ired.com/2012/10/cayley-data-center/</text:p>
          </table:table-cell>
          <table:table-cell office:value-type="string" calcext:value-type="string">
            <text:p>Wired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Visit the 19<text:span text:style-name="T1">th</text:span> Century, Bring Back the Wireless Data Center</text:p>
          </table:table-cell>
          <table:table-cell office:value-type="string" calcext:value-type="string">
            <text:p>sirer,weatherspoon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7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xpressen.se/dinapengar/sparande/miljonhack-mot-bitcoin-drabbar-kunderna/</text:p>
          </table:table-cell>
          <table:table-cell table:style-name="ce5" office:value-type="string" calcext:value-type="string">
            <text:p>Expressen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Miljonhack mot Bitcoin drabbar kunderna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office:value-type="date" office:date-value="2016-08-13" calcext:value-type="date">
            <text:p>08/13/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 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icagotribune.com/business/ct-bitcoin-security-20160818-story.html</text:p>
          </table:table-cell>
          <table:table-cell table:style-name="ce5" office:value-type="string" calcext:value-type="string">
            <text:p>Chicago Tribune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After $65 million hack, questions of whether Bitcoin can be safe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 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5" office:value-type="string" calcext:value-type="string">
            <text:p>El Espectador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Hackers roban US$65 millones en bitcoins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5" office:value-type="string" calcext:value-type="string">
            <text:p>Gestion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Robo de US$ 65 millones pone en la mira la seguridad del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 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 Desk</text:p>
          </table:table-cell>
          <table:table-cell office:value-type="date" office:date-value="2016-09-02" calcext:value-type="date">
            <text:p>09/02/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Coin Telegraph</text:p>
          </table:table-cell>
          <table:table-cell office:value-type="date" office:date-value="2016-09-24" calcext:value-type="date">
            <text:p>09/24/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 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stanford-university-to-host-blockchain-conference/</text:p>
          </table:table-cell>
          <table:table-cell table:style-name="ce5" office:value-type="string" calcext:value-type="string">
            <text:p>Crypto Coins News</text:p>
          </table:table-cell>
          <table:table-cell office:value-type="date" office:date-value="2016-09-30" calcext:value-type="date">
            <text:p>09/30/16</text:p>
          </table:table-cell>
          <table:table-cell office:value-type="string" calcext:value-type="string">
            <text:p>Stanford University to Host Blockchain Conference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Forbes</text:p>
          </table:table-cell>
          <table:table-cell office:value-type="date" office:date-value="2016-10-04" calcext:value-type="date">
            <text:p>10/04/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office:value-type="date" office:date-value="2016-10-04" calcext:value-type="date">
            <text:p>10/04/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 Desk</text:p>
          </table:table-cell>
          <table:table-cell office:value-type="date" office:date-value="2016-10-09" calcext:value-type="date">
            <text:p>10/09/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 Coins News</text:p>
          </table:table-cell>
          <table:table-cell office:value-type="date" office:date-value="2016-10-15" calcext:value-type="date">
            <text:p>10/15/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6-10-20" calcext:value-type="date">
            <text:p>10/20/16</text:p>
          </table:table-cell>
          <table:table-cell table:style-name="ce5" office:value-type="string" calcext:value-type="string">
            <text:p>Crowdfunding vs. ICO: Experts Question Legitimacy and Guarantees of Initial Coin Offerings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6-10-24/blockchain-hype-takes-hit-as-chain-releases-code-for-all-to-use</text:p>
          </table:table-cell>
          <table:table-cell table:style-name="ce5" office:value-type="string" calcext:value-type="string">
            <text:p>Bloomberg</text:p>
          </table:table-cell>
          <table:table-cell office:value-type="date" office:date-value="2016-10-24" calcext:value-type="date">
            <text:p>10/24/16</text:p>
          </table:table-cell>
          <table:table-cell office:value-type="string" calcext:value-type="string">
            <text:p>Blockchain Hype Takes Hit as Chain Releases Code for All to Use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office:value-type="string" calcext:value-type="string">
            <text:p>Coin Desk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The Blockchain Created By Ethereum's Fork is Forking Now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ethereum-classic-hardforks-successfully/</text:p>
          </table:table-cell>
          <table:table-cell table:style-name="ce5" office:value-type="string" calcext:value-type="string">
            <text:p>Crypto Coins News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Ethereum Classic Hardforks Successfully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office:value-type="date" office:date-value="2016-10-26" calcext:value-type="date">
            <text:p>10/26/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office:value-type="date" office:date-value="2016-11-02" calcext:value-type="date">
            <text:p>11/02/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anti-theft-feature-sees-sidechains-testing/</text:p>
          </table:table-cell>
          <table:table-cell office:value-type="string" calcext:value-type="string">
            <text:p>Coin Desk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Stolen Bitcoin? Anti-Theft Feature Gets Second Life on Sidechains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owdfundinsider.com/2016/11/92093-sec-publishes-agenda-fintech-forum-november-14th/</text:p>
          </table:table-cell>
          <table:table-cell table:style-name="ce5" office:value-type="string" calcext:value-type="string">
            <text:p>CrowdFund Insider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SEC Publishes Agenda for Fintech Forum on November 14th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5" office:value-type="string" calcext:value-type="string">
            <text:p>Heavy</text:p>
          </table:table-cell>
          <table:table-cell office:value-type="date" office:date-value="2016-11-07" calcext:value-type="date">
            <text:p>11/07/16</text:p>
          </table:table-cell>
          <table:table-cell table:style-name="ce5" office:value-type="string" calcext:value-type="string">
            <text:p>Voting Machines Hacked: 5 Fast Facts You Need to Know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office:value-type="date" office:date-value="2016-11-12" calcext:value-type="date">
            <text:p>11/12/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 Desk</text:p>
          </table:table-cell>
          <table:table-cell office:value-type="date" office:date-value="2016-11-15" calcext:value-type="date">
            <text:p>11/15/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erkle.com/the-american-tax-agency-is-asking-bitcoin-startup-coinbase-to-hand-out-users-data/</text:p>
          </table:table-cell>
          <table:table-cell table:style-name="ce5" office:value-type="string" calcext:value-type="string">
            <text:p>The Merkle</text:p>
          </table:table-cell>
          <table:table-cell office:value-type="date" office:date-value="2016-11-20" calcext:value-type="date">
            <text:p>11/20/16</text:p>
          </table:table-cell>
          <table:table-cell table:style-name="ce5" office:value-type="string" calcext:value-type="string">
            <text:p>The American Tax Agency Is Asking Bitcoin Startup Coinbase To Hand Out User’s Data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office:value-type="date" office:date-value="2016-11-23" calcext:value-type="date">
            <text:p>11/23/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 Desk</text:p>
          </table:table-cell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indesks-influential-people-blockchain-2016/</text:p>
          </table:table-cell>
          <table:table-cell office:value-type="string" calcext:value-type="string">
            <text:p>Coin Desk</text:p>
          </table:table-cell>
          <table:table-cell office:value-type="date" office:date-value="2016-12-14" calcext:value-type="date">
            <text:p>12/14/16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hill.com/blogs/congress-blog/economy-budget/311067-sec-ramps-up-blockchain-efforts</text:p>
          </table:table-cell>
          <table:table-cell office:value-type="string" calcext:value-type="string">
            <text:p>The Hill</text:p>
          </table:table-cell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SEC ramps up blockchain eff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bitcoin-block-size-and-scaling-issues-may-be-solved-with-this-new-solution</text:p>
          </table:table-cell>
          <table:table-cell office:value-type="string" calcext:value-type="string">
            <text:p>Coin Telegraph</text:p>
          </table:table-cell>
          <table:table-cell office:value-type="date" office:date-value="2016-12-24" calcext:value-type="date">
            <text:p>12/24/16</text:p>
          </table:table-cell>
          <table:table-cell office:value-type="string" calcext:value-type="string">
            <text:p>Bitcoin Block Size and Scaling Issues May Be Solved With This New Solu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6/12/25/teechan-can-potential-solution-bitcoin-scalability/</text:p>
          </table:table-cell>
          <table:table-cell office:value-type="string" calcext:value-type="string">
            <text:p>News BTC</text:p>
          </table:table-cell>
          <table:table-cell office:value-type="date" office:date-value="2016-12-25" calcext:value-type="date">
            <text:p>12/25/16</text:p>
          </table:table-cell>
          <table:table-cell office:value-type="string" calcext:value-type="string">
            <text:p>Teechan Can Be the Potential Solution for Bitcoin Scalability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if-there-is-an-answer-to-selfish-mining-braiding-could-be-it-1482876153/</text:p>
          </table:table-cell>
          <table:table-cell office:value-type="string" calcext:value-type="string">
            <text:p>Bitcoin Magazine</text:p>
          </table:table-cell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If There Is an Answer to Selfish Mining, Braiding Could Be I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office:value-type="string" calcext:value-type="string">
            <text:p>Nasdaq</text:p>
          </table:table-cell>
          <table:table-cell office:value-type="date" office:date-value="2016-12-28" calcext:value-type="date">
            <text:p>12/28/16</text:p>
          </table:table-cell>
          <table:table-cell office:value-type="string" calcext:value-type="string">
            <text:p>The Teechan Solution: Scaling Bitcoin With Trusted Hardware</text:p>
          </table:table-cell>
          <table:table-cell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iptonoticias.com/colecciones/influyentes-blockchain-bitcoin-2016/#axzz4kb8zb74L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Los personajes más influyentes de blockchain y bitcoin en el 2016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bitcoins-first-felon-charlie-shrem-wants-to-use-ethereum-to-buy-up-michigans-waste-industry</text:p>
          </table:table-cell>
          <table:table-cell office:value-type="string" calcext:value-type="string">
            <text:p>Motherboard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Bitcoin’s First Felon Wants to Use Ethereum to Buy Up Michigan’s Waste Indust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-blockchain.com/2017/01/12/blockchain-vips-gather-major-retreat-month/</text:p>
          </table:table-cell>
          <table:table-cell office:value-type="string" calcext:value-type="string">
            <text:p>The Blockchain</text:p>
          </table:table-cell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Blockchain VIP’s to Gather for Major Retreat This Mont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3352/one-startups-vision-to-reinvent-the-web-for-better-privacy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One Startup’s Vision to Reinvent the Web for Better Privacy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1-15" calcext:value-type="date">
            <text:p>01/15/17</text:p>
          </table:table-cell>
          <table:table-cell office:value-type="string" calcext:value-type="string">
            <text:p>Ethereum Classic bifurcates its chain of blocks to eliminate 'pump of difficulty' of mining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why-did-police-kill-an-alleged-small-time-hacker-canada-sam-maloney</text:p>
          </table:table-cell>
          <table:table-cell office:value-type="string" calcext:value-type="string">
            <text:p>Motherboard</text:p>
          </table:table-cell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Why Did Police Kill an Alleged Small-Time Hacker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blockchain-experts-discuss-fake-news-reputation-1603385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1-31" calcext:value-type="date">
            <text:p>01/31/17</text:p>
          </table:table-cell>
          <table:table-cell office:value-type="string" calcext:value-type="string">
            <text:p>Blockchain experts discuss fake news and reput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oiner-pepper-sprayed-uc-berkeley-protest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Bitcoiner Pepper-Sprayed at UC Berkeley Protes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press-room/press-release/20170215-business-of-blockchain-announcemen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lub-attacks-the-bitcoin-network-with-transaction-malleability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3-10" calcext:value-type="date">
            <text:p>03/10/17</text:p>
          </table:table-cell>
          <table:table-cell office:value-type="string" calcext:value-type="string">
            <text:p>BitClub Attacks the Bitcoin Network with Transaction Malle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bitclub-is-accused-by-bitcoin-unlimited-supporters-in-performing-malleability-attack-on-network</text:p>
          </table:table-cell>
          <table:table-cell office:value-type="string" calcext:value-type="string">
            <text:p>Coin Telegraph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BitClub is Accused By Bitcoin Unlimited Supporters In Performing Malleability Attack on Net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oin-core-supporter-threatens-zero-day-exploit-bitcoin-unlimited-hardfork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Bitcoin Core Supporter Threatens Zero Day Exploit if Bitcoin Unlimited Hardf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ymnts.com/news/bitcoin-tracker/2017/bitcoin-tracker-wannacry-doesnt-pay/</text:p>
          </table:table-cell>
          <table:table-cell table:style-name="ce5" office:value-type="string" calcext:value-type="string">
            <text:p>Pymnts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Bitcoin Tracker: WannaCry Doesn’t Pay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7-03-23/post-bitcoin-technology-has-geeks-giants-and-hackers-excited</text:p>
          </table:table-cell>
          <table:table-cell office:value-type="string" calcext:value-type="string">
            <text:p>Bloomberg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Post-Bitcoin Technology Has Geeks, Giants, and Hackers Excited</text:p>
          </table:table-cell>
          <table:table-cell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no-incentive-algorand-blockchain-sparks-debate-cryptography-event/</text:p>
          </table:table-cell>
          <table:table-cell office:value-type="string" calcext:value-type="string">
            <text:p>Coin Desk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No Incentive? Algorand Blockchain Sparks Debate at Cryptography Ev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office:value-type="string" calcext:value-type="string">
            <text:p>The Blockchain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Groundbreaking Blockchain Research to Feature at International Financial Cryptography Conference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Bitcoin Is Mired In A Civil War. Can This Proposal Save It?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5" office:value-type="string" calcext:value-type="string">
            <text:p>Tech Wire Asia</text:p>
          </table:table-cell>
          <table:table-cell office:value-type="date" office:date-value="2017-04-04" calcext:value-type="date">
            <text:p>04/04/17</text:p>
          </table:table-cell>
          <table:table-cell table:style-name="ce5" office:value-type="string" calcext:value-type="string">
            <text:p>Cryptocurrency Ethereum gains popularity, more Asian companies taking note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schism-developing-lightning-network-bitcoin-core-developer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05" calcext:value-type="date">
            <text:p>04/05/17</text:p>
          </table:table-cell>
          <table:table-cell office:value-type="string" calcext:value-type="string">
            <text:p>Schism Developing Between Lightning Network and Bitcoin Core Developers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main-never-used-asicboost-production-says-jihan-wu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“Bitmain Has Never Used AsicBoost in Production”, Says Jihan Wu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s-new-controversy-asicboost-allegations-explained/</text:p>
          </table:table-cell>
          <table:table-cell table:style-name="ce3" office:value-type="string" calcext:value-type="string">
            <text:p>Coin Desk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Bitcoin's New Controversy: The AsicBoost Allegations Explained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BitPay, Purse y Lightning Network ofrecen solución de escalabilidad para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spot-the-difference-ic3-blockchain-group-gains-first-financial-member</text:p>
          </table:table-cell>
          <table:table-cell office:value-type="string" calcext:value-type="string">
            <text:p>Coin Telegraph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Spot the Difference? “IC3” Blockchain Group Gains First Financial Member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IC3-blockchain-group-adds-Fidelity-as-member-634556</text:p>
          </table:table-cell>
          <table:table-cell office:value-type="string" calcext:value-type="string">
            <text:p>EconoTime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IC3 blockchain group adds Fidelity as member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secret-bitcoin-troll-army-pushes-for-segwit-adoption-emin-gun-sirer</text:p>
          </table:table-cell>
          <table:table-cell office:value-type="string" calcext:value-type="string">
            <text:p>Coin Telegraph</text:p>
          </table:table-cell>
          <table:table-cell office:value-type="date" office:date-value="2017-04-12" calcext:value-type="date">
            <text:p>04/12/17</text:p>
          </table:table-cell>
          <table:table-cell office:value-type="string" calcext:value-type="string">
            <text:p>Secret Bitcoin Troll Army Pushes for SegWit Adoption: Emin Gu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4-12" calcext:value-type="date">
            <text:p>04/12/17</text:p>
          </table:table-cell>
          <table:table-cell office:value-type="string" calcext:value-type="string">
            <text:p>Why AsicBoost is the new topic of discuss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fidelity-blockchain-initiative-ic3/</text:p>
          </table:table-cell>
          <table:table-cell table:style-name="ce5" office:value-type="string" calcext:value-type="string">
            <text:p>Crypto Coins News</text:p>
          </table:table-cell>
          <table:table-cell office:value-type="date" office:date-value="2017-04-13" calcext:value-type="date">
            <text:p>04/13/17</text:p>
          </table:table-cell>
          <table:table-cell office:value-type="string" calcext:value-type="string">
            <text:p>Fidelity Joins Cryptocurrency &amp; Blockchain Initiative IC3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obrebitcoin.com/asic-boots-un-nuevo-drama-en-la-comunidad-bitcoin/</text:p>
          </table:table-cell>
          <table:table-cell table:style-name="ce5" office:value-type="string" calcext:value-type="string">
            <text:p>SobreBitcoin</text:p>
          </table:table-cell>
          <table:table-cell office:value-type="date" office:date-value="2017-04-14" calcext:value-type="date">
            <text:p>04/14/17</text:p>
          </table:table-cell>
          <table:table-cell office:value-type="string" calcext:value-type="string">
            <text:p>ASIC Boots: un nuevo drama en la comunidad Bitcoin.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iptonoticias.com/colecciones/guia-supervivencia-hardfork-bitcoin/#axzz4kb8zb74L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Guía de supervivencia para un hardfork de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4219/blockchains-weak-spots-pose-a-hidden-danger-to-user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4-18" calcext:value-type="date">
            <text:p>04/18/17</text:p>
          </table:table-cell>
          <table:table-cell office:value-type="string" calcext:value-type="string">
            <text:p>Blockchain’s Weak Spots Pose a Hidden Danger to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iercehealthcare.com/privacy-security/cornell-researcher-warns-blockchain-isn-t-foolproof</text:p>
          </table:table-cell>
          <table:table-cell office:value-type="string" calcext:value-type="string">
            <text:p>Fierce Health Care</text:p>
          </table:table-cell>
          <table:table-cell office:value-type="date" office:date-value="2017-04-19" calcext:value-type="date">
            <text:p>04/19/17</text:p>
          </table:table-cell>
          <table:table-cell office:value-type="string" calcext:value-type="string">
            <text:p>Cornell researcher warns blockchain isn’t foolproof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professor-many-blockchain-failures-lie-ahead/</text:p>
          </table:table-cell>
          <table:table-cell table:style-name="ce3" office:value-type="string" calcext:value-type="string">
            <text:p>Coin Desk</text:p>
          </table:table-cell>
          <table:table-cell office:value-type="date" office:date-value="2017-04-19" calcext:value-type="date">
            <text:p>04/19/17</text:p>
          </table:table-cell>
          <table:table-cell office:value-type="string" calcext:value-type="string">
            <text:p>Cornell Prof: Blockchain Exuberance Shouldn't Cloud Consequenc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laurashin/2017/04/20/why-bitcoins-greatest-asset-could-also-spell-its-doom/#e8d75736adcd</text:p>
          </table:table-cell>
          <table:table-cell office:value-type="string" calcext:value-type="string">
            <text:p>Forbes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Why Bitcoin's Greatest Asset Could Also Spell Its D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bur.org/bostonomix/2017/04/20/blockchain-explainer</text:p>
          </table:table-cell>
          <table:table-cell office:value-type="string" calcext:value-type="string">
            <text:p>WBUR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What Blockchain Is, And Why Some Experts Say It's As Revolutionary As The Inter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bitcoin-mining-antlbleed-bombshell-smear-circu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Bitcoin Mining: Is Antbleed a Bombshell, a Smear Campaign, or a Circus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office:value-type="string" calcext:value-type="string">
            <text:p>Techtarget</text:p>
          </table:table-cell>
          <table:table-cell office:value-type="date" office:date-value="2017-05-08" calcext:value-type="date">
            <text:p>05/08/17</text:p>
          </table:table-cell>
          <table:table-cell office:value-type="string" calcext:value-type="string">
            <text:p>Failure is a critical component for blockchain develop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denverpost.com/2017/05/12/nsa-leak-malware-cripples-computers/</text:p>
          </table:table-cell>
          <table:table-cell office:value-type="string" calcext:value-type="string">
            <text:p>The Denver Post</text:p>
          </table:table-cell>
          <table:table-cell office:value-type="date" office:date-value="2017-05-12" calcext:value-type="date">
            <text:p>05/12/17</text:p>
          </table:table-cell>
          <table:table-cell office:value-type="string" calcext:value-type="string">
            <text:p>Malware, described in leaked NSA documents, cripples computers worldwid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elegram.com/news/20170512/hack-hits-computers-worldwide-exploiting-weakness-idd-in-leaked-nsa-documents</text:p>
          </table:table-cell>
          <table:table-cell office:value-type="string" calcext:value-type="string">
            <text:p>Telegram</text:p>
          </table:table-cell>
          <table:table-cell office:value-type="date" office:date-value="2017-05-12" calcext:value-type="date">
            <text:p>05/12/17</text:p>
          </table:table-cell>
          <table:table-cell office:value-type="string" calcext:value-type="string">
            <text:p>Hack hits computers worldwide, exploiting weakness ID’d in leaked NSA docu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ormangeestar.net/2017/05/13/uk-hospitals-turn-away-patients-after-ransomware-attack/</text:p>
          </table:table-cell>
          <table:table-cell table:style-name="ce5" office:value-type="string" calcext:value-type="string">
            <text:p>Normangee Star</text:p>
          </table:table-cell>
          <table:table-cell office:value-type="date" office:date-value="2017-05-13" calcext:value-type="date">
            <text:p>05/13/17</text:p>
          </table:table-cell>
          <table:table-cell table:style-name="ce5" office:value-type="string" calcext:value-type="string">
            <text:p>UK hospitals turn away patients after ransomware attack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ethereum-price-moves-upwards-after-some-consolidation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Ethereum Price Moves Upwards After Some Consolid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he-world-is-watching-can-wannacrys-creators-cash-out-their-bitcoin-ransom/</text:p>
          </table:table-cell>
          <table:table-cell table:style-name="ce3" office:value-type="string" calcext:value-type="string">
            <text:p>Coin Desk</text:p>
          </table:table-cell>
          <table:table-cell office:value-type="date" office:date-value="2017-05-18" calcext:value-type="date">
            <text:p>05/18/17</text:p>
          </table:table-cell>
          <table:table-cell office:value-type="string" calcext:value-type="string">
            <text:p>The World Is Watching: Can WannaCry's Creators Cash Out Their Bitcoin Ransom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office:value-type="string" calcext:value-type="string">
            <text:p>Reuters</text:p>
          </table:table-cell>
          <table:table-cell office:value-type="date" office:date-value="2017-05-18" calcext:value-type="date">
            <text:p>05/18/17</text:p>
          </table:table-cell>
          <table:table-cell office:value-type="string" calcext:value-type="string">
            <text:p>Bitcoin's murkier rivals line up to displace it as cybercriminals' favourite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khaleejtimes.com/technology/bitcoin-in-danger-of-losing-this-ignominious-title</text:p>
          </table:table-cell>
          <table:table-cell office:value-type="string" calcext:value-type="string">
            <text:p>Khaleejtime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Bitcoin in danger of losing this ignominious tit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ymnts.com/news/bitcoin-tracker/2017/cybercrooks-look-for-bitcoin-alternative/</text:p>
          </table:table-cell>
          <table:table-cell office:value-type="string" calcext:value-type="string">
            <text:p>PYMNT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Cybercrooks Look For Bitcoin Alterna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office:value-type="string" calcext:value-type="string">
            <text:p>PYMNT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Walmart Q1 Earnings Beat, eCommerce Skyrock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nquisitr.com/4229871/wannacry-ransomware-virus-unlocked-by-french-researchers-using-wanakiwi-no-ransom/</text:p>
          </table:table-cell>
          <table:table-cell office:value-type="string" calcext:value-type="string">
            <text:p>Inquistr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Wannacrypt, wannacry ransomware virus decrypted by French Researchers using Wanakiwi, No rans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oneyweb.co.za/news/tech/bitcoins-murkier-rivals-line-up-to-displace-it-as-cybercriminals-favourite/</text:p>
          </table:table-cell>
          <table:table-cell office:value-type="string" calcext:value-type="string">
            <text:p>Moneyweb</text:p>
          </table:table-cell>
          <table:table-cell office:value-type="date" office:date-value="2017-05-21" calcext:value-type="date">
            <text:p>05/21/17</text:p>
          </table:table-cell>
          <table:table-cell office:value-type="string" calcext:value-type="string">
            <text:p>Bitcoin’s murkier rivals line up to displace it as cybercriminals’ favouri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cornells-ic3-tackles-off-chain-transactions-intel-sgx-162406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5-31" calcext:value-type="date">
            <text:p>05/31/17</text:p>
          </table:table-cell>
          <table:table-cell office:value-type="string" calcext:value-type="string">
            <text:p>Cornell's blockchain experts tackle off-chain transactions with Intel SGX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office:value-type="string" calcext:value-type="string">
            <text:p>Motherboard</text:p>
          </table:table-cell>
          <table:table-cell office:value-type="date" office:date-value="2017-06-02" calcext:value-type="date">
            <text:p>06/02/17</text:p>
          </table:table-cell>
          <table:table-cell office:value-type="string" calcext:value-type="string">
            <text:p>Professor Schools Amateur Bitcoin Scamm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insider.com/basic-attention-token-sale-raises-35-million-less-30-seconds/</text:p>
          </table:table-cell>
          <table:table-cell office:value-type="string" calcext:value-type="string">
            <text:p>Crypto insider</text:p>
          </table:table-cell>
          <table:table-cell office:value-type="date" office:date-value="2017-06-02" calcext:value-type="date">
            <text:p>06/02/17</text:p>
          </table:table-cell>
          <table:table-cell office:value-type="string" calcext:value-type="string">
            <text:p>Basic Attention Token Sale Raises $35 million in Less Than 30 Secon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amateur-bitcoin-scammer-impersonated-university-professor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05" calcext:value-type="date">
            <text:p>06/05/17</text:p>
          </table:table-cell>
          <table:table-cell office:value-type="string" calcext:value-type="string">
            <text:p>Amateur Bitcoin Scammer is Caught Impersonating a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6-07" calcext:value-type="date">
            <text:p>06/07/17</text:p>
          </table:table-cell>
          <table:table-cell office:value-type="string" calcext:value-type="string">
            <text:p>Bitcoin survey shows 71% support SegWit and UASF popularity grow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5" office:value-type="string" calcext:value-type="string">
            <text:p>sirer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http://t3n.de/news/blockchain-technologie-studieren-830128/</text:p>
          </table:table-cell>
          <table:table-cell office:value-type="string" calcext:value-type="string">
            <text:p>T3N</text:p>
          </table:table-cell>
          <table:table-cell office:value-type="date" office:date-value="2017-06-12" calcext:value-type="date">
            <text:p>06/12/17</text:p>
          </table:table-cell>
          <table:table-cell table:style-name="ce9" office:value-type="string" calcext:value-type="string">
            <text:p>Blockchain-Technologie studieren: Diese Unis bieten das beste Angebot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features/2017-the-ether-thief/</text:p>
          </table:table-cell>
          <table:table-cell office:value-type="string" calcext:value-type="string">
            <text:p>Bloomberg</text:p>
          </table:table-cell>
          <table:table-cell office:value-type="date" office:date-value="2017-06-13" calcext:value-type="date">
            <text:p>06/13/17</text:p>
          </table:table-cell>
          <table:table-cell office:value-type="string" calcext:value-type="string">
            <text:p>The Ether Thief</text:p>
          </table:table-cell>
          <table:table-cell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bancor-project-raises-some-community-concerns-copycat-ico-website-aims-to-scam-investors/</text:p>
          </table:table-cell>
          <table:table-cell office:value-type="string" calcext:value-type="string">
            <text:p>The Merkle</text:p>
          </table:table-cell>
          <table:table-cell office:value-type="date" office:date-value="2017-06-13" calcext:value-type="date">
            <text:p>06/13/17</text:p>
          </table:table-cell>
          <table:table-cell office:value-type="string" calcext:value-type="string">
            <text:p>Bancor Project Raises Some Community Concerns, Copycat ICO Website Aims to Scam Investors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office:value-type="string" calcext:value-type="string">
            <text:p>Coin Desk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Game of Bluffs? With UAHF, Bitcoin Scaling Becomes Digital 'Missile Crisis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office:value-type="string" calcext:value-type="string">
            <text:p>Bloomberg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A Sneak Peek at the CFA Fintech Ex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gadfly/articles/2017-06-19/amazon-comes-for-grocery-margins-and-market-caps</text:p>
          </table:table-cell>
          <table:table-cell office:value-type="string" calcext:value-type="string">
            <text:p>Bloomberg</text:p>
          </table:table-cell>
          <table:table-cell office:value-type="date" office:date-value="2017-06-19" calcext:value-type="date">
            <text:p>06/19/17</text:p>
          </table:table-cell>
          <table:table-cell office:value-type="string" calcext:value-type="string">
            <text:p>Fly Charts: Amazon is Coming For Grocery Margins and Market Cap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microsoft-engineer-bitmain-zero-clue-bitcoin-decentralization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19" calcext:value-type="date">
            <text:p>06/19/17</text:p>
          </table:table-cell>
          <table:table-cell office:value-type="string" calcext:value-type="string">
            <text:p>Microsoft Engineer: Bitmain Has ‘Zero Clue’ About Bitcoin De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oo-easy-critics-take-aim-at-ethereum-token-standard-amid-ico-boom/</text:p>
          </table:table-cell>
          <table:table-cell table:style-name="ce3" office:value-type="string" calcext:value-type="string">
            <text:p>Coin Desk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Too Easy? Critics Take Aim at Ethereum Token Standard Amid ICO B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view/articles/2017-06-20/bank-relationships-and-index-rules</text:p>
          </table:table-cell>
          <table:table-cell office:value-type="string" calcext:value-type="string">
            <text:p>Bloomberg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Bank Relationships and Index Rul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a-messaging-app-for-ethereum-just-raised-millions-with-barely-an-alpha</text:p>
          </table:table-cell>
          <table:table-cell office:value-type="string" calcext:value-type="string">
            <text:p>Motherboard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A Messaging App for Ethereum Just Raised $44 Million With Barely An Alpha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ttps://www.wsj.com/articles/the-virtual-currency-war-that-threatens-to-tear-bitcoin-apart-14979564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The Virtual-Currency War That Threatens to Tear Bitcoin Apart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ornell-professor-150-million-bancor-flawed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office:value-type="string" calcext:value-type="string">
            <text:p>Why you won’t be buying a coffee with bitcoin anytime so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m/could-online-harassment-slow-blockchains-growth-256211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Could Online Harassment Slow Blockchain’s Growth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enturebeat.com/2017/07/08/why-bitcoins-value-could-get-even-more-volatile/</text:p>
          </table:table-cell>
          <table:table-cell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office:value-type="string" calcext:value-type="string">
            <text:p>Why Bitcoin’s value could get even more volati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office:value-type="string" calcext:value-type="string">
            <text:p>The Future of Money: Bitcoin and Other Cryptocurrency Technologies Are a Way of Life in This Small Swiss Tow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week.com/2017/07/21/zug-switzerland-crypto-valley-bitcoin-digital-currency-634524.html</text:p>
          </table:table-cell>
          <table:table-cell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office:value-type="string" calcext:value-type="string">
            <text:p>The Future of Money: Bitcoin and Other Cryptocurrency Technologies Are a Way of Life in This Small Swiss T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7/16/tezos-outdoes-icos-now-breaks-bancors-earlier-record/</text:p>
          </table:table-cell>
          <table:table-cell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office:value-type="string" calcext:value-type="string">
            <text:p>Tezos Outdoes All the Other ICOs until Now, Breaks Bancor’s Recor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moon-blockchains-big-hiring-crunch-last-years/</text:p>
          </table:table-cell>
          <table:table-cell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office:value-type="string" calcext:value-type="string">
            <text:p>To the Moon? Blockchain's Hiring Crunch Could Last Yea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call.com/news/police/mc-nws-montgomery-bitcoin-theft-federal-charges-20170719-story.html</text:p>
          </table:table-cell>
          <table:table-cell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office:value-type="string" calcext:value-type="string">
            <text:p>Montco man tells feds he stole $40M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office:value-type="string" calcext:value-type="string">
            <text:p>3 lessons from Tezos’ record-setting blockchain fundrai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ryptocoinsnews.com/111212-2/" xlink:type="simple">https://www.cryptocoinsnews.com/111212-2/</text:a></text:p>
          </table:table-cell>
          <table:table-cell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office:value-type="string" calcext:value-type="string">
            <text:p>$40 Million in Bitcoin: Hacker Tells Feds He Stole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Small-Town Cops Accidentally Find a $40 Million Bitcoin Sc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citi-collaborates-with-cornell-tech-for-blockchain-rd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Citi Collaborates With Cornell Tech For Blockchain R&amp;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Emin Gun Sirer: SEC ICO Guidance is 'End of Beginning for Blockchains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yberscoop.com/chainiac-software-backdoor-mandates-nsa-gchq/</text:p>
          </table:table-cell>
          <table:table-cell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office:value-type="string" calcext:value-type="string">
            <text:p>New tool can help prevent government-mandated backdoors in software, Swiss researchers s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t.com/content/4470a89c-718d-11e7-aca6-c6bd07df1a3c</text:p>
          </table:table-cell>
          <table:table-cell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office:value-type="string" calcext:value-type="string">
            <text:p>SEC looks to deflate bubble in ‘Initial Coin Offerings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ethereumworldnews.com/ethereum-price-sec-dao/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office:value-type="string" calcext:value-type="string">
            <text:p>Ethereum Price Not Slowing Down In Front Of SEC Comments Related To DAO, I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sec-ico-guideline-will-affect-blockchain-cornell-university-professor</text:p>
          </table:table-cell>
          <table:table-cell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office:value-type="string" calcext:value-type="string">
            <text:p>SEC ICO Guideline Will Affect Blockchain: Cornell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office:value-type="string" calcext:value-type="string">
            <text:p><text:s/>Venture Capital-Backed Startups Are Also Starting to Run ICO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conomist.com/news/finance-and-economics/21725598-compromise-over-currencys-future-may-not-last-making-bitcoin-work-better</text:p>
          </table:table-cell>
          <table:table-cell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office:value-type="string" calcext:value-type="string">
            <text:p>Making Bitcoin work bett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heverge.com/2017/7/29/16060344/btce-bitcoin-exchange-takedown-mt-gox-theft-law-enforcement</text:p>
          </table:table-cell>
          <table:table-cell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office:value-type="string" calcext:value-type="string">
            <text:p>Why the feds took down one of Bitcoin’s largest ex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jasonbloomberg/2017/07/30/six-reasons-why-we-need-blockchain-skeptics/#2d91293074af</text:p>
          </table:table-cell>
          <table:table-cell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office:value-type="string" calcext:value-type="string">
            <text:p>Six Reasons Why We Need Blockchain Skeptic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sbt.com/news/business/ap-explains-threat-of-a-bitcoin-split-avoided-for-now</text:p>
          </table:table-cell>
          <table:table-cell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top.com/business-finance/2017/07/threat-of-a-bitcoin-split-avoided-for-now/</text:p>
          </table:table-cell>
          <table:table-cell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ktar.com/story/1678627/threat-of-a-bitcoin-split-avoided-for-now/</text:p>
          </table:table-cell>
          <table:table-cell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tartribune.com/threat-of-a-bitcoin-split-avoided-for-now/437697553/</text:p>
          </table:table-cell>
          <table:table-cell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etronews.ca/news/world/2017/07/31/ap-explains-threat-of-a-bitcoin-split-avoided-for-now.html</text:p>
          </table:table-cell>
          <table:table-cell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bc.net.au/news/2017-08-01/bitcoin-changes-explained/8763980</text:p>
          </table:table-cell>
          <table:table-cell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Bitcoin: What's going on with the digital currenc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bitcoin-is-splitting-in-two-now-what/</text:p>
          </table:table-cell>
          <table:table-cell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Bitcon is Splitting in Two. Now Wha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oided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8483/wait-bitcoin-just-did-wha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Wait, Bitcoin Just Did Wha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ert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split from Bitcoin’s civil war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.uk/article/bitcoin-splits-into-two-currencies</text:p>
          </table:table-cell>
          <table:table-cell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Bitcoin has split in two- what does that mea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guardian.co.tt/business-guardian/2017-08-03/threat-bitcoin-split-avoided-now</text:p>
          </table:table-cell>
          <table:table-cell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quintdaily.com/2017/08/bitcoin-price-fall-percentage-august-report/</text:p>
          </table:table-cell>
          <table:table-cell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office:value-type="string" calcext:value-type="string">
            <text:p>Bitcoin Price Fall by Percentage August Repor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conomist.com/news/business-and-finance/21725747-crypto-currencys-split-two-versions-may-be-followed-others-bitcoin</text:p>
          </table:table-cell>
          <table:table-cell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office:value-type="string" calcext:value-type="string">
            <text:p>Bitcoin divides to ru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microsoft-goes-ethereum-561-bln-us-company-releases-ethereum-based-protocol-coco</text:p>
          </table:table-cell>
          <table:table-cell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office:value-type="string" calcext:value-type="string">
            <text:p>Microsoft Goes Ethereum: $561 Bln US Company Releases Ethereum-Based Protocol ‘Coco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ethereumworldnews.com/ethereum-based-protocol-code-privacy-confidential-consortium-framework-coco-published-microsoft/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office:value-type="string" calcext:value-type="string">
            <text:p>Etherurm Based Protocol Code for Privacy: Confidential Consortium Framework Co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m/why-bancor-wants-become-youtube-cryptocurrency-2578294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office:value-type="string" calcext:value-type="string">
            <text:p>Why Bancor Wants To Become The YouTube Of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us.blastingnews.com/world/2017/08/burger-king-creates-its-own-currency-whoppercoin-001968233.html</text:p>
          </table:table-cell>
          <table:table-cell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creates its own currency, Whopper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iliconangle.com/blog/2017/08/29/burger-king-intros-whoppercoin-loyalty-reward-scheme-russia/</text:p>
          </table:table-cell>
          <table:table-cell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debuts WhopperCoin as a loyalty reward program in Russia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cm.net/news/28279-burger-king-launches-cryptocurrency</text:p>
          </table:table-cell>
          <table:table-cell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the-biggest-icos-overview</text:p>
          </table:table-cell>
          <table:table-cell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The Biggest ICOs Overvie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us.blastingnews.com/business/2017/08/burger-king-launches-whoppercoin-001963309.html</text:p>
          </table:table-cell>
          <table:table-cell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Burger King launches Whopper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oftwaretestingnews.co.uk/burger-king-launches-russian-crypto-currency/</text:p>
          </table:table-cell>
          <table:table-cell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Burger King launces Russian Crypto-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lleywatch.com/2017/09/6-thoughts-following-epic-week-going-cryptocurrency-rabbit-hole/</text:p>
          </table:table-cell>
          <table:table-cell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6 Thoughts Following An Epic Week Going Down The Cryptocurrency Rabbit Ho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gearsofbiz.com/burger-king-launches-a-whopper-of-a-loyalty-programme/40259</text:p>
          </table:table-cell>
          <table:table-cell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office:value-type="string" calcext:value-type="string">
            <text:p>Burger King launches a ‘whopper’ of a loyalty program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ews.sys-con.com/node/4151236</text:p>
          </table:table-cell>
          <table:table-cell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office:value-type="string" calcext:value-type="string">
            <text:p>The Economist Events’ Finance Disrupted Conference To Explore Fintech’s ‘Coming of Age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krqe.com/news/bitcoin-futures-soar-amid-frenzy-over-virtual-currency/1009321608</text:p>
          </table:table-cell>
          <table:table-cell office:value-type="string" calcext:value-type="string">
            <text:p>KRQE</text:p>
          </table:table-cell>
          <table:table-cell office:value-type="date" office:date-value="2017-12-11" calcext:value-type="date">
            <text:p>12/11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end-net-neutrality-affect-cryptocurrencies/</text:p>
          </table:table-cell>
          <table:table-cell office:value-type="string" calcext:value-type="string">
            <text:p>BTC Manager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How the End of Net Neutrality Could Affect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day.com/business/bitcoin-long-blockchain-iced-tea-1.15556940</text:p>
          </table:table-cell>
          <table:table-cell office:value-type="string" calcext:value-type="string">
            <text:p>Newsday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Hitching the wagon to bitcoin and hoping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vindy.com/news/2017/dec/22/hitching-wagon-bitcoin-and-hoping-best/</text:p>
          </table:table-cell>
          <table:table-cell office:value-type="string" calcext:value-type="string">
            <text:p>The Vindicator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Hitching the wagon to bitcoin and hoping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ninjas.net/2017/12/22/waves-ng-goes-live-mainnet-company-incorporated-switzerland/</text:p>
          </table:table-cell>
          <table:table-cell office:value-type="string" calcext:value-type="string">
            <text:p>Crypto Ninjas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Waves-NG goes live on mainnet, company incorporated in Switzerlan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www.hindustantimes.com/business-news/iced-tea-company-to-furniture-maker-companies-rename-themselves-for-bitcoin-gold/story-M3W1U6DeAkShT3Vls0YYPO.html</text:p>
          </table:table-cell>
          <table:table-cell office:value-type="string" calcext:value-type="string">
            <text:p>Hindustan Times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Iced tea company to furniture maker, companies rename themselves for bitcoin go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omaha.com/money/companies-hitch-their-wagon-to-bitcoin-and-hope-for-the/article_29b73c3e-3ee6-58fc-b9e0-fd358130af4e.html</text:p>
          </table:table-cell>
          <table:table-cell office:value-type="string" calcext:value-type="string">
            <text:p>Omaha World Herald</text:p>
          </table:table-cell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Companies Hitch Their Wagon to Bitcoin and Hope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rs.com/research/industry-snapshot/bitcoin-blockchain-technology-disruption-private-industry/</text:p>
          </table:table-cell>
          <table:table-cell office:value-type="string" calcext:value-type="string">
            <text:p>Investors Business Daily</text:p>
          </table:table-cell>
          <table:table-cell office:value-type="date" office:date-value="2018-01-09" calcext:value-type="date">
            <text:p>01/09/18</text:p>
          </table:table-cell>
          <table:table-cell office:value-type="string" calcext:value-type="string">
            <text:p>Bitcoin, Blockchain And Private Industry: You Ain't Seen Nothing Yet</text:p>
          </table:table-cell>
          <table:table-cell office:value-type="string" calcext:value-type="string">
            <text:p>ari, 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ttps://www.bitsonline.com/satoshi-vision-tokyo-speakers/</text:p>
          </table:table-cell>
          <table:table-cell office:value-type="string" calcext:value-type="string">
            <text:p>Bits Online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Bitcoin Cash Backers to Speak at ‘Satoshi’s Vision’ Conference in Toky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News Bitcoin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blockchain-startup-cypherium-partners-with-ic3-for-scaling-research/</text:p>
          </table:table-cell>
          <table:table-cell office:value-type="string" calcext:value-type="string">
            <text:p>Coin Desk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Blockchain Startup Cypherium Partners with IC3 for Scaling Resear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ethereum-distributed-decentralized-bitcoin-cornell-professor-emin-gun-sirer-bitcoin-vs-ethereum/</text:p>
          </table:table-cell>
          <table:table-cell office:value-type="string" calcext:value-type="string">
            <text:p>Smartereum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Ethereum is More Distributed and Decentralized Than Bitcoin, Cornell Professor Emin Gun Sirer (Bitcoin vs Ethereum?)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cientist.com/article/2158825-bitcoins-utopia-has-failed-as-big-players-hold-all-the-power/</text:p>
          </table:table-cell>
          <table:table-cell office:value-type="string" calcext:value-type="string">
            <text:p>New Scientist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Bitcoin’s utopia has failed as big players hold all the pow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conotimes.com/Crypto-Valley-Association-to-host-blockchain-RD-conference-in-June-1100859</text:p>
          </table:table-cell>
          <table:table-cell office:value-type="string" calcext:value-type="string">
            <text:p>EconoTimes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Crypto Valley Association to host blockchain R&amp;D conference in Jun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10018/bitcoin-and-ethereum-have-a-hidden-power-structure-and-its-just-been-revealed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1-18" calcext:value-type="date">
            <text:p>01/18/18</text:p>
          </table:table-cell>
          <table:table-cell office:value-type="string" calcext:value-type="string">
            <text:p>Bitcoin and Ethereum have a hidden power structure, and it’s just been reveal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cornell-ic3-researchers-propose-solution-bitcoins-multisig-paralysis-problem/</text:p>
          </table:table-cell>
          <table:table-cell office:value-type="string" calcext:value-type="string">
            <text:p>Bitcoin Magaz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IC3 Researchers Propose Solution to Bitcoin’s Multisig “Paralysis” Problem</text:p>
          </table:table-cell>
          <table:table-cell office:value-type="string" calcext:value-type="string">
            <text:p>ari, fan, phil, id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greg-maxwell-resigns-blockstream/</text:p>
          </table:table-cell>
          <table:table-cell office:value-type="string" calcext:value-type="string">
            <text:p>Bits Onl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Bitcoin Dev Greg Maxwell Resigns as CTO of Blockstr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cornell-research-bitcoin-block-size-can-increase-1-7x-maintain-decentralization/</text:p>
          </table:table-cell>
          <table:table-cell office:value-type="string" calcext:value-type="string">
            <text:p>BTC Manager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Research: Bitcoin Block Size Can Increase by 1.7x and Maintain De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in.pcmag.com/bitcoin/118710/news/bitcoin-network-isnt-as-decentralised-as-you-believe-study-r</text:p>
          </table:table-cell>
          <table:table-cell office:value-type="string" calcext:value-type="string">
            <text:p>PC Magazine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Bitcoin network isn't as decentralised as you believe, study revea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Bitcoin.com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startups.com/2018/01/27/10-cryptocurrency-startups-watch-2018/</text:p>
          </table:table-cell>
          <table:table-cell office:value-type="string" calcext:value-type="string">
            <text:p>Tech Startups</text:p>
          </table:table-cell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10 cryptocurrency startups to wat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satoshis-vision-bch-craig-wright/</text:p>
          </table:table-cell>
          <table:table-cell office:value-type="string" calcext:value-type="string">
            <text:p>Bits Online</text:p>
          </table:table-cell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‘Satoshi’s Vision’ Bitcoin Cash Conference Adds Craig Wright, Others to Speaker Lineu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calcext:value-type="string">
            <text:p>CBC</text:p>
          </table:table-cell>
          <table:table-cell office:value-type="date" office:date-value="2018-01-28" calcext:value-type="date">
            <text:p>01/28/18</text:p>
          </table:table-cell>
          <table:table-cell office:value-type="string" calcext:value-type="string">
            <text:p>Beyond the speculative sizzle, cryptocurrency may still be a long-term game chang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gizmodo.com/how-much-should-i-regret-not-buying-bitcoin-1822504833</text:p>
          </table:table-cell>
          <table:table-cell office:value-type="string" calcext:value-type="string">
            <text:p>Gizmodo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How Much Should I Regret Not Buying Bitcoin?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the-2018-satoshis-vision-conference-heads-to-japan/</text:p>
          </table:table-cell>
          <table:table-cell office:value-type="string" calcext:value-type="string">
            <text:p>Bitcoin News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The 2018 Satoshi’s Vision Conference Heads to Japa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why-tethers-collapse-would-be-bad-for-cryptocurrencies/</text:p>
          </table:table-cell>
          <table:table-cell office:value-type="string" calcext:value-type="string">
            <text:p>Wired</text:p>
          </table:table-cell>
          <table:table-cell office:value-type="date" office:date-value="2018-01-30" calcext:value-type="date">
            <text:p>01/30/18</text:p>
          </table:table-cell>
          <table:table-cell office:value-type="string" calcext:value-type="string">
            <text:p>Why Tether's Collaspe Would Be Bad For Cryptocurrenci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blockchain-firm-cypherium-adds-jeremy-gardner-emin-gun-sirer-advisors/</text:p>
          </table:table-cell>
          <table:table-cell office:value-type="string" calcext:value-type="string">
            <text:p>BlockTribune</text:p>
          </table:table-cell>
          <table:table-cell office:value-type="date" office:date-value="2018-01-30" calcext:value-type="date">
            <text:p>01/30/18</text:p>
          </table:table-cell>
          <table:table-cell office:value-type="string" calcext:value-type="string">
            <text:p>Blockchain Firm Cypherium Adds Jeremy Gardner, Emin Gun Sirer As Advis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leiphone.com/news/201801/eQSQYN0sfyG6cKPR.html</text:p>
          </table:table-cell>
          <table:table-cell office:value-type="string" calcext:value-type="string">
            <text:p>Lei Phone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深度丨1:1锚定美元的USDT：“空气币”诘问从何而来？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guide-bitcoin/</text:p>
          </table:table-cell>
          <table:table-cell office:value-type="string" calcext:value-type="string">
            <text:p>Wired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The Wired Guide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ews.cngold.com.cn/20180204d1903n208502124.html</text:p>
          </table:table-cell>
          <table:table-cell office:value-type="string" calcext:value-type="string">
            <text:p>CNGold</text:p>
          </table:table-cell>
          <table:table-cell office:value-type="date" office:date-value="2018-02-04" calcext:value-type="date">
            <text:p>02/04/18</text:p>
          </table:table-cell>
          <table:table-cell office:value-type="string" calcext:value-type="string">
            <text:p>经济学界如何看待比特币？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journal.net/credit-card-companies-disallowing-users-purchasing-cryptocurrencies/</text:p>
          </table:table-cell>
          <table:table-cell office:value-type="string" calcext:value-type="string">
            <text:p>Coin Journal</text:p>
          </table:table-cell>
          <table:table-cell office:value-type="date" office:date-value="2018-02-04" calcext:value-type="date">
            <text:p>02/04/18</text:p>
          </table:table-cell>
          <table:table-cell office:value-type="string" calcext:value-type="string">
            <text:p>Credit Card Companies are Disallowing Users From Purchasing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urriyet.com.tr/ekonomi/resmen-cakildi-peki-simdi-ne-olacak-cok-kritik-uyari-40732229</text:p>
          </table:table-cell>
          <table:table-cell office:value-type="string" calcext:value-type="string">
            <text:p>Hurriyet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Resmen çakıldı! Peki şimdi ne olacak... Çok kritik uyar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2/05/ico-analysis-neurogress-ai-based-neurocontrol-system/</text:p>
          </table:table-cell>
          <table:table-cell office:value-type="string" calcext:value-type="string">
            <text:p>News BTC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ICO Analysis: Neurogress, AI-Based Neurocontrol Syst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ingularityhub.com/2018/02/05/lets-talk-about-bitcoins-insane-energy-consumption/#sm.00001e94cl53q7f0qs3e68lejjqmb</text:p>
          </table:table-cell>
          <table:table-cell office:value-type="string" calcext:value-type="string">
            <text:p>SingularityHub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Let’s Talk About Bitcoin’s Insane Energy Consum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ohu.com/a/220991049_114778</text:p>
          </table:table-cell>
          <table:table-cell office:value-type="string" calcext:value-type="string">
            <text:p>Sohu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新科技快速指南系列之“比特币”：历史、现在与未来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tocksgazette.com/2018/02/06/forget-bitcoins-btc-lightning-embrace-waves-waves/</text:p>
          </table:table-cell>
          <table:table-cell office:value-type="string" calcext:value-type="string">
            <text:p>Crypto Gazette</text:p>
          </table:table-cell>
          <table:table-cell office:value-type="date" office:date-value="2018-02-06" calcext:value-type="date">
            <text:p>02/06/18</text:p>
          </table:table-cell>
          <table:table-cell office:value-type="string" calcext:value-type="string">
            <text:p>Forget Bitcoin’s (BTC) Lightning, Embrace Waves (WAVES)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oinbulteni.com/prof-emin-gun-sirer-yuzlerce-kripto-para-projesi-var-bunlarin-yuzde-98i-cop-7913.html</text:p>
          </table:table-cell>
          <table:table-cell office:value-type="string" calcext:value-type="string">
            <text:p>KoinBulteni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Prof. Emin Gün Sirer: Yüzlerce kripto para projesi var. Bunların yüzde 98’i çö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24.com.tr/haber/bitcoin-uzmaninin-benzetmesi-facebook-sonradan-cikmisti-my-spacei-rekabet-disina-itmisti,553923</text:p>
          </table:table-cell>
          <table:table-cell office:value-type="string" calcext:value-type="string">
            <text:p>T24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Bitcoin uzmanının benzetmesi: Facebook sonradan çıkmıştı, My Space'i rekabet dışına itmişti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ytimes.com/2018/02/08/technology/cryptocurrencies-come-to-campus.html</text:p>
          </table:table-cell>
          <table:table-cell office:value-type="string" calcext:value-type="string">
            <text:p>The New York Times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Cryptocurrencies Come to Campus</text:p>
          </table:table-cell>
          <table:table-cell office:value-type="string" calcext:value-type="string">
            <text:p>s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anklesstimes.com/2018/02/11/crypto-valley-conference-unique-opportunity-key-point-blockchains-history/</text:p>
          </table:table-cell>
          <table:table-cell office:value-type="string" calcext:value-type="string">
            <text:p>Bankless Times</text:p>
          </table:table-cell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Crypto Valley Conference a unique opportunity at key point in blockchain’s histo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bs.org/wgbh/nova/next/tech/cryptocurrency-privacy/</text:p>
          </table:table-cell>
          <table:table-cell office:value-type="string" calcext:value-type="string">
            <text:p>PBS - Nova Next</text:p>
          </table:table-cell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Will Cryptocurrencies Spy on Us or Set Us Free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buterin-theymos-deplorable/</text:p>
          </table:table-cell>
          <table:table-cell office:value-type="string" calcext:value-type="string">
            <text:p>Bits Online</text:p>
          </table:table-cell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Vitalik Buterin Calls Theymos’ r/Bitcoin Moderation “Deplorable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guardian.com/science/2018/feb/18/genetics-how-do-you-make-money-from-your-dna</text:p>
          </table:table-cell>
          <table:table-cell office:value-type="string" calcext:value-type="string">
            <text:p>The Guardian</text:p>
          </table:table-cell>
          <table:table-cell office:value-type="date" office:date-value="2018-02-18" calcext:value-type="date">
            <text:p>02/18/18</text:p>
          </table:table-cell>
          <table:table-cell office:value-type="string" calcext:value-type="string">
            <text:p>How can I make money from my DNA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bancor-bounce-back-doubted-ico-winning-adoption/</text:p>
          </table:table-cell>
          <table:table-cell office:value-type="string" calcext:value-type="string">
            <text:p>Coindesk</text:p>
          </table:table-cell>
          <table:table-cell office:value-type="date" office:date-value="2018-02-19" calcext:value-type="date">
            <text:p>02/19/18</text:p>
          </table:table-cell>
          <table:table-cell office:value-type="string" calcext:value-type="string">
            <text:p>Bancor Bounce Back? ICO Is Winning Ado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fr.biz/microsoft-cypherium-announces-development-of-a</text:p>
          </table:table-cell>
          <table:table-cell office:value-type="string" calcext:value-type="string">
            <text:p>Bitcoin</text:p>
          </table:table-cell>
          <table:table-cell office:value-type="date" office:date-value="2018-02-19" calcext:value-type="date">
            <text:p>02/19/18</text:p>
          </table:table-cell>
          <table:table-cell office:value-type="string" calcext:value-type="string">
            <text:p>Microsoft cypherium announces development of a scalable, hybrid blockchain 4-traders bitcoin lin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verge.com/2018/2/21/17037606/telegram-open-network-app-ico-cryptocurrency-ton</text:p>
          </table:table-cell>
          <table:table-cell office:value-type="string" calcext:value-type="string">
            <text:p>The Verge</text:p>
          </table:table-cell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Exclusive: Telegram is holding a secretive second pre-ICO sa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solve-genomics-with-blockchain/</text:p>
          </table:table-cell>
          <table:table-cell office:value-type="string" calcext:value-type="string">
            <text:p>Wired</text:p>
          </table:table-cell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Solve Genomics With the Blockchain? Why The Hell No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ohu.com/a/223461883_118792</text:p>
          </table:table-cell>
          <table:table-cell office:value-type="string" calcext:value-type="string">
            <text:p>Sohu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8.5亿美元还不够，Telegram被曝正秘密进行第二轮ICO预售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afef.vn/chua-ico-da-co-the-huy-dong-16-ty-usd-telegram-thuc-su-la-thuong-vu-dang-gia-hay-chi-la-con-sot-ao-20180222121712039.chn</text:p>
          </table:table-cell>
          <table:table-cell office:value-type="string" calcext:value-type="string">
            <text:p>Cafef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Chưa ICO đã có thể huy động 1,6 tỷ USD, Telegram thực sự là thương vụ đáng giá hay chỉ là cơn sốt ảo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calcext:value-type="string">
            <text:p>iCrowdNewswire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Exclusivo: Telegram tiene una segunda venta secreta previa a la ICO. La compañía está recaudando aún más efectivo por su controvertida red de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3681/90-of-the-mining-power-is-owned-by-16-miners-in-bitcoin-and-11-miners-in-ethereum-says-emin-gun-sirer-el33th4xor/</text:p>
          </table:table-cell>
          <table:table-cell office:value-type="string" calcext:value-type="string">
            <text:p>Smartereum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90% of the mining power is owned by 16 miners in Bitcoin and 11 miners in Ethereum, says Emin Gün Sirer ( @el33th4xor)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k.finance.yahoo.com/news/bitcoin-blockchain-consume-exorbitant-amount-214400633.html</text:p>
          </table:table-cell>
          <table:table-cell office:value-type="string" calcext:value-type="string">
            <text:p>Yahoo Finance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Bitcoin and blockchain consume an exorbitant amount of energy. These engineers are trying to change th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2/23/bitcoin-blockchain-consumes-a-lot-of-energy-engineers-changing-that.html</text:p>
          </table:table-cell>
          <table:table-cell office:value-type="string" calcext:value-type="string">
            <text:p>CNBC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Bitcoin and blockchain consume an exorbitant amount of energy. These engineers are trying to change tha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ohu.com/a/223867105_114877</text:p>
          </table:table-cell>
          <table:table-cell office:value-type="string" calcext:value-type="string">
            <text:p>Sohu</text:p>
          </table:table-cell>
          <table:table-cell office:value-type="date" office:date-value="2018-02-24" calcext:value-type="date">
            <text:p>02/24/18</text:p>
          </table:table-cell>
          <table:table-cell office:value-type="string" calcext:value-type="string">
            <text:p>区块链电力消耗问题怎么解决？攻城狮们作出了这些努力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lleywatch.com/2018/03/pundits-wrong-bancor-solves-big-problem-scaling-rapidly/</text:p>
          </table:table-cell>
          <table:table-cell office:value-type="string" calcext:value-type="string">
            <text:p>Alley Watch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The Pundits Were Wrong, Bancor Solves A Big Problem, and is Scaling Rapidly</text:p>
          </table:table-cell>
          <table:table-cell office:value-type="string" calcext:value-type="string">
            <text:p>sirer-ne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jeffkauflin/2018/03/02/bitcoin-thieves-beware-super-secure-wallet-maker-casa-raises-2-million/#7306fc374423</text:p>
          </table:table-cell>
          <table:table-cell office:value-type="string" calcext:value-type="string">
            <text:p>Forbes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Bitcoin Thieves Beware: Super Secure Wallet Maker Casa Raises $2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3/02/casa-wallet-provider-aims-supply-ultimate-crypto-security/</text:p>
          </table:table-cell>
          <table:table-cell office:value-type="string" calcext:value-type="string">
            <text:p>News BTC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Casa Wallet Provider Aims to Supply the Ultimate in Crypto Secur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hese-icos-have-not-been-subpoenaed-by-the-sec</text:p>
          </table:table-cell>
          <table:table-cell office:value-type="string" calcext:value-type="string">
            <text:p>ETHNews</text:p>
          </table:table-cell>
          <table:table-cell office:value-type="date" office:date-value="2018-03-03" calcext:value-type="date">
            <text:p>03/03/18</text:p>
          </table:table-cell>
          <table:table-cell office:value-type="string" calcext:value-type="string">
            <text:p>These ICOs Have Not Been Subpoenaed By The SEC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middleeast.com/en/bitcoin-thieves-beware-super-secure-wallet-maker-casa-raises-2-million/</text:p>
          </table:table-cell>
          <table:table-cell office:value-type="string" calcext:value-type="string">
            <text:p>Forbes Middle East</text:p>
          </table:table-cell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Bitcoin Thieves Beware: Super Secure Wallet Maker Casa Raises $2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3/05/nfl-star-richard-sherman-invest-cryptocurrencies-responsibly/</text:p>
          </table:table-cell>
          <table:table-cell office:value-type="string" calcext:value-type="string">
            <text:p>News BTC</text:p>
          </table:table-cell>
          <table:table-cell office:value-type="date" office:date-value="2018-03-05" calcext:value-type="date">
            <text:p>03/05/18</text:p>
          </table:table-cell>
          <table:table-cell office:value-type="string" calcext:value-type="string">
            <text:p>NFL Star Richard Sherman: Invest in Cryptocurrencies Responsib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new-casa-bitcoin-cold-storage-wallet-hackers-stand-no-chance/</text:p>
          </table:table-cell>
          <table:table-cell office:value-type="string" calcext:value-type="string">
            <text:p>BTC Manager</text:p>
          </table:table-cell>
          <table:table-cell office:value-type="date" office:date-value="2018-03-05" calcext:value-type="date">
            <text:p>03/05/18</text:p>
          </table:table-cell>
          <table:table-cell office:value-type="string" calcext:value-type="string">
            <text:p>With the New Casa Bitcoin Cold Storage Wallet Hackers Stand no Cha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twitter-pledges-action-crypto-scams-account-shadow-bans/</text:p>
          </table:table-cell>
          <table:table-cell office:value-type="string" calcext:value-type="string">
            <text:p>Coindesk</text:p>
          </table:table-cell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Twitter Pledges Action on Crypto Scams After Account Ba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8-03-07/twitter-says-it-is-implementing-measures-to-prevent-crypto-scams</text:p>
          </table:table-cell>
          <table:table-cell office:value-type="string" calcext:value-type="string">
            <text:p>Bloomberg Technology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Says It Is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hindustantimes.com/tech/twitter-to-crack-down-on-cryptocurrency-scams-on-its-platform/story-Ph9Ew7rK92NwWid6xRDa4L.html</text:p>
          </table:table-cell>
          <table:table-cell office:value-type="string" calcext:value-type="string">
            <text:p>Hindustan Time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to crack down on cryptocurrency scams on its platfor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k.investing.com/news/cryptocurrency-news/twitter-says-it-is-implementing-measures-to-prevent-crypto-scams-1069369</text:p>
          </table:table-cell>
          <table:table-cell office:value-type="string" calcext:value-type="string">
            <text:p>Investing.com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Says It Is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ybroadband.co.za/news/cryptocurrency/251469-twitter-implementing-measures-to-prevent-crypto-scams.html</text:p>
          </table:table-cell>
          <table:table-cell office:value-type="string" calcext:value-type="string">
            <text:p>My Broadband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go/tech/twitter-cryptocurrency-scams/</text:p>
          </table:table-cell>
          <table:table-cell office:value-type="string" calcext:value-type="string">
            <text:p>Fortun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Is Trying to Halt Cryptocurrency-Related Scams on Its Platfor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tocksgazette.com/2018/03/07/neo-neo-twitterstorm-could-be-a-threat/</text:p>
          </table:table-cell>
          <table:table-cell office:value-type="string" calcext:value-type="string">
            <text:p>Crypto Gazett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NEO (NEO) – Twitterstorm Could Be A Thre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currencyanalytics.com/136/twitter-bans-krakens-support-handle-krakensupport/</text:p>
          </table:table-cell>
          <table:table-cell office:value-type="string" calcext:value-type="string">
            <text:p>Cryptocurrency Analytic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bans Kraken’s support handle – krakensuppor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publico.pt/2018/03/07/tecnologia/noticia/twitter-diz-que-vai-resolver-burlas-com-criptomoedas-1805707</text:p>
          </table:table-cell>
          <table:table-cell office:value-type="string" calcext:value-type="string">
            <text:p>Publico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promete resolver burlas com criptomoeda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emin-gun-sirer-crypto/</text:p>
          </table:table-cell>
          <table:table-cell office:value-type="string" calcext:value-type="string">
            <text:p>Bits Onlin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p Ed: Crypto Pundit Emin Gün Sirer Clueless on Responsible Disclosure</text:p>
          </table:table-cell>
          <table:table-cell office:value-type="string" calcext:value-type="string">
            <text:p>sirer-ne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news/twitter-finally-responds-epidemic-cryptocurrency-scams/</text:p>
          </table:table-cell>
          <table:table-cell office:value-type="string" calcext:value-type="string">
            <text:p>Finance Magnate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Finally Responds to Epidemic of Cryptocurrency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from-attack-to-optimization-slush-pool-reveals-asic-boost-compatibility/</text:p>
          </table:table-cell>
          <table:table-cell office:value-type="string" calcext:value-type="string">
            <text:p>Bitcoin.com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From ‘Attack’ to ‘Optimization’ — Slush Pool Reveals ASIC Boost Compati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en.brinkwire.com/194275/twitter-implementing-measures-to-prevent-crypto-scams/</text:p>
          </table:table-cell>
          <table:table-cell office:value-type="string" calcext:value-type="string">
            <text:p>Brinkwire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na.co/twitter-inc-employ-measures-curb-cryptocurrency-scams/</text:p>
          </table:table-cell>
          <table:table-cell office:value-type="string" calcext:value-type="string">
            <text:p>Crytona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Inc. To Employ Measures To Curb Cryptocurrency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zmancoin.com/bitcoin-emin-gun/</text:p>
          </table:table-cell>
          <table:table-cell office:value-type="string" calcext:value-type="string">
            <text:p>UzmanCoin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Emin Gün Sirer: Bitcoin şu anda sallanıy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u.nl/internet/5166965/twitter-wil-oplichting-met-cryptovalutas-aanpakken.html</text:p>
          </table:table-cell>
          <table:table-cell office:value-type="string" calcext:value-type="string">
            <text:p>Nu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wil oplichting met cryptovaluta's aanpakken 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razon.com.mx/prohibe-twitter-uso-del-bitcoin-en-su-red/</text:p>
          </table:table-cell>
          <table:table-cell office:value-type="string" calcext:value-type="string">
            <text:p>La Razon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Prohíbe Twitter uso del bitcoin en su r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startups.com/2018/03/08/top-icos-to-watch-in-2018-top-icos-to-invest-in/</text:p>
          </table:table-cell>
          <table:table-cell office:value-type="string" calcext:value-type="string">
            <text:p>Tech Startups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op ICOs to Wat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5-things-didnt-know-waves/</text:p>
          </table:table-cell>
          <table:table-cell office:value-type="string" calcext:value-type="string">
            <text:p>Bitcoinist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5 Things You Didn't Know About Waves, The Fastest Blockchain In The World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rishtechnews.ie/looking-for-the-best-blockchain-and-decentralized-applications-vladislav-dramaliev-aeternity-speaking-at-chainges/</text:p>
          </table:table-cell>
          <table:table-cell office:value-type="string" calcext:value-type="string">
            <text:p>Irish Tech News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Looking For the Best Blockchain And Decentralized Applications Vladislav Dramaliev, Aeternity, Speaking at 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yuanchuang.caijing.com.cn/2018/0309/4415819.shtml</text:p>
          </table:table-cell>
          <table:table-cell office:value-type="string" calcext:value-type="string">
            <text:p>Yuan Chuang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数字资产潮涌，揭秘比特币等加密代币的内在价值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zzfeed.com/ryanmac/cryptocurrency-white-paper-plagiarism-tron-justin-sun?utm_term=.gv5b7avMQ#.mpvex0koA</text:p>
          </table:table-cell>
          <table:table-cell office:value-type="string" calcext:value-type="string">
            <text:p>Buzzfeed News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Want To Make Millions? Copy Someone’s Cryptocurrency Project.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xpress.co.uk/finance/city/929643/PacCoin-coin-price-coinmarketcap-reddit-Cryptocurrency-news-latest</text:p>
          </table:table-cell>
          <table:table-cell office:value-type="string" calcext:value-type="string">
            <text:p>Express UK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Cryptocurrency news: What is PacCoin? What happened on Coinmarketcap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u.nl/internet/5166965/twitter-wil-oplichting-met-cryptovalutas-aanpakken.html</text:p>
          </table:table-cell>
          <table:table-cell office:value-type="string" calcext:value-type="string">
            <text:p>Nu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wil oplichting met cryptovaluta's aanpakk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pedia.com/news/twitter-suspending-accounts-curb-crypto-scams/</text:p>
          </table:table-cell>
          <table:table-cell office:value-type="string" calcext:value-type="string">
            <text:p>Investopedia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Suspending Accounts to Curb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vest.com/news/twitter-trying-to-crackdown-on-crypto-scams-hit-and-miss-so-far/</text:p>
          </table:table-cell>
          <table:table-cell office:value-type="string" calcext:value-type="string">
            <text:p>Crypto Vest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Trying to Crackdown on Crypto Scams; Hit and Miss so F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arketmogul.com/bitcoin-scam-accounts/</text:p>
          </table:table-cell>
          <table:table-cell office:value-type="string" calcext:value-type="string">
            <text:p>Market Mogul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’s Bitcoin Scam Accounts Will Be Addressed, Says CE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deccanchronicle.com/nation/in-other-news/100318/laxmicoin-doing-rounds-not-legal-tender-officials.html</text:p>
          </table:table-cell>
          <table:table-cell office:value-type="string" calcext:value-type="string">
            <text:p>Deccan Chronicle</text:p>
          </table:table-cell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Laxmicoin doing rounds not legal tender: Officia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oracletimes.com/the-obscuring-event-that-placed-a-foreign-coin-above-ripple-xrp-in-the-coinmarketcap/</text:p>
          </table:table-cell>
          <table:table-cell office:value-type="string" calcext:value-type="string">
            <text:p>CryptoNews</text:p>
          </table:table-cell>
          <table:table-cell office:value-type="date" office:date-value="2018-03-11" calcext:value-type="date">
            <text:p>03/11/18</text:p>
          </table:table-cell>
          <table:table-cell office:value-type="string" calcext:value-type="string">
            <text:p>The Obscuring Event That Placed A Foreign Coin Above Ripple (XRP) In The CoinMarketCa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asdaq.com/article/heres-what-you-really-need-to-know-about-bitcoin-cm933523</text:p>
          </table:table-cell>
          <table:table-cell office:value-type="string" calcext:value-type="string">
            <text:p>Nasdaq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Here's What You Really Need To Know About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jeffkauflin/2018/03/13/hedera-hashgraph-thinks-it-can-one-up-bitcoin-and-ethereum-with-faster-transactions/#3501bc37abcb</text:p>
          </table:table-cell>
          <table:table-cell office:value-type="string" calcext:value-type="string">
            <text:p>Forbes</text:p>
          </table:table-cell>
          <table:table-cell office:value-type="date" office:date-value="2018-03-13" calcext:value-type="date">
            <text:p>03/13/18</text:p>
          </table:table-cell>
          <table:table-cell office:value-type="string" calcext:value-type="string">
            <text:p>Hedera Hashgraph Thinks It Can One-Up Bitcoin And Ethereum With Faster Transact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quities.com/news/heres-what-you-really-need-to-know-about-bitcoin</text:p>
          </table:table-cell>
          <table:table-cell office:value-type="string" calcext:value-type="string">
            <text:p>Equities.com</text:p>
          </table:table-cell>
          <table:table-cell office:value-type="date" office:date-value="2018-03-13" calcext:value-type="date">
            <text:p>03/13/18</text:p>
          </table:table-cell>
          <table:table-cell office:value-type="string" calcext:value-type="string">
            <text:p>Here's What You Really Need to Know About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gadfly/articles/2018-03-14/google-ad-ban-leaves-twitter-jack-dorsey-with-a-crypto-challenge</text:p>
          </table:table-cell>
          <table:table-cell office:value-type="string" calcext:value-type="string">
            <text:p>Bloomberg Gadfly</text:p>
          </table:table-cell>
          <table:table-cell office:value-type="date" office:date-value="2018-03-14" calcext:value-type="date">
            <text:p>03/14/18</text:p>
          </table:table-cell>
          <table:table-cell office:value-type="string" calcext:value-type="string">
            <text:p>Google's Ad Ban Leaves Twitter With a Crypto-Challe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calcext:value-type="string">
            <text:p>The Washington Post</text:p>
          </table:table-cell>
          <table:table-cell office:value-type="date" office:date-value="2018-03-14" calcext:value-type="date">
            <text:p>03/14/18</text:p>
          </table:table-cell>
          <table:table-cell office:value-type="string" calcext:value-type="string">
            <text:p>Google’s Ad Ban Leaves Twitter with a Crypto-Challenge: Gadf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technews.com/2018/03/14/could-hedera-hashgraph-be-the-best-alternative-to-blockchain/</text:p>
          </table:table-cell>
          <table:table-cell office:value-type="string" calcext:value-type="string">
            <text:p>The Technews</text:p>
          </table:table-cell>
          <table:table-cell office:value-type="date" office:date-value="2018-03-14" calcext:value-type="date">
            <text:p>03/14/18</text:p>
          </table:table-cell>
          <table:table-cell office:value-type="string" calcext:value-type="string">
            <text:p>Could Hedera Hashgraph be the best alternative to blockchai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quint.com/opinion/2018/03/14/google-ad-ban-leaves-twitter-jack-dorsey-with-a-crypto-challenge</text:p>
          </table:table-cell>
          <table:table-cell office:value-type="string" calcext:value-type="string">
            <text:p>Bloomberg Gadfly</text:p>
          </table:table-cell>
          <table:table-cell office:value-type="date" office:date-value="2018-03-14" calcext:value-type="date">
            <text:p>03/14/18</text:p>
          </table:table-cell>
          <table:table-cell office:value-type="string" calcext:value-type="string">
            <text:p>Google Ad Ban Leaves Twitter Jack Dorsey with a Crypto-Challe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hindustantimes.com/tech/google-s-ban-on-cryptocurrency-ads-puts-twitter-ceo-jack-dorsey-in-awkward-spot/story-HeO0H3f5DHOQMDROOfEPuO.html</text:p>
          </table:table-cell>
          <table:table-cell office:value-type="string" calcext:value-type="string">
            <text:p>Hindustan Times</text:p>
          </table:table-cell>
          <table:table-cell office:value-type="date" office:date-value="2018-03-15" calcext:value-type="date">
            <text:p>03/15/18</text:p>
          </table:table-cell>
          <table:table-cell office:value-type="string" calcext:value-type="string">
            <text:p>Google’s ban on cryptocurrency ads puts Twitter CEO Jack Dorsey in awkward spo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pedia.com/tech/google-cryptocurrency-ad-ban-trouble-twitter-ceo-jack-dorsey/</text:p>
          </table:table-cell>
          <table:table-cell office:value-type="string" calcext:value-type="string">
            <text:p>Investopedia</text:p>
          </table:table-cell>
          <table:table-cell office:value-type="date" office:date-value="2018-03-15" calcext:value-type="date">
            <text:p>03/15/18</text:p>
          </table:table-cell>
          <table:table-cell office:value-type="string" calcext:value-type="string">
            <text:p>Google Cryptocurrency Ad Ban is Trouble for Twitter CEO Jack Dorse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oft-hard-velvet-new-fork-promises-crypto-upgrades-without-controversy/</text:p>
          </table:table-cell>
          <table:table-cell office:value-type="string" calcext:value-type="string">
            <text:p>Coindesk</text:p>
          </table:table-cell>
          <table:table-cell office:value-type="date" office:date-value="2018-03-15" calcext:value-type="date">
            <text:p>03/15/18</text:p>
          </table:table-cell>
          <table:table-cell office:value-type="string" calcext:value-type="string">
            <text:p>Velvet Forks: Crypto Updates Without the Controvers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rainscleveland.com/article/20180318/news/155206/cleveland-company-casting-plan-change-how-we-vote</text:p>
          </table:table-cell>
          <table:table-cell office:value-type="string" calcext:value-type="string">
            <text:p>Cleveland Business</text:p>
          </table:table-cell>
          <table:table-cell office:value-type="date" office:date-value="2018-03-18" calcext:value-type="date">
            <text:p>03/18/18</text:p>
          </table:table-cell>
          <table:table-cell office:value-type="string" calcext:value-type="string">
            <text:p>Cleveland company casting plan to change how we vo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twitter-begin-banning-cryptocurrency-ads/</text:p>
          </table:table-cell>
          <table:table-cell office:value-type="string" calcext:value-type="string">
            <text:p>Bitcoinist</text:p>
          </table:table-cell>
          <table:table-cell office:value-type="date" office:date-value="2018-03-18" calcext:value-type="date">
            <text:p>03/18/18</text:p>
          </table:table-cell>
          <table:table-cell office:value-type="string" calcext:value-type="string">
            <text:p>Twitter to Begin Banning Cryptocurrency A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2018/03/18/report-twitter-cryptocurrency-ads/</text:p>
          </table:table-cell>
          <table:table-cell office:value-type="string" calcext:value-type="string">
            <text:p>Fortune</text:p>
          </table:table-cell>
          <table:table-cell office:value-type="date" office:date-value="2018-03-18" calcext:value-type="date">
            <text:p>03/18/18</text:p>
          </table:table-cell>
          <table:table-cell office:value-type="string" calcext:value-type="string">
            <text:p>Report: Twitter to Ban Many Cryptocurrency A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witter-will-ban-advertisements-for-icos-cryptocurrency-wallets</text:p>
          </table:table-cell>
          <table:table-cell office:value-type="string" calcext:value-type="string">
            <text:p>ETHNews</text:p>
          </table:table-cell>
          <table:table-cell office:value-type="date" office:date-value="2018-03-19" calcext:value-type="date">
            <text:p>03/19/18</text:p>
          </table:table-cell>
          <table:table-cell office:value-type="string" calcext:value-type="string">
            <text:p>Twitter Will Ban Advertisements For ICOs, Cryptocurrency Wall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digiday.com/marketing/twitter-might-ban-crypto-ads/</text:p>
          </table:table-cell>
          <table:table-cell office:value-type="string" calcext:value-type="string">
            <text:p>Digiday</text:p>
          </table:table-cell>
          <table:table-cell office:value-type="date" office:date-value="2018-03-19" calcext:value-type="date">
            <text:p>03/19/18</text:p>
          </table:table-cell>
          <table:table-cell office:value-type="string" calcext:value-type="string">
            <text:p>Twitter might ban crypto ads to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twitter-to-ban-cryptocurrency-related-advertisements/</text:p>
          </table:table-cell>
          <table:table-cell office:value-type="string" calcext:value-type="string">
            <text:p>BlockTribune</text:p>
          </table:table-cell>
          <table:table-cell office:value-type="date" office:date-value="2018-03-19" calcext:value-type="date">
            <text:p>03/19/18</text:p>
          </table:table-cell>
          <table:table-cell office:value-type="string" calcext:value-type="string">
            <text:p>Twitter May Ban Cryptocurrency-Related Advertise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intercept.com/2018/03/20/the-nsa-worked-to-track-down-bitcoin-users-snowden-documents-reveal/</text:p>
          </table:table-cell>
          <table:table-cell office:value-type="string" calcext:value-type="string">
            <text:p>The Intercept</text:p>
          </table:table-cell>
          <table:table-cell office:value-type="date" office:date-value="2018-03-20" calcext:value-type="date">
            <text:p>03/20/18</text:p>
          </table:table-cell>
          <table:table-cell office:value-type="string" calcext:value-type="string">
            <text:p>The NSA Worked to "Track Down" Bitcoin Users, Snowden Documents Reve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rt.com/usa/421867-nsa-targeted-bitcoin-users-snowden/</text:p>
          </table:table-cell>
          <table:table-cell office:value-type="string" calcext:value-type="string">
            <text:p>RT</text:p>
          </table:table-cell>
          <table:table-cell office:value-type="date" office:date-value="2018-03-20" calcext:value-type="date">
            <text:p>03/20/18</text:p>
          </table:table-cell>
          <table:table-cell office:value-type="string" calcext:value-type="string">
            <text:p>‘Bitcoin is #1 priority’: NSA targeted cryptocurrency users globally, Snowden leaks sh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lerance.com/twitter-to-ban-cryptocurrency-ads/</text:p>
          </table:table-cell>
          <table:table-cell office:value-type="string" calcext:value-type="string">
            <text:p>Cryptolerance</text:p>
          </table:table-cell>
          <table:table-cell office:value-type="date" office:date-value="2018-03-20" calcext:value-type="date">
            <text:p>03/20/18</text:p>
          </table:table-cell>
          <table:table-cell office:value-type="string" calcext:value-type="string">
            <text:p>Twitter to Ban Cryptocurrency A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3/21/how-to-pick-the-best-cryptocurrency-exchange.html</text:p>
          </table:table-cell>
          <table:table-cell office:value-type="string" calcext:value-type="string">
            <text:p>CNBC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Don't buy your bitcoin from a place that could disappear overnigh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cryptocurrency-users-being-tracked-by-the-us-national-security-agency-snowden-leaks-show/</text:p>
          </table:table-cell>
          <table:table-cell office:value-type="string" calcext:value-type="string">
            <text:p>BlockTribune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Cryptocurrency Users Being Tracked By The US National Security Agency – Snowden Leaks Sh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speaker.com/2018/03/21/nsa-tracking-bitcoin-users-snowden-documents-reveal/</text:p>
          </table:table-cell>
          <table:table-cell office:value-type="string" calcext:value-type="string">
            <text:p>Coin Speaker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The NSA Has Been Tracking Bitcoin Users, Snowden Documents Reve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spot.com/article/1594-blockchain-development/</text:p>
          </table:table-cell>
          <table:table-cell office:value-type="string" calcext:value-type="string">
            <text:p>Techspot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The Authoritative Guide to Blockchain Develop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oneycontrol.com/news/business/cryptocurrency/after-google-facebook-twitter-may-also-ban-cryptocurrency-ads-in-coming-weeks-2532265.html</text:p>
          </table:table-cell>
          <table:table-cell office:value-type="string" calcext:value-type="string">
            <text:p>Money Control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After Google &amp; Facebook, Twitter may also ban cryptocurrency ads in coming wee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naval-metastable-bloxroute-blockchain-funding/</text:p>
          </table:table-cell>
          <table:table-cell office:value-type="string" calcext:value-type="string">
            <text:p>Coindesk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Better Bitcoin Relay? Crypto VCs Back BloXroute Funding</text:p>
          </table:table-cell>
          <table:table-cell office:value-type="string" calcext:value-type="string">
            <text:p>sirer, bas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extra.com/newsarticle/31851/jpmorgan-chase-international-chairman-backs-new-non-anonymous-digital-currency</text:p>
          </table:table-cell>
          <table:table-cell office:value-type="string" calcext:value-type="string">
            <text:p>Finextra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JPMorgan Chase International chairman backs new non-anonymous digit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sinesswire.com/news/home/20180322005103/en/Saga-Foundation-Announces-Plan-Create-Non-Anonymous-Reserve-Backed</text:p>
          </table:table-cell>
          <table:table-cell office:value-type="string" calcext:value-type="string">
            <text:p>Business Wire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The Saga Foundation Announces Its Plan to Create a Non-Anonymous, Reserve-Backed Digit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idol.com/snowden-revealed-secret-document/</text:p>
          </table:table-cell>
          <table:table-cell office:value-type="string" calcext:value-type="string">
            <text:p>Coin Idol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Snowden Revealed a Secret Document Showing How NSA Tracked Bitcoin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leaprate.com/cryptocurrency/blockchain/saga-foundation-to-create-a-non-anonymous-blockchain-based-digital-currency/</text:p>
          </table:table-cell>
          <table:table-cell office:value-type="string" calcext:value-type="string">
            <text:p>LeapRate.com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Saga Foundation to create a non-anonymous blockchain-based digit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insidercarnews.com/2018/03/22/the-nsa-has-been-tracking-bitcoin-users-snowden-documents/</text:p>
          </table:table-cell>
          <table:table-cell office:value-type="string" calcext:value-type="string">
            <text:p>The Insider Car News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The NSA Has Been Tracking Bitcoin Users, Snowden Documents Reve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3/22/colleges-are-now-offering-courses-in-cryptocurrencies-and-blockchain.html</text:p>
          </table:table-cell>
          <table:table-cell office:value-type="string" calcext:value-type="string">
            <text:p>CNBC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The crypto craze has spread to college campuse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non-anonymous-stablecoin-saga-launches-big-shot-advisor-team/</text:p>
          </table:table-cell>
          <table:table-cell office:value-type="string" calcext:value-type="string">
            <text:p>Coindesk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A Non-Anonymous Stablecoin? Saga Launches With Big-Shot Advisor T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anklesstimes.com/2018/03/22/saga-foundation-to-create-non-anonymous-blockchain-based-digital-currency/</text:p>
          </table:table-cell>
          <table:table-cell office:value-type="string" calcext:value-type="string">
            <text:p>Bankless Times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Saga Foundation to create non-anonymous blockchain-based digit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crunch.com/2018/03/23/saga-is-the-thinking-persons-cryptocurrency/</text:p>
          </table:table-cell>
          <table:table-cell office:value-type="string" calcext:value-type="string">
            <text:p>Tech Crunch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Saga is the thinking person’s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satoshis-vision-conference-tokyo/</text:p>
          </table:table-cell>
          <table:table-cell office:value-type="string" calcext:value-type="string">
            <text:p>Bits Online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Staying True to Satoshi’s Vision: First Conference Kicks Off in Toky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couldnt-make-it-to-tokyo-check-out-the-satoshis-vision-live-stream/</text:p>
          </table:table-cell>
          <table:table-cell office:value-type="string" calcext:value-type="string">
            <text:p>Bitcoin News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Couldn’t Make it to Tokyo? Check Out the Satoshi’s Vision Live Str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ozy.com/fast-forward/the-pending-battle-over-cuddly-crypto-pets/83921</text:p>
          </table:table-cell>
          <table:table-cell office:value-type="string" calcext:value-type="string">
            <text:p>Ozy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The Pending Battle Over Cuddly Crypto-P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daily.co.uk/2018/03/non-anonymous-stablecoin-saga/</text:p>
          </table:table-cell>
          <table:table-cell office:value-type="string" calcext:value-type="string">
            <text:p>Crypto Daily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Non-Anonymous Stablecoin – Saga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na.co/bloxroute-project-promises-better-cryptocurrency-relay/</text:p>
          </table:table-cell>
          <table:table-cell office:value-type="string" calcext:value-type="string">
            <text:p>Cryptona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BloXroute Project Promises Better Cryptocurrency Relay</text:p>
          </table:table-cell>
          <table:table-cell office:value-type="string" calcext:value-type="string">
            <text:p>sirer, bas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satoshis-vision-2018-bolstering-the-future-of-bitcoin-cash-adoption/</text:p>
          </table:table-cell>
          <table:table-cell office:value-type="string" calcext:value-type="string">
            <text:p>Bitcoin News</text:p>
          </table:table-cell>
          <table:table-cell office:value-type="date" office:date-value="2018-03-25" calcext:value-type="date">
            <text:p>03/25/18</text:p>
          </table:table-cell>
          <table:table-cell office:value-type="string" calcext:value-type="string">
            <text:p>Satoshi’s Vision 2018 Conference Report: Bolstering the Future of Ado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rustnodes.com/2018/03/26/lightning-network-economically-broken-says-emin-gun-sirer-%E2%80%8F</text:p>
          </table:table-cell>
          <table:table-cell office:value-type="string" calcext:value-type="string">
            <text:p>Trustnodes</text:p>
          </table:table-cell>
          <table:table-cell office:value-type="date" office:date-value="2018-03-26" calcext:value-type="date">
            <text:p>03/26/18</text:p>
          </table:table-cell>
          <table:table-cell office:value-type="string" calcext:value-type="string">
            <text:p>The Lightning Network is “Economically Broken” Says Emin Gün Sirer 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child-porn-bitcoin-blockchain-what-it-means/</text:p>
          </table:table-cell>
          <table:table-cell office:value-type="string" calcext:value-type="string">
            <text:p>Coindesk</text:p>
          </table:table-cell>
          <table:table-cell office:value-type="date" office:date-value="2018-03-27" calcext:value-type="date">
            <text:p>03/27/18</text:p>
          </table:table-cell>
          <table:table-cell office:value-type="string" calcext:value-type="string">
            <text:p>Child Porn On Bitcoin? Why This Doesn't Mean What You Might Thin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research.ibm.com/university/awards/phdfellowship.shtml</text:p>
          </table:table-cell>
          <table:table-cell office:value-type="string" calcext:value-type="string">
            <text:p>IBM</text:p>
          </table:table-cell>
          <table:table-cell table:style-name="ce8" office:value-type="date" office:date-value="2018-03-28" calcext:value-type="date">
            <text:p>3/28/18</text:p>
          </table:table-cell>
          <table:table-cell office:value-type="string" calcext:value-type="string">
            <text:p>Two IC3 PhD students are among this year's twenty-two newly announced 2018 IBM PhD Fellows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vitalik-wants-pay-stop-ethereums-runaway-growth/</text:p>
          </table:table-cell>
          <table:table-cell office:value-type="string" calcext:value-type="string">
            <text:p>Coin Desk</text:p>
          </table:table-cell>
          <table:table-cell office:value-type="date" office:date-value="2018-03-27" calcext:value-type="date">
            <text:p>03/27/18</text:p>
          </table:table-cell>
          <table:table-cell office:value-type="string" calcext:value-type="string">
            <text:p>Vitalik Wants You to Pay to Slow Ethereum's Growth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harding-already-ushering-radical-new-ethereum-designs/</text:p>
          </table:table-cell>
          <table:table-cell office:value-type="string" calcext:value-type="string">
            <text:p>Coin Desk</text:p>
          </table:table-cell>
          <table:table-cell office:value-type="date" office:date-value="2018-03-28" calcext:value-type="date">
            <text:p>03/28/18</text:p>
          </table:table-cell>
          <table:table-cell office:value-type="string" calcext:value-type="string">
            <text:p>Sharding Is Ushering in Radical Ethereum Designs</text:p>
          </table:table-cell>
          <table:table-cell office:value-type="string" calcext:value-type="string">
            <text:p>daian, 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satoshis-vision-scaling-emin-gun-sirer/</text:p>
          </table:table-cell>
          <table:table-cell office:value-type="string" calcext:value-type="string">
            <text:p>Bits Online</text:p>
          </table:table-cell>
          <table:table-cell office:value-type="date" office:date-value="2018-03-31" calcext:value-type="date">
            <text:p>03/31/18</text:p>
          </table:table-cell>
          <table:table-cell office:value-type="string" calcext:value-type="string">
            <text:p>How to Scale Bitcoin and Cryptocurrencies at the Network Layer,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bitcoin-records-7-increase-as-cryptocurrency-market-rebounds-from-yesterdays-losses/</text:p>
          </table:table-cell>
          <table:table-cell office:value-type="string" calcext:value-type="string">
            <text:p>CCN</text:p>
          </table:table-cell>
          <table:table-cell office:value-type="date" office:date-value="2018-03-31" calcext:value-type="date">
            <text:p>03/31/18</text:p>
          </table:table-cell>
          <table:table-cell office:value-type="string" calcext:value-type="string">
            <text:p>Bitcoin Records 7% Increase as Cryptocurrency Market Rebounds From Yesterday’s Loss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ryptov.club/how-to-scale-bitcoin-and-cryptocurrencies-at-the-network-layer-with-emin-gun-sirer/</text:p>
          </table:table-cell>
          <table:table-cell office:value-type="string" calcext:value-type="string">
            <text:p>Cryptov Club</text:p>
          </table:table-cell>
          <table:table-cell office:value-type="date" office:date-value="2018-03-31" calcext:value-type="date">
            <text:p>03/31/18</text:p>
          </table:table-cell>
          <table:table-cell office:value-type="string" calcext:value-type="string">
            <text:p>How to Scale Bitcoin and Cryptocurrencies at the Network Layer,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24hourcrypto.com/news/how-to-scale-bitcoin-and-cryptocurrencies-at-the-network-layer-with-emin-gun-sirer</text:p>
          </table:table-cell>
          <table:table-cell office:value-type="string" calcext:value-type="string">
            <text:p>24 Hour Crypto</text:p>
          </table:table-cell>
          <table:table-cell office:value-type="date" office:date-value="2018-03-31" calcext:value-type="date">
            <text:p>03/31/18</text:p>
          </table:table-cell>
          <table:table-cell office:value-type="string" calcext:value-type="string">
            <text:p>How to Scale Bitcoin and Cryptocurrencies at the Network Layer,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xpress.co.uk/finance/city/939903/Bitcoin-price-rocket-cryptocurrency-market-grow-after-volatile-period-BTC-to-USD-latest</text:p>
          </table:table-cell>
          <table:table-cell office:value-type="string" calcext:value-type="string">
            <text:p>Express UK</text:p>
          </table:table-cell>
          <table:table-cell office:value-type="date" office:date-value="2018-04-01" calcext:value-type="date">
            <text:p>04/01/18</text:p>
          </table:table-cell>
          <table:table-cell office:value-type="string" calcext:value-type="string">
            <text:p>Bitcoin price 'ROCKETS': Cryptocurrency market GROWS after volatile perio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realdaily.com/snowden-data-leak-reveals-govt-spooks-watch-bitcoin-users/</text:p>
          </table:table-cell>
          <table:table-cell office:value-type="string" calcext:value-type="string">
            <text:p>Real Daily</text:p>
          </table:table-cell>
          <table:table-cell office:value-type="date" office:date-value="2018-04-01" calcext:value-type="date">
            <text:p>04/01/18</text:p>
          </table:table-cell>
          <table:table-cell office:value-type="string" calcext:value-type="string">
            <text:p>Snowden Leak Reveals: Government Spooks Watch Bitcoin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idol.com/anyone-owning-bitcoin-own-links-to-child-pornography/</text:p>
          </table:table-cell>
          <table:table-cell office:value-type="string" calcext:value-type="string">
            <text:p>Coin Idol</text:p>
          </table:table-cell>
          <table:table-cell office:value-type="date" office:date-value="2018-04-02" calcext:value-type="date">
            <text:p>04/02/18</text:p>
          </table:table-cell>
          <table:table-cell office:value-type="string" calcext:value-type="string">
            <text:p>Is it True that Anyone Owning Bitcoin, Also Own Links to Child Pornograph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geek.com/selfish-mining/</text:p>
          </table:table-cell>
          <table:table-cell office:value-type="string" calcext:value-type="string">
            <text:p>Coin Geek</text:p>
          </table:table-cell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The “Selfish Mining” saga continues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qvx3jx/ethereum-vitalik-buterin-called-craig-wright-satoshi-fraud-deconomy</text:p>
          </table:table-cell>
          <table:table-cell office:value-type="string" calcext:value-type="string">
            <text:p>Motherboard</text:p>
          </table:table-cell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Ethereum Founder Vitalik Buterin Is Beefing With the Guy Who Claimed to Be Satoshi Nakamo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idol.com/video-digest-april-3-telegram-ico-polish-banks/</text:p>
          </table:table-cell>
          <table:table-cell office:value-type="string" calcext:value-type="string">
            <text:p>Coin Idol</text:p>
          </table:table-cell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Video Digest, April 3: Telegram ICO, Polish Banks Adopting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xempire.com/education/article/how-to-buy-waves-coin-the-complete-guide-489999</text:p>
          </table:table-cell>
          <table:table-cell office:value-type="string" calcext:value-type="string">
            <text:p>FX Empire</text:p>
          </table:table-cell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How to Buy Waves Coin: The Complete Guide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urrencytalk.com/video/view/116177-interview-with-emin-g%C3%BCn-sirer-cornell-cs-professor-satoshis-vision-conference-tokyo-2018/</text:p>
          </table:table-cell>
          <table:table-cell office:value-type="string" calcext:value-type="string">
            <text:p>Cryptocurrency Talk</text:p>
          </table:table-cell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Interview With Emin Gun Sirer, Cornell CS Professor | Satoshi's Vision Conference, Tokyo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news.wp.peters-webcorner.de/2018/04/05/emin-gn-sirer-discusses-cryptocurrency-academics-and-proof-of-stake/</text:p>
          </table:table-cell>
          <table:table-cell office:value-type="string" calcext:value-type="string">
            <text:p>Bitcoin New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u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emin-gun-sirer-discusses-cryptocurrency-academics-and-proof-of-stake/</text:p>
          </table:table-cell>
          <table:table-cell office:value-type="string" calcext:value-type="string">
            <text:p>Bitcoin New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igeriatoday.ng/2018/04/emin-gun-sirer-discusses-cryptocurrency-academics-and-proof-of-stake/</text:p>
          </table:table-cell>
          <table:table-cell office:value-type="string" calcext:value-type="string">
            <text:p>Nigeria Today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spectator.com/news/356823/emin-gun-sirer-discusses-cryptocurrency-academics-and-proof-of-stake</text:p>
          </table:table-cell>
          <table:table-cell office:value-type="string" calcext:value-type="string">
            <text:p>Coin Inspectator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teemit.com/newslink/@zatrhas/newslink-emin-guen-sirer-discusses-cryptocurrency-academics-and-proof-of-stake</text:p>
          </table:table-cell>
          <table:table-cell office:value-type="string" calcext:value-type="string">
            <text:p>Steemit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Newslink: 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spy.altervista.org/emin-gun-sirer-discute-sugli-accademici-della-criptovaluta-e-sulla-prova-di-profitto/</text:p>
          </table:table-cell>
          <table:table-cell office:value-type="string" calcext:value-type="string">
            <text:p>Coin Spy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te sugli accademici della criptovaluta e sulla prova di profit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techlog.com/2018/04/05/emin-gun-sirer-discusses-cryptocurrency-academics-and-proof-of-stake/</text:p>
          </table:table-cell>
          <table:table-cell office:value-type="string" calcext:value-type="string">
            <text:p>Fin Tech Log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hrms.news/news/80532/emin-gun-sirer-discusses-cryptocurrency-academics-and-proof-of-stake</text:p>
          </table:table-cell>
          <table:table-cell office:value-type="string" calcext:value-type="string">
            <text:p>HRMS New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krypto.com/tag/emin-gun-sirer/</text:p>
          </table:table-cell>
          <table:table-cell office:value-type="string" calcext:value-type="string">
            <text:p>Coin Krypto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digitalnews.com/2018/04/05/emin-gun-sirer-discusses-cryptocurrency-academics-and-proof-of-stake/</text:p>
          </table:table-cell>
          <table:table-cell office:value-type="string" calcext:value-type="string">
            <text:p>Crypto Digital News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oebusiness.com/bitcoin/emin-gun-sirer-discusses-cryptocurrency-lecturers-and-proof-of-stake/</text:p>
          </table:table-cell>
          <table:table-cell office:value-type="string" calcext:value-type="string">
            <text:p>IoE Busines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lecturer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go.news/2018/04/05/emin-gun-sirer-discusses-cryptocurrency-academics-and-proof-of-stake/</text:p>
          </table:table-cell>
          <table:table-cell office:value-type="string" calcext:value-type="string">
            <text:p>Crypto Go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ebchaat.com/professor-crypto-money-interview-with-emin-gun-sirer/</text:p>
          </table:table-cell>
          <table:table-cell office:value-type="string" calcext:value-type="string">
            <text:p>Web Chaat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Professor Crypto Money Interview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cryptobits.com/emin-gun-sirer-discusses-cryptocurrency-academics-and-proof-of-stake/</text:p>
          </table:table-cell>
          <table:table-cell office:value-type="string" calcext:value-type="string">
            <text:p>The Crypto Bit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breakingnewsheadlines.com/blog/emin-gun-sirer-discusses-cryptocurrency-academics-and-proof-of-stake/</text:p>
          </table:table-cell>
          <table:table-cell office:value-type="string" calcext:value-type="string">
            <text:p>The Breaking News Headline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rypto.space/emin-gun-sirer-membincangkan-akademik-cryptocurrency-dan-bukti-of-stake/</text:p>
          </table:table-cell>
          <table:table-cell office:value-type="string" calcext:value-type="string">
            <text:p>Krypto Space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Membincangkan Akademik Cryptocurrency dan Bukti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itcoinsglobalnews.com/emin-gun-sirer-discusses-cryptocurrency-academics-and-proof-of-stake/</text:p>
          </table:table-cell>
          <table:table-cell office:value-type="string" calcext:value-type="string">
            <text:p>Bitcoin Global New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ingrowth.com/2018/04/05/emin-gun-sirer-discusses-cryptocurrency-academics-and-proof-of-stake/</text:p>
          </table:table-cell>
          <table:table-cell office:value-type="string" calcext:value-type="string">
            <text:p>Crypto Coin Growth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coinsistemi.com/etiket/prof-dr-emin-gun-sirer/</text:p>
          </table:table-cell>
          <table:table-cell office:value-type="string" calcext:value-type="string">
            <text:p>Bitcoin Sistemi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ETİKET:Blockchain, Prof. Dr. Emin Gu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coinsistemi.com/bitcoin-ve-prof-dr-emin-gun-sirer-roportaji/</text:p>
          </table:table-cell>
          <table:table-cell office:value-type="string" calcext:value-type="string">
            <text:p>Bitcoin Sistemi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Bitcoin Ve Prof. Dr. Emin Gün Sirer Röportaj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ais.com/emin-gun-sirer-discusses-cryptocurrency-academics-and-proof-of-stake/</text:p>
          </table:table-cell>
          <table:table-cell office:value-type="string" calcext:value-type="string">
            <text:p>Coin Dai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ashable.com/2018/04/05/verge-crypto-hack/#DrYvzEA2Aiqx</text:p>
          </table:table-cell>
          <table:table-cell office:value-type="string" calcext:value-type="string">
            <text:p>Mashable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Hacker steals coins from cryptocurrency Verge with a '51 percent' attac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sborsa.com/forum/?view=thread&amp;id=5123&amp;part=1</text:p>
          </table:table-cell>
          <table:table-cell office:value-type="string" calcext:value-type="string">
            <text:p>Coins Borsa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Türk Profesör Blockchain ve Kripto Paranın Akademik Dünyadaki Yerini Anlatt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check-out-bitcoin-coms-exclusive-video-interviews-from-satoshis-vision-conference/</text:p>
          </table:table-cell>
          <table:table-cell office:value-type="string" calcext:value-type="string">
            <text:p>Bitcoin News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Check Out Bitcoin.com’s Exclusive Video Interviews from Satoshi’s Vision Confere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inspy.com/charlie-lee-of-litecoin-ltc-joins-ethereums-etc-vitalik-buterin-in-calling-craig-wright-a-fraud/</text:p>
          </table:table-cell>
          <table:table-cell office:value-type="string" calcext:value-type="string">
            <text:p>Crypto Coin Spy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Charlie Lee of Litecoin (LTC) Joins Ethereum’s (ETH) Vitalik Buterin in Calling Craig Wright a Frau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hating-craig-wright-become-cryptos-feel-good-uniting-force/</text:p>
          </table:table-cell>
          <table:table-cell office:value-type="string" calcext:value-type="string">
            <text:p>Coin Desk</text:p>
          </table:table-cell>
          <table:table-cell office:value-type="date" office:date-value="2018-04-07" calcext:value-type="date">
            <text:p>04/07/18</text:p>
          </table:table-cell>
          <table:table-cell office:value-type="string" calcext:value-type="string">
            <text:p>Hating On Craig 'Satoshi' Wright Has United Cryp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itcoin-mine.info/news/emin-sirer-kyung-the-future-of-pos-consensus-mechanism.html</text:p>
          </table:table-cell>
          <table:table-cell office:value-type="string" calcext:value-type="string">
            <text:p>Bitcoin Mine</text:p>
          </table:table-cell>
          <table:table-cell office:value-type="date" office:date-value="2018-04-08" calcext:value-type="date">
            <text:p>04/08/18</text:p>
          </table:table-cell>
          <table:table-cell office:value-type="string" calcext:value-type="string">
            <text:p>Emin Sirer-Kyung: «the Future of PoS consensus mechanism»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dear-students-everything-bitcoins-way-1-billion-opportunity/</text:p>
          </table:table-cell>
          <table:table-cell office:value-type="string" calcext:value-type="string">
            <text:p>Coin Desk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Dear Students, Everything In Bitcoin's Way Is Your $1 Billion Opportun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news/cypherium-ceo-blames-lack-regulatory-clarity-postponing-ico/</text:p>
          </table:table-cell>
          <table:table-cell office:value-type="string" calcext:value-type="string">
            <text:p>Finance Magnates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Cypherium CEO Blames ‘Lack of Regulatory Clarity’ for Postponing Their I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pandanoticias.xyz/emin-gun-sirer-discute-el-lado-academico-de-las-criptomonedas-y-pos/</text:p>
          </table:table-cell>
          <table:table-cell office:value-type="string" calcext:value-type="string">
            <text:p>Panda Noticias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Emin Gün Sirer discute el lado académico de las criptomonedas y Po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yours.org/content/emin-gu%CC%88n-sirer--contradictions-on-darpa-and-topology-253fbe58cef1</text:p>
          </table:table-cell>
          <table:table-cell office:value-type="string" calcext:value-type="string">
            <text:p>Yours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Emin Gün Sirer, Contradictions on DARPA and Topolog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geek.com/selfish-mining-not-valid-issue-dr-craig-s-wright-says/</text:p>
          </table:table-cell>
          <table:table-cell office:value-type="string" calcext:value-type="string">
            <text:p>Coin Geek</text:p>
          </table:table-cell>
          <table:table-cell office:value-type="date" office:date-value="2018-04-11" calcext:value-type="date">
            <text:p>04/11/18</text:p>
          </table:table-cell>
          <table:table-cell office:value-type="string" calcext:value-type="string">
            <text:p>‘Selfish mining’ not a valid issue, Dr. Craig S. Wright says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verge.com/2018/4/12/17229796/bitcoin-cash-conflict-transactions-fight</text:p>
          </table:table-cell>
          <table:table-cell office:value-type="string" calcext:value-type="string">
            <text:p>The Verge</text:p>
          </table:table-cell>
          <table:table-cell office:value-type="date" office:date-value="2018-04-12" calcext:value-type="date">
            <text:p>04/12/18</text:p>
          </table:table-cell>
          <table:table-cell office:value-type="string" calcext:value-type="string">
            <text:p>The One True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nextweb.com/hardfork/2018/04/13/1118548/</text:p>
          </table:table-cell>
          <table:table-cell office:value-type="string" calcext:value-type="string">
            <text:p>The Next Web</text:p>
          </table:table-cell>
          <table:table-cell office:value-type="date" office:date-value="2018-04-13" calcext:value-type="date">
            <text:p>04/13/18</text:p>
          </table:table-cell>
          <table:table-cell office:value-type="string" calcext:value-type="string">
            <text:p>Zerocoin’s bug that allows hackers to burn honest users’ coins is still not fix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self-proclaimed-satoshi-nakamoto-a-k-a-craig-wright-accused-of-plagiarism/</text:p>
          </table:table-cell>
          <table:table-cell office:value-type="string" calcext:value-type="string">
            <text:p>BTC Manager</text:p>
          </table:table-cell>
          <table:table-cell office:value-type="date" office:date-value="2018-04-15" calcext:value-type="date">
            <text:p>04/15/18</text:p>
          </table:table-cell>
          <table:table-cell office:value-type="string" calcext:value-type="string">
            <text:p>The Self-proclaimed Satoshi Nakamoto, a.k.a. Craig Wright, Stands Accused of Plagiaris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pornhub-verge-cryptocurrency/</text:p>
          </table:table-cell>
          <table:table-cell office:value-type="string" calcext:value-type="string">
            <text:p>Wired</text:p>
          </table:table-cell>
          <table:table-cell office:value-type="date" office:date-value="2018-04-17" calcext:value-type="date">
            <text:p>04/17/18</text:p>
          </table:table-cell>
          <table:table-cell office:value-type="string" calcext:value-type="string">
            <text:p>The World's Biggest Porn Site Now Accepts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scholars-circle-radio-show-tackles-international-cryptocurrency-issues/</text:p>
          </table:table-cell>
          <table:table-cell office:value-type="string" calcext:value-type="string">
            <text:p>BlockTribune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Scholars Circle Radio Show Tackles International Cryptocurrency Issu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3kjyjb/bunz-trading-zone-app-cryptocurrency-btz-toronto</text:p>
          </table:table-cell>
          <table:table-cell office:value-type="string" calcext:value-type="string">
            <text:p>Motherboard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A ‘Cryptocurrency’ Without a Blockchain Is Eating My C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yahoo.com/news/york-investigating-cryptocurrency-exchanges-know-180900896.html</text:p>
          </table:table-cell>
          <table:table-cell office:value-type="string" calcext:value-type="string">
            <text:p>Yahoo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New York is investigating cryptocurrency exchanges. What you need to k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4/18/new-york-is-probing-cryptocurrency-exchanges-what-you-need-to-know.html</text:p>
          </table:table-cell>
          <table:table-cell office:value-type="string" calcext:value-type="string">
            <text:p>CNBC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New York is probing cryptocurrency exchanges. What you need to k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genesis-london-conference-study-shows-ethereum-is-more-decentralized-than-bitcoin/</text:p>
          </table:table-cell>
          <table:table-cell office:value-type="string" calcext:value-type="string">
            <text:p>CCN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Genesis London Conference: Study Shows Ethereum is More Decentralized Tha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4/study-shows-ethereum-is-more-decenralized-than-bitcoin/</text:p>
          </table:table-cell>
          <table:table-cell office:value-type="string" calcext:value-type="string">
            <text:p>Crypto Globe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Ethereum Is More Decentralised Than Bitcoin, Study Show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ambcrypto.com/ethereum-eth-nodes-are-more-distributed-around-the-world-than-bitcoin-btc/</text:p>
          </table:table-cell>
          <table:table-cell office:value-type="string" calcext:value-type="string">
            <text:p>AMB Crypto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‘Ethereum [ETH] nodes are more distributed around the world than Bitcoin [BTC]’s’ – Says Cornell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not-revived-tezos-team-predicts-mega-ico-will-launch-2018/</text:p>
          </table:table-cell>
          <table:table-cell office:value-type="string" calcext:value-type="string">
            <text:p>Coin Desk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Down Not Out: Revived Tezos Team Predicts Mega-ICO Will Laun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velvet-forks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Velvet Forks: New Blockchain Protocol Changes Practice Metho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rypto-news.in/news/tezos-project-set-mainnet-launch-3rd-quarter-new-management-team/</text:p>
          </table:table-cell>
          <table:table-cell office:value-type="string" calcext:value-type="string">
            <text:p>Crypto News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Tezos Project Set for A Mainnet Launch by 3rd Quarter Under New Management T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ethereum-more-decentralized-than-bitcoin-according-to-university-study/</text:p>
          </table:table-cell>
          <table:table-cell office:value-type="string" calcext:value-type="string">
            <text:p>Crypto Slate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Ethereum More Decentralized Than Bitcoin According to University Stud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ietblock.com/ethereum-mang-tinh-phan-quyen-hon-bitcoin/</text:p>
          </table:table-cell>
          <table:table-cell office:value-type="string" calcext:value-type="string">
            <text:p>VietBlock</text:p>
          </table:table-cell>
          <table:table-cell office:value-type="date" office:date-value="2018-04-24" calcext:value-type="date">
            <text:p>04/24/18</text:p>
          </table:table-cell>
          <table:table-cell office:value-type="string" calcext:value-type="string">
            <text:p>Ethereum mang tính phân quyền hơ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n.nami.today/blockchain/ethereum-mang-tinh-phan-quyen-hon-bitcoin-4356.html</text:p>
          </table:table-cell>
          <table:table-cell office:value-type="string" calcext:value-type="string">
            <text:p>Today</text:p>
          </table:table-cell>
          <table:table-cell office:value-type="date" office:date-value="2018-04-24" calcext:value-type="date">
            <text:p>04/24/18</text:p>
          </table:table-cell>
          <table:table-cell office:value-type="string" calcext:value-type="string">
            <text:p>ETHEREUM MANG TÍNH PHÂN QUYỀN HƠ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invezz.com/news/crypto/30393-ico-news-tezos-gears-up-for-beta-launch</text:p>
          </table:table-cell>
          <table:table-cell office:value-type="string" calcext:value-type="string">
            <text:p>Invezz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ICO News: Tezos gears up for beta laun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ibusiness.ca/2018/04/24/research-prove-that-ethereum-is-more-decentralized-than-bitcoin/</text:p>
          </table:table-cell>
          <table:table-cell office:value-type="string" calcext:value-type="string">
            <text:p>Hibusiness</text:p>
          </table:table-cell>
          <table:table-cell office:value-type="date" office:date-value="2018-04-24" calcext:value-type="date">
            <text:p>04/24/18</text:p>
          </table:table-cell>
          <table:table-cell office:value-type="string" calcext:value-type="string">
            <text:p>Research Prove That Ethereum Is More Decentralized Tha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iran.com/emin-gun-sirer-and-crypto-academics/</text:p>
          </table:table-cell>
          <table:table-cell office:value-type="string" calcext:value-type="string">
            <text:p>Coin Iran</text:p>
          </table:table-cell>
          <table:table-cell office:value-type="date" office:date-value="2018-04-24" calcext:value-type="date">
            <text:p>04/24/18</text:p>
          </table:table-cell>
          <table:table-cell table:style-name="ce10" office:value-type="string" calcext:value-type="string">
            <text:p>گفتگو با Emin Gün Sirer استاد دانشگاه و محقق در زمینه رمزارز ها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xpress.co.uk/finance/city/950464/ethereum-price-news-will-ether-hit-700-today</text:p>
          </table:table-cell>
          <table:table-cell office:value-type="string" calcext:value-type="string">
            <text:p>Express UK</text:p>
          </table:table-cell>
          <table:table-cell office:value-type="date" office:date-value="2018-04-24" calcext:value-type="date">
            <text:p>04/24/18</text:p>
          </table:table-cell>
          <table:table-cell table:style-name="ce10" office:value-type="string" calcext:value-type="string">
            <text:p>Ethereum price news: Will Ethereum hit $700? What is the price of Ether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10836/how-secure-is-blockchain-reall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How secure is blockchain reall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iralchop.com/interview-with-emin-gun-sirer-cornell-cs-professor-satoshis-vision-conference-tokyo-2018/</text:p>
          </table:table-cell>
          <table:table-cell office:value-type="string" calcext:value-type="string">
            <text:p>Viral Chop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Interview With Emin Gun Sirer, Cornell CS Professor | Satoshi's Vision Conference, Tokyo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edia.incubateind.com/blockchain-really-secure/</text:p>
          </table:table-cell>
          <table:table-cell office:value-type="string" calcext:value-type="string">
            <text:p>Incubate Ind.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Is Blockchain really secur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arketmogul.com/cryptocurrency-market-health/</text:p>
          </table:table-cell>
          <table:table-cell office:value-type="string" calcext:value-type="string">
            <text:p>The Market Mogul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Bitcoin Will Determine the Overall Health of the Cryptocurrency Mark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updated-2018-blockchain-cryptocurrency-meetups-events-dates-list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Updated 2018 Blockchain &amp; Cryptocurrency Meetups, Events, Dates L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remedia.com/emin-gun-sirer-blockchain-scientist/</text:p>
          </table:table-cell>
          <table:table-cell office:value-type="string" calcext:value-type="string">
            <text:p>Crypto Core Media</text:p>
          </table:table-cell>
          <table:table-cell office:value-type="date" office:date-value="2018-04-26" calcext:value-type="date">
            <text:p>04/26/18</text:p>
          </table:table-cell>
          <table:table-cell office:value-type="string" calcext:value-type="string">
            <text:p>Emin Gun Sirer | The Blockchain Scient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4/blockchain-technology-today-is-like-1960s-internet-says-ex-jpmorgan-executive/</text:p>
          </table:table-cell>
          <table:table-cell office:value-type="string" calcext:value-type="string">
            <text:p>Crypto Globe</text:p>
          </table:table-cell>
          <table:table-cell office:value-type="date" office:date-value="2018-04-27" calcext:value-type="date">
            <text:p>04/27/18</text:p>
          </table:table-cell>
          <table:table-cell office:value-type="string" calcext:value-type="string">
            <text:p>Blockchain Technology Today Is Like 1960s Internet, Says Ex-JP Morgan Execu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4/bitcoin-is-more-decentralized-than-ethereum-common-sense-shows/</text:p>
          </table:table-cell>
          <table:table-cell office:value-type="string" calcext:value-type="string">
            <text:p>Crypto Globe</text:p>
          </table:table-cell>
          <table:table-cell office:value-type="date" office:date-value="2018-04-28" calcext:value-type="date">
            <text:p>04/28/18</text:p>
          </table:table-cell>
          <table:table-cell office:value-type="string" calcext:value-type="string">
            <text:p>Bitcoin Is More Decentralized Than Ethereum, Common Sense Show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vnreview.vn/tu-van-web/-/view_content/content/2475759/blockchain-co-thuc-su-an-toan-va-an-toan-nhu-the-nao</text:p>
          </table:table-cell>
          <table:table-cell office:value-type="string" calcext:value-type="string">
            <text:p>VN Review</text:p>
          </table:table-cell>
          <table:table-cell office:value-type="date" office:date-value="2018-04-29" calcext:value-type="date">
            <text:p>04/29/18</text:p>
          </table:table-cell>
          <table:table-cell office:value-type="string" calcext:value-type="string">
            <text:p>Blockchain có thực sự an toàn? Và an toàn như thế nào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recorder.com/2018/04/29/is-waves-waves-the-fastest-crypto-in-the-market/</text:p>
          </table:table-cell>
          <table:table-cell office:value-type="string" calcext:value-type="string">
            <text:p>Crypto Recorder</text:p>
          </table:table-cell>
          <table:table-cell office:value-type="date" office:date-value="2018-04-29" calcext:value-type="date">
            <text:p>04/29/18</text:p>
          </table:table-cell>
          <table:table-cell office:value-type="string" calcext:value-type="string">
            <text:p>Is Waves (WAVES) the Fastest Crypto in the Market?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why-canada-has-emerged-as-a-leading-blockchain-and-crypto-nation-expert-take</text:p>
          </table:table-cell>
          <table:table-cell office:value-type="string" calcext:value-type="string">
            <text:p>Coin Telegraph</text:p>
          </table:table-cell>
          <table:table-cell office:value-type="date" office:date-value="2018-04-29" calcext:value-type="date">
            <text:p>04/29/18</text:p>
          </table:table-cell>
          <table:table-cell office:value-type="string" calcext:value-type="string">
            <text:p>Why Canada has Emerged as a Leading Blockchain and Crypto Nation: Expert 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6-reasons-waves-undervalued-right-now/</text:p>
          </table:table-cell>
          <table:table-cell office:value-type="string" calcext:value-type="string">
            <text:p>Bitcoinist</text:p>
          </table:table-cell>
          <table:table-cell office:value-type="date" office:date-value="2018-04-30" calcext:value-type="date">
            <text:p>04/30/18</text:p>
          </table:table-cell>
          <table:table-cell office:value-type="string" calcext:value-type="string">
            <text:p>6 Reasons Why WAVES Is Undervalued Right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8btc.com/201805012219</text:p>
          </table:table-cell>
          <table:table-cell office:value-type="string" calcext:value-type="string">
            <text:p>8 BTC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康奈尔大学教授Emin Sirer：加拿大在区块链创新中的主导地位或与V神有关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news.vip/lives/2018/05/18925/</text:p>
          </table:table-cell>
          <table:table-cell office:value-type="string" calcext:value-type="string">
            <text:p>Bitnews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康奈尔大学教授Emin Sirer：加拿大在区块链创新中的主导地位或与V神有关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liancaijing.com/alerts/75195.html/comment-page-5</text:p>
          </table:table-cell>
          <table:table-cell office:value-type="string" calcext:value-type="string">
            <text:p>Liancaijing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康奈尔大学教授Emin Sirer：加拿大在区块链创新中的主导地位或与V神有关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orn2invest.com/articles/secured-unbreakable-blockchain/</text:p>
          </table:table-cell>
          <table:table-cell office:value-type="string" calcext:value-type="string">
            <text:p>Born 2 Invest</text:p>
          </table:table-cell>
          <table:table-cell office:value-type="date" office:date-value="2018-05-02" calcext:value-type="date">
            <text:p>05/02/18</text:p>
          </table:table-cell>
          <table:table-cell office:value-type="string" calcext:value-type="string">
            <text:p>Secured: The unbreakable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globalcoinreport.com/waves-waves-comes-out-with-flying-colors/</text:p>
          </table:table-cell>
          <table:table-cell office:value-type="string" calcext:value-type="string">
            <text:p>Global Coin Report</text:p>
          </table:table-cell>
          <table:table-cell office:value-type="date" office:date-value="2018-05-03" calcext:value-type="date">
            <text:p>05/03/18</text:p>
          </table:table-cell>
          <table:table-cell office:value-type="string" calcext:value-type="string">
            <text:p>Waves (WAVES) Comes Out with Flying Colors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ibusiness.ca/2018/05/03/6-reasons-the-waves-blockchain-is-underestimated-currently/</text:p>
          </table:table-cell>
          <table:table-cell office:value-type="string" calcext:value-type="string">
            <text:p>Hi Business</text:p>
          </table:table-cell>
          <table:table-cell office:value-type="date" office:date-value="2018-05-03" calcext:value-type="date">
            <text:p>05/03/18</text:p>
          </table:table-cell>
          <table:table-cell office:value-type="string" calcext:value-type="string">
            <text:p>6 Reasons The Waves Blockchain Is Underestimated Currently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gp-bullhound-token-frenzy-blockchain-troubles-predictions-report/</text:p>
          </table:table-cell>
          <table:table-cell office:value-type="string" calcext:value-type="string">
            <text:p>Bitcoin Exchange Cuide</text:p>
          </table:table-cell>
          <table:table-cell office:value-type="date" office:date-value="2018-05-05" calcext:value-type="date">
            <text:p>05/05/18</text:p>
          </table:table-cell>
          <table:table-cell office:value-type="string" calcext:value-type="string">
            <text:p>GP Bullhound “Token Frenzy”: Blockchain Troubles &amp; Predictions Report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ndianexpress.com/article/opinion/columns/when-code-is-law-digitised-data-leak-5168760/</text:p>
          </table:table-cell>
          <table:table-cell office:value-type="string" calcext:value-type="string">
            <text:p>The Indian Express</text:p>
          </table:table-cell>
          <table:table-cell office:value-type="date" office:date-value="2018-05-09" calcext:value-type="date">
            <text:p>05/09/18</text:p>
          </table:table-cell>
          <table:table-cell office:value-type="string" calcext:value-type="string">
            <text:p>When Code Is La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verge.com/2018/5/13/17345064/bitcoin-exploit-51-percent-silicon-valley</text:p>
          </table:table-cell>
          <table:table-cell office:value-type="string" calcext:value-type="string">
            <text:p>The Verge</text:p>
          </table:table-cell>
          <table:table-cell office:value-type="date" office:date-value="2018-05-13" calcext:value-type="date">
            <text:p>05/13/18</text:p>
          </table:table-cell>
          <table:table-cell office:value-type="string" calcext:value-type="string">
            <text:p>The cryptocurrency attack featured on Silicon Valley is real, but it doesn’t work like th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andrewrossow/2018/05/14/ethereums-founder-acknowledges-promising-solution-to-blockchains-scalability-problem/#727f362d3af8</text:p>
          </table:table-cell>
          <table:table-cell office:value-type="string" calcext:value-type="string">
            <text:p>Forbes</text:p>
          </table:table-cell>
          <table:table-cell office:value-type="date" office:date-value="2018-05-14" calcext:value-type="date">
            <text:p>05/14/18</text:p>
          </table:table-cell>
          <table:table-cell office:value-type="string" calcext:value-type="string">
            <text:p>Ethereum Founder Acknowledges Promising Solution To Blockchains' Scalability Probl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5/16/how-this-one-word-can-get-you-a-high-paying-job.html</text:p>
          </table:table-cell>
          <table:table-cell office:value-type="string" calcext:value-type="string">
            <text:p>CNBC</text:p>
          </table:table-cell>
          <table:table-cell office:value-type="date" office:date-value="2018-05-16" calcext:value-type="date">
            <text:p>05/16/18</text:p>
          </table:table-cell>
          <table:table-cell office:value-type="string" calcext:value-type="string">
            <text:p>How this one word can get you a high-paying job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14623/top-blockchain-influencers-top-10-blockchain-experts-you-should-follow-on-twitter/</text:p>
          </table:table-cell>
          <table:table-cell office:value-type="string" calcext:value-type="string">
            <text:p>Smartereum</text:p>
          </table:table-cell>
          <table:table-cell office:value-type="date" office:date-value="2018-05-16" calcext:value-type="date">
            <text:p>05/16/18</text:p>
          </table:table-cell>
          <table:table-cell office:value-type="string" calcext:value-type="string">
            <text:p>Top Blockchain Influencers: Top 10 Blockchain and Cryptocurrency Experts You Should Follow on Twitt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emin-gun-sirer-unveils-simple-yet-powerful-consensus-protocol/</text:p>
          </table:table-cell>
          <table:table-cell office:value-type="string" calcext:value-type="string">
            <text:p>Coindesk</text:p>
          </table:table-cell>
          <table:table-cell office:value-type="date" office:date-value="2018-05-17" calcext:value-type="date">
            <text:p>05/17/18</text:p>
          </table:table-cell>
          <table:table-cell office:value-type="string" calcext:value-type="string">
            <text:p>Cornell Professor Unveils 'Simple Yet Powerful' Consensus Protoco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eam-rocket-drops-breakthrough-family-of-consensus-algorithms-on-ipfs</text:p>
          </table:table-cell>
          <table:table-cell office:value-type="string" calcext:value-type="string">
            <text:p>ETHNews</text:p>
          </table:table-cell>
          <table:table-cell office:value-type="date" office:date-value="2018-05-17" calcext:value-type="date">
            <text:p>05/17/18</text:p>
          </table:table-cell>
          <table:table-cell office:value-type="string" calcext:value-type="string">
            <text:p>Team Rocket Drops ‘Breakthrough’ Family Of Consensus Algorithms On IPF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about-bitcoin.com/emin-gun-sirer-unveils-simple-yet-powerful-consensus-protocols/</text:p>
          </table:table-cell>
          <table:table-cell office:value-type="string" calcext:value-type="string">
            <text:p>About Bitcoin</text:p>
          </table:table-cell>
          <table:table-cell office:value-type="date" office:date-value="2018-05-17" calcext:value-type="date">
            <text:p>05/17/18</text:p>
          </table:table-cell>
          <table:table-cell office:value-type="string" calcext:value-type="string">
            <text:p>Emin Gun Sirer Unveils ‘Simple Yet Powerful’ Consensus Protoco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cfocus.com/news/new-consensus-protocols-revealed-by-emin-gun-sirer-a-blockchain-researcher-and-cornell-professor/9456/</text:p>
          </table:table-cell>
          <table:table-cell office:value-type="string" calcext:value-type="string">
            <text:p>BCFocus</text:p>
          </table:table-cell>
          <table:table-cell office:value-type="date" office:date-value="2018-05-18" calcext:value-type="date">
            <text:p>05/18/18</text:p>
          </table:table-cell>
          <table:table-cell office:value-type="string" calcext:value-type="string">
            <text:p>New consensus protocols revealed by Emin Gun Sirer, a blockchain researcher and Cornell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net-neutrality-content-providers-and-blockchain/</text:p>
          </table:table-cell>
          <table:table-cell office:value-type="string" calcext:value-type="string">
            <text:p>CryptoSlate</text:p>
          </table:table-cell>
          <table:table-cell office:value-type="date" office:date-value="2018-05-18" calcext:value-type="date">
            <text:p>05/18/18</text:p>
          </table:table-cell>
          <table:table-cell office:value-type="string" calcext:value-type="string">
            <text:p>Net Neutrality, Content Providers and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it-cointalk.com/2018/05/18/emin-gun-sirer-unveils-simple-nevertheless-powerful-consensus-protocols/</text:p>
          </table:table-cell>
          <table:table-cell office:value-type="string" calcext:value-type="string">
            <text:p>Bit-cointalk</text:p>
          </table:table-cell>
          <table:table-cell office:value-type="date" office:date-value="2018-05-18" calcext:value-type="date">
            <text:p>05/18/18</text:p>
          </table:table-cell>
          <table:table-cell office:value-type="string" calcext:value-type="string">
            <text:p>Emin Gun Sirer Unveils ‘Simple Nevertheless Powerful’ Consensus Protoco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haining.ru/2018/05/18/emin-gun-sirer-unveils-simple-yet-powerful-consensus-protocols/</text:p>
          </table:table-cell>
          <table:table-cell office:value-type="string" calcext:value-type="string">
            <text:p>Chaining.ru</text:p>
          </table:table-cell>
          <table:table-cell office:value-type="date" office:date-value="2018-05-18" calcext:value-type="date">
            <text:p>05/18/18</text:p>
          </table:table-cell>
          <table:table-cell office:value-type="string" calcext:value-type="string">
            <text:p>Emin Gun Sirer Unveils ‘Simple Yet Powerful’ Consensus Protoco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yaofache.com/columns/detail/22ac0d2a47a54e669346d2d86ad69279?t=e8b6df11307f45ab9ecfc0e07dfbd18f&amp;tn=%E7%83%AD%E9%97%A8%E5%A4%B4%E6%9D%A1</text:p>
          </table:table-cell>
          <table:table-cell office:value-type="string" calcext:value-type="string">
            <text:p>Yao Fa Che</text:p>
          </table:table-cell>
          <table:table-cell office:value-type="date" office:date-value="2018-05-19" calcext:value-type="date">
            <text:p>05/19/18</text:p>
          </table:table-cell>
          <table:table-cell office:value-type="string" calcext:value-type="string">
            <text:p>康奈尔大学教授推出全新共识协议 但以太坊开发人员质疑其安全性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hk.saowen.com/a/20bace6fa0013117aa502358b753aaf020267d8afe066fa3573ad3150fae5be3</text:p>
          </table:table-cell>
          <table:table-cell office:value-type="string" calcext:value-type="string">
            <text:p>Saowen</text:p>
          </table:table-cell>
          <table:table-cell office:value-type="date" office:date-value="2018-05-19" calcext:value-type="date">
            <text:p>05/19/18</text:p>
          </table:table-cell>
          <table:table-cell office:value-type="string" calcext:value-type="string">
            <text:p>康奈爾大學教授推出全新共識協議 但以太坊開發人員質疑其安全性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o1geekfun.com/turkish-researcher-emin-gun-sirer-and-team-announced-new-blockchain-protocol/</text:p>
          </table:table-cell>
          <table:table-cell office:value-type="string" calcext:value-type="string">
            <text:p>No. 1 Geek Fun</text:p>
          </table:table-cell>
          <table:table-cell office:value-type="date" office:date-value="2018-05-19" calcext:value-type="date">
            <text:p>05/19/18</text:p>
          </table:table-cell>
          <table:table-cell office:value-type="string" calcext:value-type="string">
            <text:p>Turkish Researcher Emin Gun Sirer And Team Announced New Blockchain Protoco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o1geekfun.com/emin-gun-sirer-introduces-new-consensus-protocols-that-are-incredibly-powerful/</text:p>
          </table:table-cell>
          <table:table-cell office:value-type="string" calcext:value-type="string">
            <text:p>No. 1 Geek Fun</text:p>
          </table:table-cell>
          <table:table-cell office:value-type="date" office:date-value="2018-05-19" calcext:value-type="date">
            <text:p>05/19/18</text:p>
          </table:table-cell>
          <table:table-cell office:value-type="string" calcext:value-type="string">
            <text:p>Emin Gun Sirer Introduces New 'Consensus Protocols' That Are 'Incredibly Powerful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g.coinex.com.tr/emin-gun-sirer-inanilmaz-derecede-guclu-yeni-konsensus-protokollerini-tanitti/</text:p>
          </table:table-cell>
          <table:table-cell office:value-type="string" calcext:value-type="string">
            <text:p>Coin Ex</text:p>
          </table:table-cell>
          <table:table-cell office:value-type="date" office:date-value="2018-05-19" calcext:value-type="date">
            <text:p>05/19/18</text:p>
          </table:table-cell>
          <table:table-cell office:value-type="string" calcext:value-type="string">
            <text:p>Emin Gün Sirer, ‘inanılmaz derecede güçlü’ yeni konsensüs protokollerini tanıtt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51-percent-attack-in-silicon-valley-tv-series-real-life-possibility</text:p>
          </table:table-cell>
          <table:table-cell office:value-type="string" calcext:value-type="string">
            <text:p>Coin Telegraph</text:p>
          </table:table-cell>
          <table:table-cell office:value-type="date" office:date-value="2018-05-20" calcext:value-type="date">
            <text:p>05/20/18</text:p>
          </table:table-cell>
          <table:table-cell office:value-type="string" calcext:value-type="string">
            <text:p>‘51 percent attack’ in Silicon Valley TV Series - Real Life Possibilit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rustnodes.com/2018/05/22/underlayer-bloxroute-proposed-ethereum-bitcoin-bitcoin-cash-blockchain-scalability-emin-gun-sirer-others</text:p>
          </table:table-cell>
          <table:table-cell office:value-type="string" calcext:value-type="string">
            <text:p>Trustnodes</text:p>
          </table:table-cell>
          <table:table-cell office:value-type="date" office:date-value="2018-05-22" calcext:value-type="date">
            <text:p>05/22/18</text:p>
          </table:table-cell>
          <table:table-cell office:value-type="string" calcext:value-type="string">
            <text:p>Underlayer BloXroute Proposed For Ethereum, Bitcoin, Bitcoin Cash Blockchain Scalability by Emin Gün Sirer And Oth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oinmedya.com/2018/05/22/bloxroute-cornell-profesoru-emin-gun-sirerden-olceklenmeye-cozum/</text:p>
          </table:table-cell>
          <table:table-cell office:value-type="string" calcext:value-type="string">
            <text:p>KoinMedya</text:p>
          </table:table-cell>
          <table:table-cell office:value-type="date" office:date-value="2018-05-22" calcext:value-type="date">
            <text:p>05/22/18</text:p>
          </table:table-cell>
          <table:table-cell office:value-type="string" calcext:value-type="string">
            <text:p>BloXroute: Cornell Profesörü Emin Gün Sirer’den Ölçeklenmeye Çözü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shareable.net/blog/blockchain-as-a-force-for-good-how-this-technology-could-transform-the-sharing-economy</text:p>
          </table:table-cell>
          <table:table-cell office:value-type="string" calcext:value-type="string">
            <text:p>Shareable</text:p>
          </table:table-cell>
          <table:table-cell office:value-type="date" office:date-value="2018-05-23" calcext:value-type="date">
            <text:p>05/23/18</text:p>
          </table:table-cell>
          <table:table-cell office:value-type="string" calcext:value-type="string">
            <text:p>Blockchain as a force for good: How this technology could transform the sharing econom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ambcrypto.com/miners-attack-litecoin-ltc-kill-cash-chikun-charlie-lee/</text:p>
          </table:table-cell>
          <table:table-cell office:value-type="string" calcext:value-type="string">
            <text:p>AMB Crypto</text:p>
          </table:table-cell>
          <table:table-cell office:value-type="date" office:date-value="2018-05-25" calcext:value-type="date">
            <text:p>05/25/18</text:p>
          </table:table-cell>
          <table:table-cell office:value-type="string" calcext:value-type="string">
            <text:p>Miners won’t attack Litecoin [LTC] and “kill cash chikun” – Charlie Le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a3a38e/what-is-a-51-percent-attack-silicon-valley-bitcoin-gold-verge-monacoin-cryptocurrency</text:p>
          </table:table-cell>
          <table:table-cell office:value-type="string" calcext:value-type="string">
            <text:p>Motherboard</text:p>
          </table:table-cell>
          <table:table-cell office:value-type="date" office:date-value="2018-05-25" calcext:value-type="date">
            <text:p>05/25/18</text:p>
          </table:table-cell>
          <table:table-cell office:value-type="string" calcext:value-type="string">
            <text:p>Cryptocurrency Miners Are Sabotaging Blockchains for Their Personal G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newshub.com/emin-gun-sirer-on-why-team-rockets-new-consensus-algorithms-are-legitimate-breakthroughs/</text:p>
          </table:table-cell>
          <table:table-cell office:value-type="string" calcext:value-type="string">
            <text:p>Bitcoin News Hub</text:p>
          </table:table-cell>
          <table:table-cell office:value-type="date" office:date-value="2018-05-25" calcext:value-type="date">
            <text:p>05/25/18</text:p>
          </table:table-cell>
          <table:table-cell office:value-type="string" calcext:value-type="string">
            <text:p>Emin Gün Sirer On Why Workforce Rocket’s New Consensus Algorithms Are Reliable Breakthrough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emin-guen-sirer-on-why-team-rockets-new-consensus-algorithms-are-legitimate-breakthroughs</text:p>
          </table:table-cell>
          <table:table-cell office:value-type="string" calcext:value-type="string">
            <text:p>ETHNews</text:p>
          </table:table-cell>
          <table:table-cell office:value-type="date" office:date-value="2018-05-26" calcext:value-type="date">
            <text:p>05/26/18</text:p>
          </table:table-cell>
          <table:table-cell office:value-type="string" calcext:value-type="string">
            <text:p>Emin Gün Sirer On Why Team Rocket’s New Consensus Algorithms Are Legitimate Breakthrough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ryptochartist.com/emin-gun-sirer-on-why-team-rockets-new-consensus-algorithms-are-legitimate-breakthroughs/</text:p>
          </table:table-cell>
          <table:table-cell office:value-type="string" calcext:value-type="string">
            <text:p>Crypto Chartist</text:p>
          </table:table-cell>
          <table:table-cell office:value-type="date" office:date-value="2018-05-26" calcext:value-type="date">
            <text:p>05/26/18</text:p>
          </table:table-cell>
          <table:table-cell office:value-type="string" calcext:value-type="string">
            <text:p>Emin Gün Sirer On Why Team Rocket’s New Consensus Algorithms Are Legitimate Breakthrough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sonline.com/jihan-wu-alleges-liao-bitcoin-drama/</text:p>
          </table:table-cell>
          <table:table-cell office:value-type="string" calcext:value-type="string">
            <text:p>Bits Online</text:p>
          </table:table-cell>
          <table:table-cell office:value-type="date" office:date-value="2018-05-27" calcext:value-type="date">
            <text:p>05/27/18</text:p>
          </table:table-cell>
          <table:table-cell office:value-type="string" calcext:value-type="string">
            <text:p>Jihan Wu ‘Was Told’ Bitcoin Gold’s Jack Liao Is Paying Journalis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tale.com/emin-gun-sirer-on-why-team-rockets-new-consensus-algorithms-are-legitimate-breakthroughs/</text:p>
          </table:table-cell>
          <table:table-cell office:value-type="string" calcext:value-type="string">
            <text:p>Bittale</text:p>
          </table:table-cell>
          <table:table-cell office:value-type="date" office:date-value="2018-05-27" calcext:value-type="date">
            <text:p>05/27/18</text:p>
          </table:table-cell>
          <table:table-cell office:value-type="string" calcext:value-type="string">
            <text:p>Emin Gün Sirer On Why Team Rocket’s New Consensus Algorithms Are Legitimate Breakthrough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oofy.com/12746/litecoin-forecast-after-bitcoin-gold-attack-charlie-lee-says-litecoin-is-very-resistant-to-such-attacks-litecoin-news-today/</text:p>
          </table:table-cell>
          <table:table-cell office:value-type="string" calcext:value-type="string">
            <text:p>The Oofy</text:p>
          </table:table-cell>
          <table:table-cell office:value-type="date" office:date-value="2018-05-27" calcext:value-type="date">
            <text:p>05/27/18</text:p>
          </table:table-cell>
          <table:table-cell office:value-type="string" calcext:value-type="string">
            <text:p>Litecoin Forecast: After Bitcoin Gold attack, Charlie Lee says Litecoin is very resistant to such attacks – Litecoin News Tod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dailycryptocurrencynews.com/daily-ethereum-latest-news/emin-gun-sirer-on-why-team-rockets-new-consensus-algorithms-are-legitimate-breakthroughs/</text:p>
          </table:table-cell>
          <table:table-cell office:value-type="string" calcext:value-type="string">
            <text:p>Daily Cryptocurrency News</text:p>
          </table:table-cell>
          <table:table-cell office:value-type="date" office:date-value="2018-05-28" calcext:value-type="date">
            <text:p>05/28/18</text:p>
          </table:table-cell>
          <table:table-cell office:value-type="string" calcext:value-type="string">
            <text:p>Emin Gün Sirer On Why Team Rocket's New Consensus Algorithms Are Legitimate Breakthrough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itecoin.com/online/2018/05/31439.html</text:p>
          </table:table-cell>
          <table:table-cell office:value-type="string" calcext:value-type="string">
            <text:p>Bitecoin</text:p>
          </table:table-cell>
          <table:table-cell office:value-type="date" office:date-value="2018-05-29" calcext:value-type="date">
            <text:p>05/29/18</text:p>
          </table:table-cell>
          <table:table-cell office:value-type="string" calcext:value-type="string">
            <text:p>Emin Gün Sirer论为什么Rocket团队的新共识算法是真正的突破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nounce.com/top-10-cryptocurrency-research-papers/</text:p>
          </table:table-cell>
          <table:table-cell office:value-type="string" calcext:value-type="string">
            <text:p>Coin Nounce</text:p>
          </table:table-cell>
          <table:table-cell office:value-type="date" office:date-value="2018-05-29" calcext:value-type="date">
            <text:p>05/29/18</text:p>
          </table:table-cell>
          <table:table-cell office:value-type="string" calcext:value-type="string">
            <text:p>Crypto World: The top 10 Cryptocurrency Research Papers</text:p>
          </table:table-cell>
          <table:table-cell office:value-type="string" calcext:value-type="string">
            <text:p>sirer, eyal, van renes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6-myths-about-ethereum-decentralization</text:p>
          </table:table-cell>
          <table:table-cell office:value-type="string" calcext:value-type="string">
            <text:p>Coin Telegraph</text:p>
          </table:table-cell>
          <table:table-cell office:value-type="date" office:date-value="2018-05-29" calcext:value-type="date">
            <text:p>05/29/18</text:p>
          </table:table-cell>
          <table:table-cell office:value-type="string" calcext:value-type="string">
            <text:p>7 Myths About Ethereum De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de.cointelegraph.com/news/6-myths-about-ethereum-decentralization</text:p>
          </table:table-cell>
          <table:table-cell office:value-type="string" calcext:value-type="string">
            <text:p>Coin Telegraph</text:p>
          </table:table-cell>
          <table:table-cell office:value-type="date" office:date-value="2018-05-30" calcext:value-type="date">
            <text:p>05/30/18</text:p>
          </table:table-cell>
          <table:table-cell office:value-type="string" calcext:value-type="string">
            <text:p>6 Mythen der Ethereum-Dezentralisieru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5/31/cryptocurrency-cost-less-1-million-day-51-attack-cornell-professor/</text:p>
          </table:table-cell>
          <table:table-cell office:value-type="string" calcext:value-type="string">
            <text:p>News BTC</text:p>
          </table:table-cell>
          <table:table-cell office:value-type="date" office:date-value="2018-05-31" calcext:value-type="date">
            <text:p>05/31/18</text:p>
          </table:table-cell>
          <table:table-cell office:value-type="string" calcext:value-type="string">
            <text:p>Most Cryptocurrency Cost Less Than $1 Million a Day to 51% Attack: Cornell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ryptonewsspot.com/emin-gun-sirer-on-the-state-of-cryptocurrency-securities-tokens-and-more-at-edcon-2018/</text:p>
          </table:table-cell>
          <table:table-cell office:value-type="string" calcext:value-type="string">
            <text:p>Crypto News Spot</text:p>
          </table:table-cell>
          <table:table-cell office:value-type="date" office:date-value="2018-05-31" calcext:value-type="date">
            <text:p>05/31/18</text:p>
          </table:table-cell>
          <table:table-cell office:value-type="string" calcext:value-type="string">
            <text:p>Emin Gün Sirer on the State of Cryptocurrency, Securities Tokens, and more at EDCo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bitcoinwatch.com/emin-gun-sirer-on-the-state-of-cryptocurrency-securities-tokens-and-more-at-edcon-2018/</text:p>
          </table:table-cell>
          <table:table-cell office:value-type="string" calcext:value-type="string">
            <text:p>The Bitcoin Watch</text:p>
          </table:table-cell>
          <table:table-cell office:value-type="date" office:date-value="2018-06-01" calcext:value-type="date">
            <text:p>06/01/18</text:p>
          </table:table-cell>
          <table:table-cell office:value-type="string" calcext:value-type="string">
            <text:p>Emin Gün Sirer on the State of Cryptocurrency, Securities Tokens, and more at EDCo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visa-outage-shows-the-fragility-of-global-payments/</text:p>
          </table:table-cell>
          <table:table-cell office:value-type="string" calcext:value-type="string">
            <text:p>Wired</text:p>
          </table:table-cell>
          <table:table-cell office:value-type="date" office:date-value="2018-06-01" calcext:value-type="date">
            <text:p>06/01/18</text:p>
          </table:table-cell>
          <table:table-cell office:value-type="string" calcext:value-type="string">
            <text:p>Massive Visa Outage Shows the Fragility of Global Pay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cointelegraph-new-york-times-square-nocoiner-campaign-ads-june-2-2018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6-03" calcext:value-type="date">
            <text:p>06/03/18</text:p>
          </table:table-cell>
          <table:table-cell office:value-type="string" calcext:value-type="string">
            <text:p>Cointelegraph New York Times Square NoCoiner Campaign Ads June 2,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coexaminer.com/ico-news/sec-appoints-valerie-szczepanik-as-crypto-tsar/</text:p>
          </table:table-cell>
          <table:table-cell office:value-type="string" calcext:value-type="string">
            <text:p>ICO Examiner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SEC Appoints Valerie Szczepanik as “Crypto Tsar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dajzs.com/jdwzw/21938.html</text:p>
          </table:table-cell>
          <table:table-cell office:value-type="string" calcext:value-type="string">
            <text:p>Dajzs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Emin Gün Sirer论为什么Rocket团队的新共鸣算法是真正的打破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conotimes.com/Prediction-On-The-Rise-of-51-Percent-Attack-Slowly-Becoming-A-Reality-1358450</text:p>
          </table:table-cell>
          <table:table-cell office:value-type="string" calcext:value-type="string">
            <text:p>Econo Times</text:p>
          </table:table-cell>
          <table:table-cell office:value-type="date" office:date-value="2018-06-08" calcext:value-type="date">
            <text:p>06/08/18</text:p>
          </table:table-cell>
          <table:table-cell office:value-type="string" calcext:value-type="string">
            <text:p>Prediction on the Rise of the 51 Percent Attack Slowly Becoming a Rea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blockchains-feared-51-attack-now-becoming-regular/</text:p>
          </table:table-cell>
          <table:table-cell office:value-type="string" calcext:value-type="string">
            <text:p>Coindesk</text:p>
          </table:table-cell>
          <table:table-cell office:value-type="date" office:date-value="2018-06-08" calcext:value-type="date">
            <text:p>06/08/18</text:p>
          </table:table-cell>
          <table:table-cell office:value-type="string" calcext:value-type="string">
            <text:p>Blockchain's Once-Feared 51% Attack Is Now Becoming Regul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eos-mainnet-launch-is-live-blockchain-activation-status-go-block-producers-vote-unanimously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6-11" calcext:value-type="date">
            <text:p>06/11/18</text:p>
          </table:table-cell>
          <table:table-cell office:value-type="string" calcext:value-type="string">
            <text:p>EOS Mainnet Launch is Live: Blockchain Activation Status GO, Block Producers Vote Unanimous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tproportal.com/features/off-chain-payments-the-key-breakthrough-in-the-ethereum-scaling-debate/</text:p>
          </table:table-cell>
          <table:table-cell office:value-type="string" calcext:value-type="string">
            <text:p>IT Pro Portal</text:p>
          </table:table-cell>
          <table:table-cell office:value-type="date" office:date-value="2018-06-12" calcext:value-type="date">
            <text:p>06/12/18</text:p>
          </table:table-cell>
          <table:table-cell office:value-type="string" calcext:value-type="string">
            <text:p>Off-chain payments: the key breakthrough in the Ethereum scaling debat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hackernoon.com/there-is-nothing-about-bitcoin-that-makes-it-a-good-store-of-value-de6033b02d1</text:p>
          </table:table-cell>
          <table:table-cell office:value-type="string" calcext:value-type="string">
            <text:p>Hackernoon</text:p>
          </table:table-cell>
          <table:table-cell office:value-type="date" office:date-value="2018-06-12" calcext:value-type="date">
            <text:p>06/12/18</text:p>
          </table:table-cell>
          <table:table-cell office:value-type="string" calcext:value-type="string">
            <text:p>“ There is nothing about Bitcoin that makes it a good store of value.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malta-emerges-as-world-s-cryptocurrency-hub-despite-eu-s-tax3-investigation-expert-take</text:p>
          </table:table-cell>
          <table:table-cell office:value-type="string" calcext:value-type="string">
            <text:p>Coin Telegraph</text:p>
          </table:table-cell>
          <table:table-cell office:value-type="date" office:date-value="2018-06-12" calcext:value-type="date">
            <text:p>06/12/18</text:p>
          </table:table-cell>
          <table:table-cell office:value-type="string" calcext:value-type="string">
            <text:p>Malta Emerges as World’s Cryptocurrency Hub Despite EU’s TAX3 Investigation: Expert 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new-bitcoin-scam-targets-embarrassed-porn-viewers/</text:p>
          </table:table-cell>
          <table:table-cell office:value-type="string" calcext:value-type="string">
            <text:p>CCN</text:p>
          </table:table-cell>
          <table:table-cell office:value-type="date" office:date-value="2018-06-12" calcext:value-type="date">
            <text:p>06/12/18</text:p>
          </table:table-cell>
          <table:table-cell office:value-type="string" calcext:value-type="string">
            <text:p>New Bitcoin Scam Targets Embarrassed Porn View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calcext:value-type="string">
            <text:p>The Washington Post</text:p>
          </table:table-cell>
          <table:table-cell office:value-type="date" office:date-value="2018-06-14" calcext:value-type="date">
            <text:p>06/14/18</text:p>
          </table:table-cell>
          <table:table-cell office:value-type="string" calcext:value-type="string">
            <text:p>Bitcoin’s astronomical rise last year was buoyed by market manipulation, researchers s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calcext:value-type="string">
            <text:p>Forbes</text:p>
          </table:table-cell>
          <table:table-cell office:value-type="date" office:date-value="2018-06-14" calcext:value-type="date">
            <text:p>06/14/18</text:p>
          </table:table-cell>
          <table:table-cell office:value-type="string" calcext:value-type="string">
            <text:p>How Cryptocurrency Is Wildly Creating Breakthrough New Business Models, But Not In The Way You Thin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antafenewmexican.com/news/manipulation-may-have-led-to-meteoric-bitcoin-rise/article_f9fe5201-12d7-5601-beb2-c3f273a84cd6.html</text:p>
          </table:table-cell>
          <table:table-cell office:value-type="string" calcext:value-type="string">
            <text:p>Santa Fe New Mexican</text:p>
          </table:table-cell>
          <table:table-cell office:value-type="date" office:date-value="2018-06-14" calcext:value-type="date">
            <text:p>06/14/18</text:p>
          </table:table-cell>
          <table:table-cell office:value-type="string" calcext:value-type="string">
            <text:p>Manipulation may have led to meteoric Bitcoin ri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pokesman.com/stories/2018/jun/15/bitcoins-astronomical-rise-last-year-could-be-buoy/</text:p>
          </table:table-cell>
          <table:table-cell office:value-type="string" calcext:value-type="string">
            <text:p>Spokesman</text:p>
          </table:table-cell>
          <table:table-cell office:value-type="date" office:date-value="2018-06-15" calcext:value-type="date">
            <text:p>06/15/18</text:p>
          </table:table-cell>
          <table:table-cell office:value-type="string" calcext:value-type="string">
            <text:p>Bitcoin’s astronomical rise last year could be buoyed by market manipulation, researchers s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what-is-going-on-with-the-crypto-markets-experts-share-opinions</text:p>
          </table:table-cell>
          <table:table-cell office:value-type="string" calcext:value-type="string">
            <text:p>Coin Telegraph</text:p>
          </table:table-cell>
          <table:table-cell office:value-type="date" office:date-value="2018-06-16" calcext:value-type="date">
            <text:p>06/16/18</text:p>
          </table:table-cell>
          <table:table-cell office:value-type="string" calcext:value-type="string">
            <text:p>What Is Going On With the Crypto Markets, Experts Share Opin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bitcoinpodcast.com/episode-209/</text:p>
          </table:table-cell>
          <table:table-cell office:value-type="string" calcext:value-type="string">
            <text:p>The Bitcoin Podcast</text:p>
          </table:table-cell>
          <table:table-cell office:value-type="date" office:date-value="2018-06-17" calcext:value-type="date">
            <text:p>06/17/18</text:p>
          </table:table-cell>
          <table:table-cell office:value-type="string" calcext:value-type="string">
            <text:p>The Bitcoin Podcast #209: Emin Gu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zjkill.com/jishi/2018/0618/89210.html</text:p>
          </table:table-cell>
          <table:table-cell office:value-type="string" calcext:value-type="string">
            <text:p>Zjkill</text:p>
          </table:table-cell>
          <table:table-cell office:value-type="date" office:date-value="2018-06-18" calcext:value-type="date">
            <text:p>06/18/18</text:p>
          </table:table-cell>
          <table:table-cell office:value-type="string" calcext:value-type="string">
            <text:p>康奈尔大学传授Emin Gun Sirer公布“经典共识”+“中本聪共识”区块链决策新模式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eos-vulnerability-will-lead-to-massive-exchange-hack-predicts-cornell-blockchain-researcher/</text:p>
          </table:table-cell>
          <table:table-cell office:value-type="string" calcext:value-type="string">
            <text:p>CCN</text:p>
          </table:table-cell>
          <table:table-cell office:value-type="date" office:date-value="2018-06-18" calcext:value-type="date">
            <text:p>06/18/18</text:p>
          </table:table-cell>
          <table:table-cell office:value-type="string" calcext:value-type="string">
            <text:p>EOS Vulnerability Will Lead to ‘Massive Exchange Hack’, Predicts Cornell Blockchain Research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asternodes.ca/bitcoinist/eos-will-see-massive-exchange-hack-this-year-cornell-professor-says/</text:p>
          </table:table-cell>
          <table:table-cell office:value-type="string" calcext:value-type="string">
            <text:p>Master Nodes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OS Will See ‘Massive Exchange Hack’ This Year, Cornell Professor Sa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moneynews.com/news/eos-vulnerable-and-wide-open-to-massive-exchange-hack-says-emin-gun-sirer/</text:p>
          </table:table-cell>
          <table:table-cell office:value-type="string" calcext:value-type="string">
            <text:p>Bit Money News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OS Vulnerable And Wide Open To “Massive Exchange Hack” Says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geek.com/4b-project-eos-network-freezes-one-day-after-launch/</text:p>
          </table:table-cell>
          <table:table-cell office:value-type="string" calcext:value-type="string">
            <text:p>Coin Geek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$4B project EOS network freezes one day after laun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researchers-propose-a-solution-for-selfish-mining-attacks/</text:p>
          </table:table-cell>
          <table:table-cell office:value-type="string" calcext:value-type="string">
            <text:p>BTC Manager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Researchers Propose a Solution for Selfish Mining Attac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riptokoin.in/emin-gun-sirere-gore-eos-buyuk-borsa-saldirilarina-neden-olacak/</text:p>
          </table:table-cell>
          <table:table-cell office:value-type="string" calcext:value-type="string">
            <text:p>Kripto Koin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min Gün Sirer’e Göre EOS Büyük Borsa Saldırılarına Neden Olaca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iscoming.com/eos-leaving-exchanges-vulnerable-to-hacks/</text:p>
          </table:table-cell>
          <table:table-cell office:value-type="string" calcext:value-type="string">
            <text:p>Crypto is Coming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OS leaving exchanges vulnerable to hacks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eos-faces-constitutional-crisis-over-frozen-accounts/</text:p>
          </table:table-cell>
          <table:table-cell office:value-type="string" calcext:value-type="string">
            <text:p>CCN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OS Faces Constitutional Crisis over Frozen Accou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eos-freezes-seven-accounts-following-mainnet-snafu/</text:p>
          </table:table-cell>
          <table:table-cell office:value-type="string" calcext:value-type="string">
            <text:p>CCN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OS Freezes Seven Accounts Following Mainnet Snafu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cornell-blockchain-expert-predicts-eos-exchange-hack-wallet-vulnerability-within-year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Cornell Blockchain Expert Predicts EOS Exchange Hack Wallet Vulnerability Within Ye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ist.com/emin-gun-sirer-eos-will-see-massive-exchange-hack-year/</text:p>
          </table:table-cell>
          <table:table-cell office:value-type="string" calcext:value-type="string">
            <text:p>Bitcoinist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EOS Will See ‘Massive Exchange Hack’ This Year, Cornell Professor Sa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sj.com/articles/is-bitcoin-the-future-or-an-echo-of-a-failed-past-1529460361</text:p>
          </table:table-cell>
          <table:table-cell office:value-type="string" calcext:value-type="string">
            <text:p>Wall Street Journal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Is Bitcoin the Future, or an Echo of a Failed Past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cornell-university-professor-predicts-massive-exchange-hack-due-to-eos-vulnerability/</text:p>
          </table:table-cell>
          <table:table-cell office:value-type="string" calcext:value-type="string">
            <text:p>Crpyto Slate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Cornell University Professor Predicts Massive Exchange Hack Due to EOS Vulner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fox.info/news/9765-opinion-eos-vulnerabilities-will-cause-massive-exchange-hack</text:p>
          </table:table-cell>
          <table:table-cell office:value-type="string" calcext:value-type="string">
            <text:p>Coinfox</text:p>
          </table:table-cell>
          <table:table-cell office:value-type="date" office:date-value="2018-06-19" calcext:value-type="date">
            <text:p>06/19/18</text:p>
          </table:table-cell>
          <table:table-cell office:value-type="string" calcext:value-type="string">
            <text:p>Opinion: EOS vulnerabilities will cause "massive exchange hack"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eos-locked-7-accounts-implications-everyone-crypto/</text:p>
          </table:table-cell>
          <table:table-cell office:value-type="string" calcext:value-type="string">
            <text:p>Coin Desk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EOS Locked 7 Accounts and This Has Implications for Everyone in Cryp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6/20/bitcoin-days-future-past-explained/</text:p>
          </table:table-cell>
          <table:table-cell office:value-type="string" calcext:value-type="string">
            <text:p>News BTC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Bitcoin: The Days of Future Past Explain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daily.co.uk/2018/06/warning-eos-expected-to-be-a-victim-of-a-huge-hack/</text:p>
          </table:table-cell>
          <table:table-cell office:value-type="string" calcext:value-type="string">
            <text:p>Crypto Daily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WARNING! EOS Expected To Be A Victim Of A Huge Hac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pedia.com/tech/whats-plaguing-crypto-markets-experts-weigh/</text:p>
          </table:table-cell>
          <table:table-cell office:value-type="string" calcext:value-type="string">
            <text:p>Investopedia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What's Plaguing Crypto Markets: Experts Weigh 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sonline.com/south-korean-exchange-bithumb-hacked-30-million-lost/</text:p>
          </table:table-cell>
          <table:table-cell office:value-type="string" calcext:value-type="string">
            <text:p>Bits Online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South Korean Exchange Bithumb Hacked, $30 Million Lo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irtyk.com/2018/06/20/eos-hackers-concerns/</text:p>
          </table:table-cell>
          <table:table-cell office:value-type="string" calcext:value-type="string">
            <text:p>Thirty K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If EOS Can Survive the Bugs It Might Challenge Ethere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riptopara.com.tr/2018/06/20/cornell-universitesinden-prof-dr-emin-gun-sirer-eos-hakkinda-ilginc-ongorulerde-bulundu/</text:p>
          </table:table-cell>
          <table:table-cell office:value-type="string" calcext:value-type="string">
            <text:p>Kriptopara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Cornell Üniversitesi’nden Prof. Dr. Emin Gün Sirer EOS Hakkında İlginç Öngörülerde Bulundu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afehaven.com/article/45649/The-Trials-And-Tribulations-Of-A-4-Billion-Blockchain</text:p>
          </table:table-cell>
          <table:table-cell office:value-type="string" calcext:value-type="string">
            <text:p>Safe Haven</text:p>
          </table:table-cell>
          <table:table-cell office:value-type="date" office:date-value="2018-06-20" calcext:value-type="date">
            <text:p>06/20/18</text:p>
          </table:table-cell>
          <table:table-cell office:value-type="string" calcext:value-type="string">
            <text:p>The Trials And Tribulations Of A $4 Billion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price-watch-bitcoin-eos-tron-ethereum-find-support/</text:p>
          </table:table-cell>
          <table:table-cell office:value-type="string" calcext:value-type="string">
            <text:p>Crypto Slate</text:p>
          </table:table-cell>
          <table:table-cell office:value-type="date" office:date-value="2018-06-21" calcext:value-type="date">
            <text:p>06/21/18</text:p>
          </table:table-cell>
          <table:table-cell office:value-type="string" calcext:value-type="string">
            <text:p>Price Watch: Bitcoin, EOS, TRON, Ethereum Find Suppor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6/the-satoshi-god-complex-how-a-block-hash-put-the-magic-back-into-bitcoin/</text:p>
          </table:table-cell>
          <table:table-cell office:value-type="string" calcext:value-type="string">
            <text:p>Crypto Globe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The Satoshi God Complex: How a Block Hash Put the Magic Back Into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nextweb.com/hardfork/2018/06/22/a-mysterious-hash-that-shook-the-crypto-community/</text:p>
          </table:table-cell>
          <table:table-cell office:value-type="string" calcext:value-type="string">
            <text:p>The Next Web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Inside the mysterious Bitcoin hash that shook up the cryptocurrency commun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cornell-professor-and-nick-szabo-criticize-eos-for-bugs-and-centralization/</text:p>
          </table:table-cell>
          <table:table-cell office:value-type="string" calcext:value-type="string">
            <text:p>CCN</text:p>
          </table:table-cell>
          <table:table-cell office:value-type="date" office:date-value="2018-06-23" calcext:value-type="date">
            <text:p>06/23/18</text:p>
          </table:table-cell>
          <table:table-cell office:value-type="string" calcext:value-type="string">
            <text:p>Cornell Professor and Nick Szabo Criticize EOS for Bugs and 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crunch.com/2018/06/24/zcash-and-life-on-the-crypto-roller-coaster/</text:p>
          </table:table-cell>
          <table:table-cell office:value-type="string" calcext:value-type="string">
            <text:p>Tech Crunch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Zcash: life on the crypto roller coaster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cryptocurrency-market-drops-to-241-billion-eos-takes-a-huge-beating/</text:p>
          </table:table-cell>
          <table:table-cell office:value-type="string" calcext:value-type="string">
            <text:p>CCN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Cryptocurrency Market Drops to $241 Billion, EOS Takes a Huge Beat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20609/eos-crypto-biggest-problems-nick-szabo-and-cornell-professor-criticize-eos-for-bugs-and-centralization/</text:p>
          </table:table-cell>
          <table:table-cell office:value-type="string" calcext:value-type="string">
            <text:p>Smartereum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EOS Crypto Biggest Problems: Nick Szabo and Cornell Professor Criticize EOS for Bugs and 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hacked.com/weekly-forecast-cryptocurrency-prices-search-for-reprieve-following-100-billion-correction/</text:p>
          </table:table-cell>
          <table:table-cell office:value-type="string" calcext:value-type="string">
            <text:p>Hacked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Weekly Forecast: Cryptocurrency Prices Search for Reprieve Following $100 Billion Correc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bitcoin-price-drops-hacks-and-fec-regulations-this-week-in-crypto/</text:p>
          </table:table-cell>
          <table:table-cell office:value-type="string" calcext:value-type="string">
            <text:p>CCN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Bitcoin Price Drop, Hacks, and FEC Regulations: This Week in Cryp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china-ranks-eos-as-the-1-blockchain-bitcoin-doesnt-make-top-ten/</text:p>
          </table:table-cell>
          <table:table-cell office:value-type="string" calcext:value-type="string">
            <text:p>CCN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China Ranks EOS as the #1 Blockchain, Bitcoin Doesn’t Make Top T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nterprisetimes.co.uk/2018/06/25/vostok-a-universal-blockchain-enterprises-and-public-bodies/</text:p>
          </table:table-cell>
          <table:table-cell office:value-type="string" calcext:value-type="string">
            <text:p>Enterprise Times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Vostok – a universal blockchain enterprises and public bodies?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what-is-that-mysterious-about-the-bitcoin-block-hash-21e800</text:p>
          </table:table-cell>
          <table:table-cell office:value-type="string" calcext:value-type="string">
            <text:p>Coin Telegraph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What Is That Mysterious About the Bitcoin Block Hash 21E800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ibusiness.ca/2018/06/25/china-grades-eos-as-the-number-1-blockchain-bitcoin-not-on-top-ten/</text:p>
          </table:table-cell>
          <table:table-cell office:value-type="string" calcext:value-type="string">
            <text:p>Hi Business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China Grades EOS as the Number 1 Blockchain, Bitcoin Not on Top T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hacked.com/eos-ranked-top-cryptocurrency-by-chinese-government/</text:p>
          </table:table-cell>
          <table:table-cell office:value-type="string" calcext:value-type="string">
            <text:p>Hacked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EOS Ranked Top Cryptocurrency by Chinese Govern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cryptocurrency-market-cap-drops-to-249-billion-eos-price-freefalling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6-25" calcext:value-type="date">
            <text:p>06/25/18</text:p>
          </table:table-cell>
          <table:table-cell office:value-type="string" calcext:value-type="string">
            <text:p>Cryptocurrency Market Cap Drops To $249 Billion, EOS Price Freefall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razzi.com/chinese-bitcoin-mining-company-reportedly-plans-to-raise-1-billion-in-hk-ipo/</text:p>
          </table:table-cell>
          <table:table-cell office:value-type="string" calcext:value-type="string">
            <text:p>Bitrazzi</text:p>
          </table:table-cell>
          <table:table-cell office:value-type="date" office:date-value="2018-06-26" calcext:value-type="date">
            <text:p>06/26/18</text:p>
          </table:table-cell>
          <table:table-cell office:value-type="string" calcext:value-type="string">
            <text:p>Chinese Bitcoin Mining Company Reportedly Plans To Raise $1 Billion In HK IP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nextweb.com/hardfork/2018/06/26/lighting-network-transactions/</text:p>
          </table:table-cell>
          <table:table-cell office:value-type="string" calcext:value-type="string">
            <text:p>The Next Web</text:p>
          </table:table-cell>
          <table:table-cell office:value-type="date" office:date-value="2018-06-26" calcext:value-type="date">
            <text:p>06/26/18</text:p>
          </table:table-cell>
          <table:table-cell office:value-type="string" calcext:value-type="string">
            <text:p>Lightning Network has 1% success rate with transactions larger than $200, controversial research sa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pamfighter.com/News-21624-For-EOS-Vulnerability-a-Massive-Trade-Hack-has-been-Expected-by-Professor-of-Cornell-University.htm</text:p>
          </table:table-cell>
          <table:table-cell office:value-type="string" calcext:value-type="string">
            <text:p>Spam Fighter</text:p>
          </table:table-cell>
          <table:table-cell office:value-type="date" office:date-value="2018-06-27" calcext:value-type="date">
            <text:p>06/27/18</text:p>
          </table:table-cell>
          <table:table-cell office:value-type="string" calcext:value-type="string">
            <text:p>For EOS Vulnerability a Massive Trade Hack has been Expected by Professor of Cornell Univers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stanford-students-built-16-ethereum-based-dapps-without-an-ico/</text:p>
          </table:table-cell>
          <table:table-cell office:value-type="string" calcext:value-type="string">
            <text:p>Crypto Slate</text:p>
          </table:table-cell>
          <table:table-cell office:value-type="date" office:date-value="2018-06-27" calcext:value-type="date">
            <text:p>06/27/18</text:p>
          </table:table-cell>
          <table:table-cell office:value-type="string" calcext:value-type="string">
            <text:p>Stanford Students Built 16 Ethereum-Based dApps, Without an I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research-suggests-lightning-network-falters-to-process-large-amounts-protocol-founder-fights-back/</text:p>
          </table:table-cell>
          <table:table-cell office:value-type="string" calcext:value-type="string">
            <text:p>BTC Manager</text:p>
          </table:table-cell>
          <table:table-cell office:value-type="date" office:date-value="2018-06-27" calcext:value-type="date">
            <text:p>06/27/18</text:p>
          </table:table-cell>
          <table:table-cell office:value-type="string" calcext:value-type="string">
            <text:p>Research Suggests Lightning Network Falters to Process Large Amounts, Protocol Founder Fights Bac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ytimes.com/2018/06/27/business/dealbook/governments-blockchains-services.html</text:p>
          </table:table-cell>
          <table:table-cell office:value-type="string" calcext:value-type="string">
            <text:p>The New York Times</text:p>
          </table:table-cell>
          <table:table-cell office:value-type="date" office:date-value="2018-06-27" calcext:value-type="date">
            <text:p>06/27/18</text:p>
          </table:table-cell>
          <table:table-cell office:value-type="string" calcext:value-type="string">
            <text:p>Governments Explore Using Blockchains to Improve Servi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sonline.com/dan-larimer-releases-proposal-to-fix-eos/</text:p>
          </table:table-cell>
          <table:table-cell office:value-type="string" calcext:value-type="string">
            <text:p>Bits Online</text:p>
          </table:table-cell>
          <table:table-cell office:value-type="date" office:date-value="2018-06-28" calcext:value-type="date">
            <text:p>06/28/18</text:p>
          </table:table-cell>
          <table:table-cell office:value-type="string" calcext:value-type="string">
            <text:p>Dan Larimer Releases Proposal to Fix EO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sinessdailyafrica.com/economy/Governments-explore-using-blockchains/3946234-4635754-anem7xz/index.html</text:p>
          </table:table-cell>
          <table:table-cell office:value-type="string" calcext:value-type="string">
            <text:p>Business Daily</text:p>
          </table:table-cell>
          <table:table-cell office:value-type="date" office:date-value="2018-06-28" calcext:value-type="date">
            <text:p>06/28/18</text:p>
          </table:table-cell>
          <table:table-cell office:value-type="string" calcext:value-type="string">
            <text:p>Governments explore using blockchains to improve servi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itcoinmojo.org/how-to-scale-bitcoin-and-cryptocurrencies-at-the-network-layer-with-emin-gun-sirer/</text:p>
          </table:table-cell>
          <table:table-cell office:value-type="string" calcext:value-type="string">
            <text:p>Bitcoin Mojo</text:p>
          </table:table-cell>
          <table:table-cell office:value-type="date" office:date-value="2018-07-01" calcext:value-type="date">
            <text:p>07/01/18</text:p>
          </table:table-cell>
          <table:table-cell office:value-type="string" calcext:value-type="string">
            <text:p>How to Scale Bitcoin and Cryptocurrencies at the Network Layer,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mythbusting-why-bitcoin-can-never-go-to-zero</text:p>
          </table:table-cell>
          <table:table-cell office:value-type="string" calcext:value-type="string">
            <text:p>Coin Telegraph</text:p>
          </table:table-cell>
          <table:table-cell office:value-type="date" office:date-value="2018-07-01" calcext:value-type="date">
            <text:p>07/01/18</text:p>
          </table:table-cell>
          <table:table-cell office:value-type="string" calcext:value-type="string">
            <text:p>Mythbusting: Why Bitcoin Can Never Go to Zer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conotimes.com/Why-Bitcoins-Value-Will-Never-Plummet-To-Zero-1397311</text:p>
          </table:table-cell>
          <table:table-cell office:value-type="string" calcext:value-type="string">
            <text:p>Econo Times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Why Bitcoin Will Never Plummet to Zero, According to Cornell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inmastery.com/why-bitcoin-will-never-hit-zero/</text:p>
          </table:table-cell>
          <table:table-cell office:value-type="string" calcext:value-type="string">
            <text:p>Crypto Coin Mastery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Why Bitcoin Will Never Hit Zer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mode.com/what-is-wetrust-cryptocurrency-trst/</text:p>
          </table:table-cell>
          <table:table-cell office:value-type="string" calcext:value-type="string">
            <text:p>Cryptomode</text:p>
          </table:table-cell>
          <table:table-cell office:value-type="date" office:date-value="2018-07-06" calcext:value-type="date">
            <text:p>07/06/18</text:p>
          </table:table-cell>
          <table:table-cell office:value-type="string" calcext:value-type="string">
            <text:p>What Is WeTrust Cryptocurrency (TRST)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prdaily.com/crisiscommunications/Articles/24688.aspx</text:p>
          </table:table-cell>
          <table:table-cell office:value-type="string" calcext:value-type="string">
            <text:p>PR Daily</text:p>
          </table:table-cell>
          <table:table-cell office:value-type="date" office:date-value="2018-07-09" calcext:value-type="date">
            <text:p>07/09/18</text:p>
          </table:table-cell>
          <table:table-cell office:value-type="string" calcext:value-type="string">
            <text:p>Data-use questions resurge, this time with Google in the vortex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aptainaltcoin.com/bancor-suffers-a-security-breach-was-emin-gun-sirer-right-about-this-project/</text:p>
          </table:table-cell>
          <table:table-cell office:value-type="string" calcext:value-type="string">
            <text:p>Captainaltcoin</text:p>
          </table:table-cell>
          <table:table-cell office:value-type="date" office:date-value="2018-07-09" calcext:value-type="date">
            <text:p>07/09/18</text:p>
          </table:table-cell>
          <table:table-cell office:value-type="string" calcext:value-type="string">
            <text:p>[UPDATED] Bancor [BNT] suffers a security breach; was Emin Gün Sirer right about this project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7/10/decentralized-exchange-bancor-falls-victim-to-24-million-security-breach/</text:p>
          </table:table-cell>
          <table:table-cell office:value-type="string" calcext:value-type="string">
            <text:p>News BTC</text:p>
          </table:table-cell>
          <table:table-cell office:value-type="date" office:date-value="2018-07-10" calcext:value-type="date">
            <text:p>07/10/18</text:p>
          </table:table-cell>
          <table:table-cell office:value-type="string" calcext:value-type="string">
            <text:p>Decentralized Exchange Bancor Falls Victim to $24 Million Security Brea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even-elon-musk-is-talking-about-twitters-crypto-scambot-epidemic/</text:p>
          </table:table-cell>
          <table:table-cell office:value-type="string" calcext:value-type="string">
            <text:p>CCN</text:p>
          </table:table-cell>
          <table:table-cell office:value-type="date" office:date-value="2018-07-10" calcext:value-type="date">
            <text:p>07/10/18</text:p>
          </table:table-cell>
          <table:table-cell office:value-type="string" calcext:value-type="string">
            <text:p>Even Elon Musk is Talking About Twitter’s Crypto Scambot Epidemic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ashable.com/2018/07/10/bancor-hacked/#yMUO31d8p5qx</text:p>
          </table:table-cell>
          <table:table-cell office:value-type="string" calcext:value-type="string">
            <text:p>Mashable</text:p>
          </table:table-cell>
          <table:table-cell office:value-type="date" office:date-value="2018-07-10" calcext:value-type="date">
            <text:p>07/10/18</text:p>
          </table:table-cell>
          <table:table-cell office:value-type="string" calcext:value-type="string">
            <text:p>Cryptocurrency exchange Bancor loses $23.5 million in security brea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tesla-ceo-elon-musk-tweets-about-twitters-ethereum-scam-bots-vitalik-responds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7-10" calcext:value-type="date">
            <text:p>07/10/18</text:p>
          </table:table-cell>
          <table:table-cell office:value-type="string" calcext:value-type="string">
            <text:p>Tesla CEO Elon Musk Tweets About Twitter’s Ethereum Scam Bots, Vitalik Respon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bitcoin-price-struggles-to-rebound-at-6350-after-big-fall-corrective-rally-unlikely/</text:p>
          </table:table-cell>
          <table:table-cell office:value-type="string" calcext:value-type="string">
            <text:p>CCN</text:p>
          </table:table-cell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Bitcoin Price Struggles to Rebound at $6,350 After Big Fall, Corrective Rally Unlike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lokt.com/news/israeli-crypto-platform-bancor-loses-23-5-million-worth-of-tokens-in-security-breach</text:p>
          </table:table-cell>
          <table:table-cell office:value-type="string" calcext:value-type="string">
            <text:p>Blokt</text:p>
          </table:table-cell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Israeli Crypto Platform Bancor Loses $23.5 Million Worth of Tokens in Security Brea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speaker.com/2018/07/11/ethereum-scam-bots-on-twitter-draws-attention-of-elon-musk/</text:p>
          </table:table-cell>
          <table:table-cell office:value-type="string" calcext:value-type="string">
            <text:p>Coinspeaker</text:p>
          </table:table-cell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Ethereum Scam Bots on Twitter Draws Attention of Elon Mus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ncisenews.global/2018/07/11/hackers-steal-23-5m-from-cryptocurrency-exchange/</text:p>
          </table:table-cell>
          <table:table-cell office:value-type="string" calcext:value-type="string">
            <text:p>Concise</text:p>
          </table:table-cell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Hackers Steal $23.5m From Cryptocurrency Excha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a-3-3-billion-claim-has-cardanos-blockchain-solved-proof-of-stake/</text:p>
          </table:table-cell>
          <table:table-cell office:value-type="string" calcext:value-type="string">
            <text:p>Coindesk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A $3.3 Billion Claim: Has Cardano's Blockchain 'Solved' Proof-of-Stak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nextweb.com/hardfork/2018/07/12/blackmail-bitcoin-videos/</text:p>
          </table:table-cell>
          <table:table-cell office:value-type="string" calcext:value-type="string">
            <text:p>The Next Web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Blackmailers threaten to leak users’ masturbation vids unless they pay Bitcoin rans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new-bitcoin-scam-targets-embarrassed-porn-viewers/</text:p>
          </table:table-cell>
          <table:table-cell office:value-type="string" calcext:value-type="string">
            <text:p>CCN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New Bitcoin Scam Targets Embarrassed Porn View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nsidebitcoins.com/news/bancor-criticized-for-its-ability-to-freeze-funds-not-for-exchange-hack/151983</text:p>
          </table:table-cell>
          <table:table-cell office:value-type="string" calcext:value-type="string">
            <text:p>Inside Bitcoins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Bancor Criticized For its Ability to Freeze Funds, Not for Exchange Hac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xstreet.com/analysis/a-33-billion-claim-has-cardanos-blockchain-solved-proof-of-stake-201807121704</text:p>
          </table:table-cell>
          <table:table-cell office:value-type="string" calcext:value-type="string">
            <text:p>FX Street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A $3.3 Billion Claim: Has Cardano's Blockchain 'Solved' Proof-of-Stak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bancor-criticized-for-its-ability-to-freeze-funds-not-for-exchange-hack/</text:p>
          </table:table-cell>
          <table:table-cell office:value-type="string" calcext:value-type="string">
            <text:p>BTC Manager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Bancor Criticized For its Ability to Freeze Funds, Not for Exchange Hac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11626/meet-oasis-labs-the-blockchain-startup-silicon-valley-is-buzzing-abou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7-12" calcext:value-type="date">
            <text:p>07/12/18</text:p>
          </table:table-cell>
          <table:table-cell office:value-type="string" calcext:value-type="string">
            <text:p>Meet Oasis Labs, the blockchain startup Silicon Valley is buzzing ab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bitcoinexchangeguide.com/new-crypto-blackmail-scam-targets-porn-watchers-in-latest-bitcoin-scheme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7-13" calcext:value-type="date">
            <text:p>07/13/18</text:p>
          </table:table-cell>
          <table:table-cell office:value-type="string" calcext:value-type="string">
            <text:p>New Crypto Blackmail Scam Targets Porn Watchers in Latest Bitcoin Sche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inmastery.com/has-cardanos-blockchain-solved-proof-of-stake/</text:p>
          </table:table-cell>
          <table:table-cell office:value-type="string" calcext:value-type="string">
            <text:p>CryptoCoin Mastery</text:p>
          </table:table-cell>
          <table:table-cell office:value-type="date" office:date-value="2018-07-13" calcext:value-type="date">
            <text:p>07/13/18</text:p>
          </table:table-cell>
          <table:table-cell office:value-type="string" calcext:value-type="string">
            <text:p>Has Cardano’s Blockchain ‘Solved’ Proof-of-Stak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ews.fx168.com/blockchain/1807/2587535_wap.shtml</text:p>
          </table:table-cell>
          <table:table-cell office:value-type="string" calcext:value-type="string">
            <text:p>News FX 168</text:p>
          </table:table-cell>
          <table:table-cell office:value-type="date" office:date-value="2018-07-14" calcext:value-type="date">
            <text:p>07/14/18</text:p>
          </table:table-cell>
          <table:table-cell office:value-type="string" calcext:value-type="string">
            <text:p>康奈尔大学教授推出全新共识协议 但以太坊开发人员质疑其安全性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howtogeek.com/359129/don%E2%80%99t-fall-for-the-new-cryptoblackmail-scam-here%E2%80%99s-how-to-protect-yourself/</text:p>
          </table:table-cell>
          <table:table-cell office:value-type="string" calcext:value-type="string">
            <text:p>How-To Geek</text:p>
          </table:table-cell>
          <table:table-cell office:value-type="date" office:date-value="2018-07-14" calcext:value-type="date">
            <text:p>07/14/18</text:p>
          </table:table-cell>
          <table:table-cell office:value-type="string" calcext:value-type="string">
            <text:p>Don’t Fall For the New CryptoBlackmail Scam: Here’s How to Protect Yourself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vladimir-putin-denies-bitcoin-financing-claims-to-donald-trump-about-2016-us-election-hacking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7-16" calcext:value-type="date">
            <text:p>07/16/18</text:p>
          </table:table-cell>
          <table:table-cell office:value-type="string" calcext:value-type="string">
            <text:p>Vladimir Putin Denies Bitcoin Financing Claims to Donald Trump About 2016 US Election Hack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here-is-how-blockchain-will-help-to-explore-space</text:p>
          </table:table-cell>
          <table:table-cell office:value-type="string" calcext:value-type="string">
            <text:p>Coin Telegraph</text:p>
          </table:table-cell>
          <table:table-cell office:value-type="date" office:date-value="2018-07-16" calcext:value-type="date">
            <text:p>07/16/18</text:p>
          </table:table-cell>
          <table:table-cell office:value-type="string" calcext:value-type="string">
            <text:p>The Dangers of Perceived Anonymity: Russian Hackers’ Bitcoin Trai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why-you-cant-trust-most-cryptocurrency-white-papers/</text:p>
          </table:table-cell>
          <table:table-cell office:value-type="string" calcext:value-type="string">
            <text:p>Wired</text:p>
          </table:table-cell>
          <table:table-cell office:value-type="date" office:date-value="2018-07-18" calcext:value-type="date">
            <text:p>07/18/18</text:p>
          </table:table-cell>
          <table:table-cell office:value-type="string" calcext:value-type="string">
            <text:p>Why You Can't Trust More Cryptocurrency White Pap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sonline.com/eu-tax3-crypto-privacy-anonymity/</text:p>
          </table:table-cell>
          <table:table-cell office:value-type="string" calcext:value-type="string">
            <text:p>Bits Online</text:p>
          </table:table-cell>
          <table:table-cell office:value-type="date" office:date-value="2018-07-19" calcext:value-type="date">
            <text:p>07/19/18</text:p>
          </table:table-cell>
          <table:table-cell office:value-type="string" calcext:value-type="string">
            <text:p>European Parliament’s TAX3 Crypto Report: ‘Unveil the Anonymity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speaker.com/2018/07/20/final-test-network-launched-for-ethereum-payments-channel-raiden/</text:p>
          </table:table-cell>
          <table:table-cell office:value-type="string" calcext:value-type="string">
            <text:p>Coin Speaker</text:p>
          </table:table-cell>
          <table:table-cell office:value-type="date" office:date-value="2018-07-20" calcext:value-type="date">
            <text:p>07/20/18</text:p>
          </table:table-cell>
          <table:table-cell office:value-type="string" calcext:value-type="string">
            <text:p>Final Test Network Launched for Ethereum Payments Channel Raid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the-dark-dao-threat-vote-vulnerability-could-undermine-crypto-elections/</text:p>
          </table:table-cell>
          <table:table-cell office:value-type="string" calcext:value-type="string">
            <text:p>Coin Desk</text:p>
          </table:table-cell>
          <table:table-cell office:value-type="date" office:date-value="2018-07-20" calcext:value-type="date">
            <text:p>07/20/18</text:p>
          </table:table-cell>
          <table:table-cell office:value-type="string" calcext:value-type="string">
            <text:p>The 'Dark DAO' Threat: Vote Vulnerability Could Undermine Crypto Elections</text:p>
          </table:table-cell>
          <table:table-cell office:value-type="string" calcext:value-type="string">
            <text:p>daian, kell, miers, 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asdaq.com/article/zcash-king-of-crypto-privacy-cm994699</text:p>
          </table:table-cell>
          <table:table-cell office:value-type="string" calcext:value-type="string">
            <text:p>Nasdaq</text:p>
          </table:table-cell>
          <table:table-cell office:value-type="date" office:date-value="2018-07-23" calcext:value-type="date">
            <text:p>07/23/18</text:p>
          </table:table-cell>
          <table:table-cell office:value-type="string" calcext:value-type="string">
            <text:p>ZCash: King of Crypto Privac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3wtw.com/ylbg/104958.html</text:p>
          </table:table-cell>
          <table:table-cell office:value-type="string" calcext:value-type="string">
            <text:p>3wtw</text:p>
          </table:table-cell>
          <table:table-cell office:value-type="date" office:date-value="2018-07-24" calcext:value-type="date">
            <text:p>07/24/18</text:p>
          </table:table-cell>
          <table:table-cell office:value-type="string" calcext:value-type="string">
            <text:p>康奈尔大学教授Emin Gun Sirer公布“经典共识”+“中本聪共识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mes.com/crypto-scammers-take-over-fox-tv-twitter-impersonate-justin-sun-promote-fake-giveaway</text:p>
          </table:table-cell>
          <table:table-cell office:value-type="string" calcext:value-type="string">
            <text:p>Crypto Comes</text:p>
          </table:table-cell>
          <table:table-cell office:value-type="date" office:date-value="2018-07-24" calcext:value-type="date">
            <text:p>07/24/18</text:p>
          </table:table-cell>
          <table:table-cell office:value-type="string" calcext:value-type="string">
            <text:p>Crypto Scammers Take Over FOX TV Twitter, Impersonate Justin Sun, Promote Fake Giveaw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ibusiness.ca/2018/07/24/bitcoin-attracts-more-followers-following-massive-coverage-of-russian-involvement-in-2016-us-election-hacks/</text:p>
          </table:table-cell>
          <table:table-cell office:value-type="string" calcext:value-type="string">
            <text:p>Hi Business</text:p>
          </table:table-cell>
          <table:table-cell office:value-type="date" office:date-value="2018-07-24" calcext:value-type="date">
            <text:p>07/24/18</text:p>
          </table:table-cell>
          <table:table-cell office:value-type="string" calcext:value-type="string">
            <text:p>Bitcoin Attracts More Followers Following Massive Coverage of Russian Involvement in 2016 US Election Hac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ashable.com/2018/07/25/best-blockchain-race/#Wl9odi3tAmqQ</text:p>
          </table:table-cell>
          <table:table-cell office:value-type="string" calcext:value-type="string">
            <text:p>Mashable</text:p>
          </table:table-cell>
          <table:table-cell office:value-type="date" office:date-value="2018-07-25" calcext:value-type="date">
            <text:p>07/25/18</text:p>
          </table:table-cell>
          <table:table-cell office:value-type="string" calcext:value-type="string">
            <text:p>Ava, Dfinity, and more: The hottest blockchain companies of tomorr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the-bitcoin-cash-pre-consensus-debate-continues/</text:p>
          </table:table-cell>
          <table:table-cell office:value-type="string" calcext:value-type="string">
            <text:p>Bitcoin News</text:p>
          </table:table-cell>
          <table:table-cell office:value-type="date" office:date-value="2018-07-26" calcext:value-type="date">
            <text:p>07/26/18</text:p>
          </table:table-cell>
          <table:table-cell office:value-type="string" calcext:value-type="string">
            <text:p>The Bitcoin Cash Pre-Consensus Debate Continu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samsung-smartphones-are-the-most-secure-device-when-using-cryptocurrency/</text:p>
          </table:table-cell>
          <table:table-cell office:value-type="string" calcext:value-type="string">
            <text:p>CCN</text:p>
          </table:table-cell>
          <table:table-cell office:value-type="date" office:date-value="2018-07-26" calcext:value-type="date">
            <text:p>07/26/18</text:p>
          </table:table-cell>
          <table:table-cell office:value-type="string" calcext:value-type="string">
            <text:p>Samsung: Smartphones are the Most Secure Device When Using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most-complex-dapp-on-ethereum-already-has-millions-of-dollars-at-stake/</text:p>
          </table:table-cell>
          <table:table-cell office:value-type="string" calcext:value-type="string">
            <text:p>CCN</text:p>
          </table:table-cell>
          <table:table-cell office:value-type="date" office:date-value="2018-07-26" calcext:value-type="date">
            <text:p>07/26/18</text:p>
          </table:table-cell>
          <table:table-cell office:value-type="string" calcext:value-type="string">
            <text:p>Most Complex dApp on Ethereum Already Has Millions of Dollars at 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ais.com/most-complex-dapp-on-ethereum-already-has-millions-of-dollars-at-stake/</text:p>
          </table:table-cell>
          <table:table-cell office:value-type="string" calcext:value-type="string">
            <text:p>Coin Dais</text:p>
          </table:table-cell>
          <table:table-cell office:value-type="date" office:date-value="2018-07-26" calcext:value-type="date">
            <text:p>07/26/18</text:p>
          </table:table-cell>
          <table:table-cell office:value-type="string" calcext:value-type="string">
            <text:p>Most Complex DApp On Ethereum Already Has Millions Of Dollars At 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moneynews.com/ethereum-news/introducing-prediction-app-augur-ethereums-most-complex-costly-dapp-yet/</text:p>
          </table:table-cell>
          <table:table-cell office:value-type="string" calcext:value-type="string">
            <text:p>BitMoneyNews</text:p>
          </table:table-cell>
          <table:table-cell office:value-type="date" office:date-value="2018-07-26" calcext:value-type="date">
            <text:p>07/26/18</text:p>
          </table:table-cell>
          <table:table-cell office:value-type="string" calcext:value-type="string">
            <text:p>Introducing Prediction App Augur – Ethereum’s Most Complex &amp; Costly dApp Y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xpress.co.uk/finance/city/995019/Bitcoin-price-ripple-cryptocurrency-ethereum-BTC-to-USD-XRP-news</text:p>
          </table:table-cell>
          <table:table-cell office:value-type="string" calcext:value-type="string">
            <text:p>Express UK</text:p>
          </table:table-cell>
          <table:table-cell office:value-type="date" office:date-value="2018-07-27" calcext:value-type="date">
            <text:p>07/27/18</text:p>
          </table:table-cell>
          <table:table-cell office:value-type="string" calcext:value-type="string">
            <text:p>Bitcoin price LIVE: BTC sinks back to $7k while Winklevoss twins suffer ETF rejec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logtienao.com/samsung-dien-thoai-thong-minh-la-thiet-bi-bao-mat-nhat-khi-su-dung-tien-dien-tu/</text:p>
          </table:table-cell>
          <table:table-cell office:value-type="string" calcext:value-type="string">
            <text:p>Blog Tien Ao</text:p>
          </table:table-cell>
          <table:table-cell office:value-type="date" office:date-value="2018-07-27" calcext:value-type="date">
            <text:p>07/27/18</text:p>
          </table:table-cell>
          <table:table-cell office:value-type="string" calcext:value-type="string">
            <text:p>Samsung: Điện thoại thông minh là thiết bị bảo mật nhất khi sử dụng tiền điện tử.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samsung-says-smartphones-are-safest-securest-for-crypto-payments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7-27" calcext:value-type="date">
            <text:p>07/27/18</text:p>
          </table:table-cell>
          <table:table-cell office:value-type="string" calcext:value-type="string">
            <text:p>Samsung Says Smartphones are Safest &amp; Securest For Crypto Pay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speaker.com/2018/07/27/smartphones-replace-laptops-as-the-safest-device-for-cryptocurrency-transactions-says-samsung/</text:p>
          </table:table-cell>
          <table:table-cell office:value-type="string" calcext:value-type="string">
            <text:p>Coin Speaker</text:p>
          </table:table-cell>
          <table:table-cell office:value-type="date" office:date-value="2018-07-27" calcext:value-type="date">
            <text:p>07/27/18</text:p>
          </table:table-cell>
          <table:table-cell office:value-type="string" calcext:value-type="string">
            <text:p>Smartphones Replace Laptops as the Safest Device for Cryptocurrency Transactions, Says Samsu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iptoalerta.io/2018/07/28/tenga-la-seguridad-de-que-los-etf-eventualmente-sucederan-emin-gun-si/</text:p>
          </table:table-cell>
          <table:table-cell office:value-type="string" calcext:value-type="string">
            <text:p>Cripto Alerta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“Tenga la seguridad de que los ETF eventualmente sucederán” – Emin Gün Si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zycrypto.com/trusted-execution-environment-tee-makes-phones-devices-safer-when-using-cryptocurrency/</text:p>
          </table:table-cell>
          <table:table-cell office:value-type="string" calcext:value-type="string">
            <text:p>ZyCrypto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Trusted Execution Environment (TEE) makes phones devices safer when using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ibusiness.ca/2018/07/28/the-debate-on-bitcoin-cash-pre-consensus-is-still-on/</text:p>
          </table:table-cell>
          <table:table-cell office:value-type="string" calcext:value-type="string">
            <text:p>Hi Business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The Debate On Bitcoin Cash Pre-Consensus Is Still 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7/bitcoin-etfs-will-eventually-happen-says-cornell-computer-science-professor/</text:p>
          </table:table-cell>
          <table:table-cell office:value-type="string" calcext:value-type="string">
            <text:p>Crypto Globe</text:p>
          </table:table-cell>
          <table:table-cell office:value-type="date" office:date-value="2018-07-29" calcext:value-type="date">
            <text:p>07/29/18</text:p>
          </table:table-cell>
          <table:table-cell office:value-type="string" calcext:value-type="string">
            <text:p>Bitcoin ETFs “Will Eventually Happen,” Says Cornell Computer Science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edianama.com/2018/07/223-data-protection-bill-comment/</text:p>
          </table:table-cell>
          <table:table-cell office:value-type="string" calcext:value-type="string">
            <text:p>Medianama</text:p>
          </table:table-cell>
          <table:table-cell office:value-type="date" office:date-value="2018-07-31" calcext:value-type="date">
            <text:p>07/31/18</text:p>
          </table:table-cell>
          <table:table-cell office:value-type="string" calcext:value-type="string">
            <text:p>All roads of data sovereignty lead to a dystopia - Guest Colum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der.com.au/blockstream-buys-up-mining-gear-what-does-it-mean-for-bitcoin</text:p>
          </table:table-cell>
          <table:table-cell office:value-type="string" calcext:value-type="string">
            <text:p>Finder</text:p>
          </table:table-cell>
          <table:table-cell office:value-type="date" office:date-value="2018-08-01" calcext:value-type="date">
            <text:p>08/01/18</text:p>
          </table:table-cell>
          <table:table-cell office:value-type="string" calcext:value-type="string">
            <text:p>Blockstream buys up mining gear. What does it mean for bitcoi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cobrothers.media/2018/08/01/a-year-later-how-the-bitcoin-cash-community-found-itself-on-a-verge-of-a-split/</text:p>
          </table:table-cell>
          <table:table-cell office:value-type="string" calcext:value-type="string">
            <text:p>ICO Brothers</text:p>
          </table:table-cell>
          <table:table-cell office:value-type="date" office:date-value="2018-08-01" calcext:value-type="date">
            <text:p>08/01/18</text:p>
          </table:table-cell>
          <table:table-cell office:value-type="string" calcext:value-type="string">
            <text:p>A Year Later: How the Bitcoin Cash Community Found Itself On a Verge of a Spli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heddar.com/videos/crypto-scammers-move-from-twitter-to-instagram</text:p>
          </table:table-cell>
          <table:table-cell office:value-type="string" calcext:value-type="string">
            <text:p>Cheddar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Crypto-Scammers Move From Twitter to Instagr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sonline.com/tezos-foundation-new-grants/</text:p>
          </table:table-cell>
          <table:table-cell office:value-type="string" calcext:value-type="string">
            <text:p>Bits Online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Tezos Foundation Issues New Grants to Research Institut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8/bitcoins-btc-lightning-network-impractical-even-for-highly-technical-users/</text:p>
          </table:table-cell>
          <table:table-cell office:value-type="string" calcext:value-type="string">
            <text:p>Crypto Globe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Bitcoin’s (BTC) Lightning Network “Impractical Even For Highly Technical Users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odaysgazette.com/tezos-xtz-funds-cornell-university-research-three-other-institutions/</text:p>
          </table:table-cell>
          <table:table-cell office:value-type="string" calcext:value-type="string">
            <text:p>Today's Gazette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Tezos (XTZ) Funds Cornell University Research, Three Other Institutions.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news/lightning-network-grew-by-85-in-one-month-but-are-we-closer-to-adoption/</text:p>
          </table:table-cell>
          <table:table-cell office:value-type="string" calcext:value-type="string">
            <text:p>Finance Magnates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Lightning Network Grows by 85% in One Month, But Are We Closer to Adoptio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tezos-foundation-to-issue-grants-for-blockchain-and-smart-contract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Tezos Foundation to Issue Grants for Blockchain and Smart Contract Resear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t.cointelegraph.com/news/tezos-foundation-to-issue-grants-for-blockchain-and-smart-contract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La Tezos Foundation rilascerà sovvenzioni per la ricerca su blockchain e smart contrac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de.cointelegraph.com/news/tezos-foundation-to-issue-grants-for-blockchain-and-smart-contract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Tezos Foundation: Zuschüsse für Blockchain und Smart-Contract-Forschu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sdt.vn/tin-tuc/6538/tezos-tai-tro-cho-4-to-chuc-nghien-cuu-emin-gun-sirer-university-of-beira-interior-decentralized-et-consulting-llc-decet-france-ioi/</text:p>
          </table:table-cell>
          <table:table-cell office:value-type="string" calcext:value-type="string">
            <text:p>usdt.vn News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tezos-to-gift-blockchain-and-smart-contract-grants-to-leading-university-institutions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Tezos to Gift Blockchain and Smart Contract Grants to Leading University Institut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disrupt.com/tezos-foundation-bouncing-back-issues-blockchain-grants-to-research-institutions/</text:p>
          </table:table-cell>
          <table:table-cell office:value-type="string" calcext:value-type="string">
            <text:p>Crypto Disrupt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Tezos Foundation Bouncing Back – Issues Blockchain Grants to Research Institut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instinctmagazine.com/post/watching-porn-online-someone-watching-you-intent-blackmail</text:p>
          </table:table-cell>
          <table:table-cell office:value-type="string" calcext:value-type="string">
            <text:p>Instinct</text:p>
          </table:table-cell>
          <table:table-cell office:value-type="date" office:date-value="2018-08-12" calcext:value-type="date">
            <text:p>08/12/18</text:p>
          </table:table-cell>
          <table:table-cell office:value-type="string" calcext:value-type="string">
            <text:p>Watching Porn Online? Is Someone Watching You With Intent To Blackmai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-turk.com/vitalik-buterin-ve-emin-gun-sirer-tldeki-dususu-tartisti</text:p>
          </table:table-cell>
          <table:table-cell office:value-type="string" calcext:value-type="string">
            <text:p>Coin Turk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Vitalik Buterin Ve Emin Gün Sirer TL’deki Düşüşü Tartışt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der.com.au/bitmain-ipo-presents-a-new-way-to-bet-on-cryptocurrency-prices</text:p>
          </table:table-cell>
          <table:table-cell office:value-type="string" calcext:value-type="string">
            <text:p>Finder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Bitmain IPO presents a new way to bet on cryptocurrency pric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coinbase-distributed-systems-acquisition/</text:p>
          </table:table-cell>
          <table:table-cell office:value-type="string" calcext:value-type="string">
            <text:p>Wired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Coinbase Doubles Down On The Future Of Digital Identity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nsidebitcoins.com/news/248-uri-klarman-bloxroute-layer-0-scaling-with-akamai-for-blockchains/163131</text:p>
          </table:table-cell>
          <table:table-cell office:value-type="string" calcext:value-type="string">
            <text:p>Inside Bitcoins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#248 Uri Klarman: bloXroute – Layer-0 Scaling with Akamai for Blockchai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nhashed.com/cryptocurrency-news/coinbase-acquisition-exchange-digital-identity/</text:p>
          </table:table-cell>
          <table:table-cell office:value-type="string" calcext:value-type="string">
            <text:p>Unhashed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Coinbase Acquisition Reveals the Exchange’s Interest in Providing Digital Identity Service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santiago-siri-radical-plan-for-blockchain-voting/</text:p>
          </table:table-cell>
          <table:table-cell office:value-type="string" calcext:value-type="string">
            <text:p>Wired</text:p>
          </table:table-cell>
          <table:table-cell office:value-type="date" office:date-value="2018-08-16" calcext:value-type="date">
            <text:p>08/16/18</text:p>
          </table:table-cell>
          <table:table-cell office:value-type="string" calcext:value-type="string">
            <text:p>Meet The Man With A Radical Plan For Blockchain Vo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coindesk.com/what-intels-foreshadow-flaw-means-for-the-future-of-cryptocurrency/</text:p>
          </table:table-cell>
          <table:table-cell office:value-type="string" calcext:value-type="string">
            <text:p>CoinDesk</text:p>
          </table:table-cell>
          <table:table-cell office:value-type="date" office:date-value="2018-08-16" calcext:value-type="date">
            <text:p>08/16/18</text:p>
          </table:table-cell>
          <table:table-cell office:value-type="string" calcext:value-type="string">
            <text:p>What the Foreshadow Flaw Means for the Future of Crypto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unhashed.com/cryptocurrency-news/us-federal-trade-commission-reports-new-bitcoin-blackmail-scam-targeting-unfaithful-men/</text:p>
          </table:table-cell>
          <table:table-cell office:value-type="string" calcext:value-type="string">
            <text:p>Unhashed</text:p>
          </table:table-cell>
          <table:table-cell office:value-type="date" office:date-value="2018-08-22" calcext:value-type="date">
            <text:p>08/22/18</text:p>
          </table:table-cell>
          <table:table-cell office:value-type="string" calcext:value-type="string">
            <text:p>US Federal Trade Commission Reports New Bitcoin Blackmail Scam Targeting ‘Unfaithful’ M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8/bitcoin-blackmailing-scams-targeting-unfaithful-men-reported-by-us-federal-trade-commission-ftc/</text:p>
          </table:table-cell>
          <table:table-cell office:value-type="string" calcext:value-type="string">
            <text:p>Crypto Globe</text:p>
          </table:table-cell>
          <table:table-cell office:value-type="date" office:date-value="2018-08-22" calcext:value-type="date">
            <text:p>08/22/18</text:p>
          </table:table-cell>
          <table:table-cell office:value-type="string" calcext:value-type="string">
            <text:p>Bitcoin Blackmailing Scams Targeting "Unfaithful" Men Reported By US Federal Trade Commission (FTC)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why-should-crypto-care-foreshadow/</text:p>
          </table:table-cell>
          <table:table-cell office:value-type="string" calcext:value-type="string">
            <text:p>BTC Manager</text:p>
          </table:table-cell>
          <table:table-cell office:value-type="date" office:date-value="2018-08-24" calcext:value-type="date">
            <text:p>08/24/18</text:p>
          </table:table-cell>
          <table:table-cell office:value-type="string" calcext:value-type="string">
            <text:p>Why Should Crypto Care about Foreshadow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gdaily.com/cryptocurrency-and-blockchain/xinfins-journey-to-revolutionizing-global-transaction-processing-for-businesses-and-individuals</text:p>
          </table:table-cell>
          <table:table-cell office:value-type="string" calcext:value-type="string">
            <text:p>TG Daily</text:p>
          </table:table-cell>
          <table:table-cell office:value-type="date" office:date-value="2018-08-24" calcext:value-type="date">
            <text:p>08/24/18</text:p>
          </table:table-cell>
          <table:table-cell office:value-type="string" calcext:value-type="string">
            <text:p>XinFin’s journey to revolutionizing global transaction processing for businesses and individua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sec-u-turn-on-etf-rejection-a-balancing-act-for-adoption</text:p>
          </table:table-cell>
          <table:table-cell office:value-type="string" calcext:value-type="string">
            <text:p>Coin Telegraph</text:p>
          </table:table-cell>
          <table:table-cell office:value-type="date" office:date-value="2018-08-25" calcext:value-type="date">
            <text:p>08/25/18</text:p>
          </table:table-cell>
          <table:table-cell office:value-type="string" calcext:value-type="string">
            <text:p>SEC U-Turn on ETF Rejection — A Balancing Act for Adoptio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sec-bitcoin-etf-denials-re-reviewed-crypto-adoption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8-26" calcext:value-type="date">
            <text:p>08/26/18</text:p>
          </table:table-cell>
          <table:table-cell office:value-type="string" calcext:value-type="string">
            <text:p>True Crypto Adoption: SEC Bitcoin ETF Denials to be Re-Reviewed, a Deeper Meaning and Signaling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sethebitcoin.com/can-twitter-stop-its-crypto-hacks-and-scams/</text:p>
          </table:table-cell>
          <table:table-cell office:value-type="string" calcext:value-type="string">
            <text:p>UTB</text:p>
          </table:table-cell>
          <table:table-cell office:value-type="date" office:date-value="2018-08-27" calcext:value-type="date">
            <text:p>08/27/18</text:p>
          </table:table-cell>
          <table:table-cell office:value-type="string" calcext:value-type="string">
            <text:p>Can Twitter Stop Its Crypto Hacks And Scams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tps://myemail.constantcontact.com/New-from-IC3--Meetup-on-Aug-30--Boot-Camp-Videos--News-Blogs.html?soid=1126638416463&amp;aid=6RdwYQaFSIo</text:p>
          </table:table-cell>
          <table:table-cell office:value-type="string" calcext:value-type="string">
            <text:p>IC3</text:p>
          </table:table-cell>
          <table:table-cell office:value-type="date" office:date-value="2018-08-27" calcext:value-type="date">
            <text:p>08/27/18</text:p>
          </table:table-cell>
          <table:table-cell office:value-type="string" calcext:value-type="string">
            <text:p>IC3 Newsletter</text:p>
          </table:table-cell>
          <table:table-cell office:value-type="string" calcext:value-type="string">
            <text:p>eyal,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2018/08/28/blockchain-courses/</text:p>
          </table:table-cell>
          <table:table-cell office:value-type="string" calcext:value-type="string">
            <text:p>Fortune</text:p>
          </table:table-cell>
          <table:table-cell office:value-type="date" office:date-value="2018-08-28" calcext:value-type="date">
            <text:p>08/28/18</text:p>
          </table:table-cell>
          <table:table-cell office:value-type="string" calcext:value-type="string">
            <text:p>The Hot New Subject on Campus? It's Block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thenextweb.com/hardfork/2018/08/29/cryptocurrency-wright-bits-bytes/</text:p>
          </table:table-cell>
          <table:table-cell office:value-type="string" calcext:value-type="string">
            <text:p>The Next Web</text:p>
          </table:table-cell>
          <table:table-cell office:value-type="date" office:date-value="2018-08-29" calcext:value-type="date">
            <text:p>08/29/18</text:p>
          </table:table-cell>
          <table:table-cell office:value-type="string" calcext:value-type="string">
            <text:p>Why everyone in the cryptocurrency community is suddenly talking about bits and byt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hainbits.com/reviews/tezos-review/</text:p>
          </table:table-cell>
          <table:table-cell office:value-type="string" calcext:value-type="string">
            <text:p>Chain Bits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Tezos (XTZ) Review – True Decentralized Governance for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in.news/news/scams/latest-bitcoin-blackmailing-scam-targets-unfaithful-men-19608/</text:p>
          </table:table-cell>
          <table:table-cell office:value-type="string" calcext:value-type="string">
            <text:p>Crypto Coin News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Latest Bitcoin Blackmailing Scam Targets ‘Unfaithful’ M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faketoshi-craig-wright-fails-bitcoin-block-calculations/</text:p>
          </table:table-cell>
          <table:table-cell office:value-type="string" calcext:value-type="string">
            <text:p>Crypto Slate</text:p>
          </table:table-cell>
          <table:table-cell office:value-type="date" office:date-value="2018-08-31" calcext:value-type="date">
            <text:p>08/31/18</text:p>
          </table:table-cell>
          <table:table-cell office:value-type="string" calcext:value-type="string">
            <text:p>‘Faketoshi’ Craig Wright Fails Bitcoin Block Calculat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rates.com/news/p/waves-explained-a-nxt-blockchain-for-financial-and-custom-asset-operations</text:p>
          </table:table-cell>
          <table:table-cell office:value-type="string" calcext:value-type="string">
            <text:p>Bitrates</text:p>
          </table:table-cell>
          <table:table-cell office:value-type="date" office:date-value="2018-09-01" calcext:value-type="date">
            <text:p>09/01/18</text:p>
          </table:table-cell>
          <table:table-cell office:value-type="string" calcext:value-type="string">
            <text:p>Waves Explained: A Nxt Blockchain for Financial and Custom Asset Operat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digitaljournal.com/pr/3922713</text:p>
          </table:table-cell>
          <table:table-cell office:value-type="string" calcext:value-type="string">
            <text:p>Digital Journal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Cypherium Releases Scalable, Enterprise-Ready Blockchain in Beta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lokt.com/news/self-proclaimed-bitcoin-creator-faketoshi-wright-ridiculed-on-twitter-again</text:p>
          </table:table-cell>
          <table:table-cell office:value-type="string" calcext:value-type="string">
            <text:p>Blokt</text:p>
          </table:table-cell>
          <table:table-cell office:value-type="date" office:date-value="2018-09-05" calcext:value-type="date">
            <text:p>09/05/18</text:p>
          </table:table-cell>
          <table:table-cell office:value-type="string" calcext:value-type="string">
            <text:p>Self-Proclaimed Bitcoin Creator “Faketoshi” Wright Ridiculed on Twitter [Again]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crypto-drama-hour-craig-wright-jihan-wu-and-sbis-threat-to-bch-hashing-power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9-06" calcext:value-type="date">
            <text:p>09/06/18</text:p>
          </table:table-cell>
          <table:table-cell office:value-type="string" calcext:value-type="string">
            <text:p>Crypto Drama Hour: Craig Wright, Jihan Wu and SBI’s Threat to BCH Hashing Pow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tpress.com/how-secure-is-the-blockchain/</text:p>
          </table:table-cell>
          <table:table-cell office:value-type="string" calcext:value-type="string">
            <text:p>Bittpress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How Secure is the Blockchai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does-it-matter-who-has-the-longest-chain-in-bitcoin-not-really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9-10" calcext:value-type="date">
            <text:p>09/10/18</text:p>
          </table:table-cell>
          <table:table-cell office:value-type="string" calcext:value-type="string">
            <text:p>Does It Matter Who Has the Longest Chain in Bitcoin? Not Real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linenews.com/2018/09/crypto-exchanges/</text:p>
          </table:table-cell>
          <table:table-cell office:value-type="string" calcext:value-type="string">
            <text:p>Cryptoline News</text:p>
          </table:table-cell>
          <table:table-cell office:value-type="date" office:date-value="2018-09-11" calcext:value-type="date">
            <text:p>09/11/18</text:p>
          </table:table-cell>
          <table:table-cell office:value-type="string" calcext:value-type="string">
            <text:p>With trading volumes dropping, crypto exchanges are resulting to controversial practices to attract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8btc.com/article/270778</text:p>
          </table:table-cell>
          <table:table-cell office:value-type="string" calcext:value-type="string">
            <text:p>8 BTC</text:p>
          </table:table-cell>
          <table:table-cell office:value-type="date" office:date-value="2018-09-11" calcext:value-type="date">
            <text:p>09/11/18</text:p>
          </table:table-cell>
          <table:table-cell office:value-type="string" calcext:value-type="string">
            <text:p>为何说区块链彩票是一个糟糕的主意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ews.cornell.edu/stories/2018/09/qa-what-we-need-know-about-blockchain</text:p>
          </table:table-cell>
          <table:table-cell office:value-type="string" calcext:value-type="string">
            <text:p>Cornell Chronicle</text:p>
          </table:table-cell>
          <table:table-cell office:value-type="date" office:date-value="2018-09-11" calcext:value-type="date">
            <text:p>09/11/18</text:p>
          </table:table-cell>
          <table:table-cell office:value-type="string" calcext:value-type="string">
            <text:p>Q&amp;A: What we need to know about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itylab.com/life/2018/09/is-this-west-virginia-experiment-in-digital-democracy-crazy/569542/</text:p>
          </table:table-cell>
          <table:table-cell office:value-type="string" calcext:value-type="string">
            <text:p>City Lab</text:p>
          </table:table-cell>
          <table:table-cell office:value-type="date" office:date-value="2018-09-11" calcext:value-type="date">
            <text:p>09/11/18</text:p>
          </table:table-cell>
          <table:table-cell office:value-type="string" calcext:value-type="string">
            <text:p>Is This Experiment in Digital Democracy Too Crazy to Work?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9/12/top-schools-like-wharton-seeing-demand-for-bitcoin-blockchain-classes.html</text:p>
          </table:table-cell>
          <table:table-cell office:value-type="string" calcext:value-type="string">
            <text:p>CNBC</text:p>
          </table:table-cell>
          <table:table-cell office:value-type="date" office:date-value="2018-09-12" calcext:value-type="date">
            <text:p>09/12/18</text:p>
          </table:table-cell>
          <table:table-cell office:value-type="string" calcext:value-type="string">
            <text:p>At top schools like Wharton, students are flocking to classes on bitcoin and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9/small-canadian-town-forced-to-pay-bitcoin-btc-ransom-to-regain-access-to-its-computer-network/</text:p>
          </table:table-cell>
          <table:table-cell office:value-type="string" calcext:value-type="string">
            <text:p>Crypto Globe</text:p>
          </table:table-cell>
          <table:table-cell office:value-type="date" office:date-value="2018-09-12" calcext:value-type="date">
            <text:p>09/12/18</text:p>
          </table:table-cell>
          <table:table-cell office:value-type="string" calcext:value-type="string">
            <text:p>Small Canadian Town Forced to Pay Bitcoin (BTC) Ransom to Regain Access to its Computer Net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worldonline.com/cryptocurrency-exchanges-resort-to-irregular-practices-for-demand/</text:p>
          </table:table-cell>
          <table:table-cell office:value-type="string" calcext:value-type="string">
            <text:p>Business World</text:p>
          </table:table-cell>
          <table:table-cell office:value-type="date" office:date-value="2018-09-13" calcext:value-type="date">
            <text:p>09/13/18</text:p>
          </table:table-cell>
          <table:table-cell office:value-type="string" calcext:value-type="string">
            <text:p>Cryptocurrency exchanges resort to irregular practices for deman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students-interest-in-looking-for-bitcoin-and-blockchain-classes-soars-at-top-schools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9-13" calcext:value-type="date">
            <text:p>09/13/18</text:p>
          </table:table-cell>
          <table:table-cell office:value-type="string" calcext:value-type="string">
            <text:p>Students Interest In Looking For Bitcoin And Blockchain Classes Soars At Top Schoo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10-years-after-lehman-bitcoin-and-wall-street-are-closer-than-ever/</text:p>
          </table:table-cell>
          <table:table-cell office:value-type="string" calcext:value-type="string">
            <text:p>Coin Desk</text:p>
          </table:table-cell>
          <table:table-cell office:value-type="date" office:date-value="2018-09-13" calcext:value-type="date">
            <text:p>09/13/18</text:p>
          </table:table-cell>
          <table:table-cell office:value-type="string" calcext:value-type="string">
            <text:p>10 Years After Lehman: Bitcoin and Wall Street Are Closer Than Ev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linenews.com/2018/09/has-bitcoin-achieved-its-goal/</text:p>
          </table:table-cell>
          <table:table-cell office:value-type="string" calcext:value-type="string">
            <text:p>Cryptoline News</text:p>
          </table:table-cell>
          <table:table-cell office:value-type="date" office:date-value="2018-09-13" calcext:value-type="date">
            <text:p>09/13/18</text:p>
          </table:table-cell>
          <table:table-cell office:value-type="string" calcext:value-type="string">
            <text:p>10 years since inception, has Bitcoin achieved its goal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rnellsun.com/2018/09/13/cornell-beats-other-ivies-in-cryptocurrency-course-offerings/</text:p>
          </table:table-cell>
          <table:table-cell office:value-type="string" calcext:value-type="string">
            <text:p>The Cornell Daily Sun</text:p>
          </table:table-cell>
          <table:table-cell office:value-type="date" office:date-value="2018-09-13" calcext:value-type="date">
            <text:p>09/13/18</text:p>
          </table:table-cell>
          <table:table-cell office:value-type="string" calcext:value-type="string">
            <text:p>Cornell Beats Other Ivies in Cryptocurrency Course Offerings</text:p>
          </table:table-cell>
          <table:table-cell office:value-type="string" calcext:value-type="string">
            <text:p>sirer,juels,morriset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hepicap.com/en/news/3653/blockchain-classes-at-top-universities-like-wharton-and-cornell-are-all-full-house.html</text:p>
          </table:table-cell>
          <table:table-cell office:value-type="string" calcext:value-type="string">
            <text:p>Chepicap</text:p>
          </table:table-cell>
          <table:table-cell office:value-type="date" office:date-value="2018-09-14" calcext:value-type="date">
            <text:p>09/14/18</text:p>
          </table:table-cell>
          <table:table-cell table:style-name="ce11" office:value-type="string" calcext:value-type="string">
            <text:p>Blockchain classes at top universities like Wharton and Cornell are all full house</text:p>
          </table:table-cell>
          <table:table-cell office:value-type="string" calcext:value-type="string">
            <text:p>sirer,s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livebitcoinnews.com/cornell-university-is-top-of-the-class-for-crypto-and-blockchain-education/</text:p>
          </table:table-cell>
          <table:table-cell office:value-type="string" calcext:value-type="string">
            <text:p>Live Bitcoin News</text:p>
          </table:table-cell>
          <table:table-cell office:value-type="date" office:date-value="2018-09-14" calcext:value-type="date">
            <text:p>09/14/18</text:p>
          </table:table-cell>
          <table:table-cell office:value-type="string" calcext:value-type="string">
            <text:p>Cornell University Is Top of the Class for Crypto and Blockchain Education</text:p>
          </table:table-cell>
          <table:table-cell office:value-type="string" calcext:value-type="string">
            <text:p>sirer, juels, morriset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oofy.com/14557/what-happened-after-the-lehman-bitcoin-and-wall-street-have-never-been-close-like-that/</text:p>
          </table:table-cell>
          <table:table-cell office:value-type="string" calcext:value-type="string">
            <text:p>The Oofy</text:p>
          </table:table-cell>
          <table:table-cell office:value-type="date" office:date-value="2018-09-14" calcext:value-type="date">
            <text:p>09/14/18</text:p>
          </table:table-cell>
          <table:table-cell office:value-type="string" calcext:value-type="string">
            <text:p>What happened after the Lehman? Bitcoin and Wall Street have never been close like th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ist.com/cryptocurrency-and-blockchain-hugely-popular-at-university/</text:p>
          </table:table-cell>
          <table:table-cell office:value-type="string" calcext:value-type="string">
            <text:p>Bitcoinist</text:p>
          </table:table-cell>
          <table:table-cell office:value-type="date" office:date-value="2018-09-15" calcext:value-type="date">
            <text:p>09/15/18</text:p>
          </table:table-cell>
          <table:table-cell office:value-type="string" calcext:value-type="string">
            <text:p>Cryptocurrency And Blockchain Hugely Popular at Universit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crypto-tribalism-future-decentralized-economy/</text:p>
          </table:table-cell>
          <table:table-cell office:value-type="string" calcext:value-type="string">
            <text:p>BTC Manager</text:p>
          </table:table-cell>
          <table:table-cell office:value-type="date" office:date-value="2018-09-15" calcext:value-type="date">
            <text:p>09/15/18</text:p>
          </table:table-cell>
          <table:table-cell office:value-type="string" calcext:value-type="string">
            <text:p>Crypto Tribalism and its Effect on the Future of the Decentralized Econom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lehman-brothers-wall-street-bitcoin/</text:p>
          </table:table-cell>
          <table:table-cell office:value-type="string" calcext:value-type="string">
            <text:p>BTC Manager</text:p>
          </table:table-cell>
          <table:table-cell office:value-type="date" office:date-value="2018-09-15" calcext:value-type="date">
            <text:p>09/15/18</text:p>
          </table:table-cell>
          <table:table-cell office:value-type="string" calcext:value-type="string">
            <text:p>Ten Years after Lehman Brothers Sunk, Wall Street Comes Full Circle on the Back of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ezos-mainnet-is-live</text:p>
          </table:table-cell>
          <table:table-cell office:value-type="string" calcext:value-type="string">
            <text:p>ETHNews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Tezos Mainnet Is L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ulltx.com/dogecoin-price-watch-currency-continues-moving-up-in-the-altcoin-world/</text:p>
          </table:table-cell>
          <table:table-cell office:value-type="string" calcext:value-type="string">
            <text:p>Nulltx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Dogecoin Price Watch: Currency Continues Moving Up in the Altcoin Wor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cornell-researchers-propose-strategy-for-bribery-resistant-blockchain-voting</text:p>
          </table:table-cell>
          <table:table-cell office:value-type="string" calcext:value-type="string">
            <text:p>ETHNews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Cornell Researchers Propose Strategy For Bribery-Resistant Blockchain Voting</text:p>
          </table:table-cell>
          <table:table-cell office:value-type="string" calcext:value-type="string">
            <text:p>daian, kell, miers, juel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ttp://thebitcoinpodcast.libsyn.com/hashing-it-out-23-avalanche-emin-gn-sirer</text:p>
          </table:table-cell>
          <table:table-cell office:value-type="string" calcext:value-type="string">
            <text:p>The Bitcoin Podcast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Hashing It Out # 23: Avalanche - Emin G<text:span text:style-name="T2">ü</text:span><text:span text:style-name="T3">n Sirer</text:span>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qvakp3/a-major-bug-in-bitcoin-software-could-have-crashed-the-currency</text:p>
          </table:table-cell>
          <table:table-cell office:value-type="string" calcext:value-type="string">
            <text:p>Motherboard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A Major Bug In Bitcoin Software Could Have Crashed the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tealthisshow.com/s04e05/</text:p>
          </table:table-cell>
          <table:table-cell office:value-type="string" calcext:value-type="string">
            <text:p>Steal This Show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‘Satoshi Is Dead’,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orrentfreak.com/steal-show-s04e05-satoshi-dead/</text:p>
          </table:table-cell>
          <table:table-cell office:value-type="string" calcext:value-type="string">
            <text:p>Torrent Freak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Steal This Show S04E05: ‘Satoshi Is Dead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9/20/no-bitcoin-did-not-nearly-crash-bugs-never-get-to-production-release/</text:p>
          </table:table-cell>
          <table:table-cell office:value-type="string" calcext:value-type="string">
            <text:p>News BTC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No, Bitcoin Did Not Nearly Crash, Bugs Never Get to Production Relea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currencyanalytics.com/2774/crypto-mining-malware-spends-twice/</text:p>
          </table:table-cell>
          <table:table-cell office:value-type="string" calcext:value-type="string">
            <text:p>The Currency Analytics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Crypto Mining malware Spends Twi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dogecoin-unaffected-by-bitcoin-bug</text:p>
          </table:table-cell>
          <table:table-cell office:value-type="string" calcext:value-type="string">
            <text:p>ETHNews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Dogecoin Unaffected By Bitcoin Bu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ttps://www.bitchute.com/video/2kcKaKq9ZBQ/</text:p>
          </table:table-cell>
          <table:table-cell office:value-type="string" calcext:value-type="string">
            <text:p>Bit Chute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S04E05 W/ Emin G<text:span text:style-name="T2">ü</text:span><text:span text:style-name="T3">n</text:span> Sirer, ‘Satoshi Is Dead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akedsecurity.sophos.com/2018/09/21/bitcoin-flaw-could-have-allowed-dreaded-51-takeover/</text:p>
          </table:table-cell>
          <table:table-cell office:value-type="string" calcext:value-type="string">
            <text:p>Naked Security</text:p>
          </table:table-cell>
          <table:table-cell office:value-type="date" office:date-value="2018-09-21" calcext:value-type="date">
            <text:p>09/21/18</text:p>
          </table:table-cell>
          <table:table-cell office:value-type="string" calcext:value-type="string">
            <text:p>Bitcoin flaw could have allowed dreaded 51% takeov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currencyanalytics.com/2789/htc-exodus-and-finney-from-sirin-target-cryptocurrency-users/</text:p>
          </table:table-cell>
          <table:table-cell office:value-type="string" calcext:value-type="string">
            <text:p>The Currency Analytics</text:p>
          </table:table-cell>
          <table:table-cell office:value-type="date" office:date-value="2018-09-21" calcext:value-type="date">
            <text:p>09/21/18</text:p>
          </table:table-cell>
          <table:table-cell office:value-type="string" calcext:value-type="string">
            <text:p>HTC Exodus and Finney from Sirin Target Cryptocurrency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latesthackingnews.com/2018/09/22/bitcoin-core-bug-could-crash-the-entire-bitcoin-network/</text:p>
          </table:table-cell>
          <table:table-cell office:value-type="string" calcext:value-type="string">
            <text:p>Lastest Hacking News</text:p>
          </table:table-cell>
          <table:table-cell office:value-type="date" office:date-value="2018-09-22" calcext:value-type="date">
            <text:p>09/22/18</text:p>
          </table:table-cell>
          <table:table-cell office:value-type="string" calcext:value-type="string">
            <text:p>Bitcoin Core Bug Could Crash The Entire Bitcoin Net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livebitcoinnews.com/high-severity-bug-in-bitcoin-code-capable-of-crashing-the-cryptocurrency-detected-and-fixed/</text:p>
          </table:table-cell>
          <table:table-cell office:value-type="string" calcext:value-type="string">
            <text:p>Live Bitcoin News</text:p>
          </table:table-cell>
          <table:table-cell office:value-type="date" office:date-value="2018-09-23" calcext:value-type="date">
            <text:p>09/23/18</text:p>
          </table:table-cell>
          <table:table-cell office:value-type="string" calcext:value-type="string">
            <text:p>‘High Severity’ Bug in Bitcoin Code Capable of Crashing the Cryptocurrency – Detected and Fix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oofy.com/15775/the-high-severity-bug-in-bitcoin-code-that-could-have-crashed-the-entire-bitcoin-blockchain-detected-fixed-bitcoin-core-developers-say/</text:p>
          </table:table-cell>
          <table:table-cell office:value-type="string" calcext:value-type="string">
            <text:p>The Oofy</text:p>
          </table:table-cell>
          <table:table-cell office:value-type="date" office:date-value="2018-09-24" calcext:value-type="date">
            <text:p>09/24/18</text:p>
          </table:table-cell>
          <table:table-cell office:value-type="string" calcext:value-type="string">
            <text:p>The ‘High Severity’ Bug in Bitcoin Code that Could Have Crashed the Entire Bitcoin Blockchain Detected &amp; Fixed: Bitcoin Core Developers S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insider.com/introduction-of-crypto-insider/</text:p>
          </table:table-cell>
          <table:table-cell office:value-type="string" calcext:value-type="string">
            <text:p>Crypto Insider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Introducing Crypto Insid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a-week-after-bug-discovery-bitcoin-network-remains-vulnerable</text:p>
          </table:table-cell>
          <table:table-cell office:value-type="string" calcext:value-type="string">
            <text:p>ETHNews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A Week After Bug Discovery, Bitcoin Network Remains Vulnera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iptonoticias.com/infraestructura/nodos-bitcoin-actualizacion-bitcoin-core/</text:p>
          </table:table-cell>
          <table:table-cell office:value-type="string" calcext:value-type="string">
            <text:p>Cripto Noticias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Bitcoin En Riesgo Por Pocos Nodos De Bitcoin Core Actualizado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zjournals.com/buffalo/news/2018/09/28/blockchain-booster-why-krista-marcucci-is-hosting.html</text:p>
          </table:table-cell>
          <table:table-cell office:value-type="string" calcext:value-type="string">
            <text:p>Biz Journals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Blockchain Booster: Why Krista Marcucci is hosting major blockchain events in Buffal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9/academic-courses-on-blockchain-technology-must-be-taught-by-professionals-with-industry-experience/</text:p>
          </table:table-cell>
          <table:table-cell office:value-type="string" calcext:value-type="string">
            <text:p>Crypto Globe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Academic Courses on Blockchain Technology Must Be Taught By Professionals with Industry Experie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llionaire365.com/2018/09/28/90-percent-of-the-bitcoin-network-nodes-are-not-updated-to-the-new-bug-free-bitcoin-core-client/</text:p>
          </table:table-cell>
          <table:table-cell office:value-type="string" calcext:value-type="string">
            <text:p>Billionaire 365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90 Percent Of The Bitcoin Network Nodes are Not Updated To The New Bug-Free Bitcoin Core Cli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conversation.com/cryptocurrencies-blockchains-and-their-dark-side-4-essential-reads-103567</text:p>
          </table:table-cell>
          <table:table-cell office:value-type="string" calcext:value-type="string">
            <text:p>The Conversation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Cryptocurrencies, blockchains and their dark side: 4 essential reads</text:p>
          </table:table-cell>
          <table:table-cell office:value-type="string" calcext:value-type="string">
            <text:p>juels, eyal, bent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sfchronicle.com/news/article/Cryptocurrencies-blockchains-and-their-dark-13265301.php</text:p>
          </table:table-cell>
          <table:table-cell office:value-type="string" calcext:value-type="string">
            <text:p>San Francisco Chronicle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Cryptocurrencies, blockchains and their dark side: 4 essential reads</text:p>
          </table:table-cell>
          <table:table-cell office:value-type="string" calcext:value-type="string">
            <text:p>juels, eyal, bent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zzfeednews.com/article/janelytvynenko/bitcoin-mining-plan-cryptocurrency-lending-scheme</text:p>
          </table:table-cell>
          <table:table-cell office:value-type="string" calcext:value-type="string">
            <text:p>Buzzfeed News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How A Hapless Bitcoin Entrepreneur Got Swept Up In The Crypto Craze And Started A Multimillion-Dollar Ponzi Sche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hpcwire.com/off-the-wire/acm-ifip-usenix-middleware-2018-conference-issues-call-for-participation/</text:p>
          </table:table-cell>
          <table:table-cell office:value-type="string" calcext:value-type="string">
            <text:p>HPC Wire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ACM/IFIP/USENIX Middleware 2018 Conference Issues Call for Particip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leaprate.com/cryptocurrency/blockchain/coindesk-ranks-the-top-10-us-blockchain-universities/</text:p>
          </table:table-cell>
          <table:table-cell office:value-type="string" calcext:value-type="string">
            <text:p>LeapRate.com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CoinDesk ranks the top 10 US blockchain universities</text:p>
          </table:table-cell>
          <table:table-cell office:value-type="string" calcext:value-type="string">
            <text:p>juels, shi, p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review-the-top-10-blockchain-colleges-and-universities-in-the-united-states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10-04" calcext:value-type="date">
            <text:p>10/04/18</text:p>
          </table:table-cell>
          <table:table-cell office:value-type="string" calcext:value-type="string">
            <text:p>Review the Top 10 Blockchain Colleges And Universities In The United States</text:p>
          </table:table-cell>
          <table:table-cell office:value-type="string" calcext:value-type="string">
            <text:p>juels, shi, p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zdnet.com/article/hacker-wastes-entire-day-hacking-pigeoncoin-cryptocurrency-only-to-make-15000/</text:p>
          </table:table-cell>
          <table:table-cell office:value-type="string" calcext:value-type="string">
            <text:p>ZD Net</text:p>
          </table:table-cell>
          <table:table-cell office:value-type="date" office:date-value="2018-10-04" calcext:value-type="date">
            <text:p>10/04/18</text:p>
          </table:table-cell>
          <table:table-cell office:value-type="string" calcext:value-type="string">
            <text:p>Hacker wastes entire day hacking Pigeoncoin cryptocurrency only to make $15,000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insider.com/tezos-network-mainnet-dpos/</text:p>
          </table:table-cell>
          <table:table-cell office:value-type="string" calcext:value-type="string">
            <text:p>Crypto Insider</text:p>
          </table:table-cell>
          <table:table-cell office:value-type="date" office:date-value="2018-10-04" calcext:value-type="date">
            <text:p>10/04/18</text:p>
          </table:table-cell>
          <table:table-cell office:value-type="string" calcext:value-type="string">
            <text:p>The future of Tezos after mainnet launch and why DPoS matt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10/06/pigeoncoin-pgn-hacked-due-to-bitcoin-protocol-bug-copycat-coins-in-danger/</text:p>
          </table:table-cell>
          <table:table-cell office:value-type="string" calcext:value-type="string">
            <text:p>New BTC</text:p>
          </table:table-cell>
          <table:table-cell office:value-type="date" office:date-value="2018-10-06" calcext:value-type="date">
            <text:p>10/06/18</text:p>
          </table:table-cell>
          <table:table-cell office:value-type="string" calcext:value-type="string">
            <text:p>Pigeoncoin (PGN) Hacked Due to Bitcoin Protocol Bug, Copycat Coins in Danger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government-tracking-of-crypto-is-growing-but-there-are-ways-to-avoid-it</text:p>
          </table:table-cell>
          <table:table-cell office:value-type="string" calcext:value-type="string">
            <text:p>Cointelegraph</text:p>
          </table:table-cell>
          <table:table-cell office:value-type="date" office:date-value="2018-10-07" calcext:value-type="date">
            <text:p>10/07/18</text:p>
          </table:table-cell>
          <table:table-cell office:value-type="string" calcext:value-type="string">
            <text:p>Government Tracking of Crypto Is Growing, But There Are Ways to Avoid I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salon.com/2018/10/07/what-to-know-cryptocurrencies-bitcoin-blockchain_partner/</text:p>
          </table:table-cell>
          <table:table-cell office:value-type="string" calcext:value-type="string">
            <text:p>Salon</text:p>
          </table:table-cell>
          <table:table-cell office:value-type="date" office:date-value="2018-10-07" calcext:value-type="date">
            <text:p>10/07/18</text:p>
          </table:table-cell>
          <table:table-cell office:value-type="string" calcext:value-type="string">
            <text:p>Cryptocurrencies, blockchains and their dark side</text:p>
          </table:table-cell>
          <table:table-cell office:value-type="string" calcext:value-type="string">
            <text:p>juels, eyal, bent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nhashed.com/cryptocurrency-news/pigeoncoin-hacked-15000-may-warning-sign-bitcoin-forks/</text:p>
          </table:table-cell>
          <table:table-cell office:value-type="string" calcext:value-type="string">
            <text:p>Unhashed</text:p>
          </table:table-cell>
          <table:table-cell office:value-type="date" office:date-value="2018-10-08" calcext:value-type="date">
            <text:p>10/08/18</text:p>
          </table:table-cell>
          <table:table-cell office:value-type="string" calcext:value-type="string">
            <text:p>Pigeoncoin Hacked for $15,000: May be a Warning Sign for Other Bitcoin F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.com.au/pigeoncoin-the-coin-that-couldnt-fly/</text:p>
          </table:table-cell>
          <table:table-cell office:value-type="string" calcext:value-type="string">
            <text:p>Bitcoin Australia</text:p>
          </table:table-cell>
          <table:table-cell office:value-type="date" office:date-value="2018-10-10" calcext:value-type="date">
            <text:p>10/10/18</text:p>
          </table:table-cell>
          <table:table-cell office:value-type="string" calcext:value-type="string">
            <text:p>Pigeoncoin – The Coin That Couldn’t F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ethereum-we-havent-seen-the-last-of-the-bug-that-killed-the-dao/</text:p>
          </table:table-cell>
          <table:table-cell office:value-type="string" calcext:value-type="string">
            <text:p>CCN</text:p>
          </table:table-cell>
          <table:table-cell office:value-type="date" office:date-value="2018-10-10" calcext:value-type="date">
            <text:p>10/10/18</text:p>
          </table:table-cell>
          <table:table-cell office:value-type="string" calcext:value-type="string">
            <text:p>Ethereum: We Haven’t Seen the Last of the Bug That Killed the DA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10/which-crypto-phrases-will-become-extinct-industry-experts-weigh-in/</text:p>
          </table:table-cell>
          <table:table-cell office:value-type="string" calcext:value-type="string">
            <text:p>Crypto Globe</text:p>
          </table:table-cell>
          <table:table-cell office:value-type="date" office:date-value="2018-10-11" calcext:value-type="date">
            <text:p>10/11/18</text:p>
          </table:table-cell>
          <table:table-cell office:value-type="string" calcext:value-type="string">
            <text:p>Which Crypto Phrases Will Become Extinct? Industry Experts Weigh 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oshitimes.com/the-dao-vulnerability-could-be-a-problem-for-other-projects-according-to-cornell-professor/</text:p>
          </table:table-cell>
          <table:table-cell office:value-type="string" calcext:value-type="string">
            <text:p>Toshi Times</text:p>
          </table:table-cell>
          <table:table-cell office:value-type="date" office:date-value="2018-10-11" calcext:value-type="date">
            <text:p>10/11/18</text:p>
          </table:table-cell>
          <table:table-cell office:value-type="string" calcext:value-type="string">
            <text:p>The DAO Vulnerability Could Be a Problem for Other Projects, According to Cornell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xbt.net/blog/fighting-51-attacks-by-penalizing-delayed-block-submissions-by-miners/</text:p>
          </table:table-cell>
          <table:table-cell office:value-type="string" calcext:value-type="string">
            <text:p>XBT</text:p>
          </table:table-cell>
          <table:table-cell office:value-type="date" office:date-value="2018-10-11" calcext:value-type="date">
            <text:p>10/11/18</text:p>
          </table:table-cell>
          <table:table-cell office:value-type="string" calcext:value-type="string">
            <text:p>Fighting 51% Attacks By Penalizing Delayed Block Submissions By Min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spankchain-hacker-returns-stolen-ethereum-earns-9000-reward/</text:p>
          </table:table-cell>
          <table:table-cell office:value-type="string" calcext:value-type="string">
            <text:p>CCN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SpankChain Hacker Returns Stolen Ethereum, Earns $9,000 Rewar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51-attack-being-livestreamed-for-educational-purposes-exclusive-interview/</text:p>
          </table:table-cell>
          <table:table-cell office:value-type="string" calcext:value-type="string">
            <text:p>BTC Manager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51% Attack Being Livestreamed For Educational Purposes: Exclusive Intervie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calcext:value-type="string">
            <text:p>Smartereum</text:p>
          </table:table-cell>
          <table:table-cell office:value-type="date" office:date-value="2018-10-13" calcext:value-type="date">
            <text:p>10/13/18</text:p>
          </table:table-cell>
          <table:table-cell office:value-type="string" calcext:value-type="string">
            <text:p>SpankChain Rewards Anonymous Hacker with $9k After He Returns Stolen Ethereum (ETH) Worth $40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imf-rapid-growth-of-bitcoin-and-crypto-will-impact-global-financial-system/</text:p>
          </table:table-cell>
          <table:table-cell office:value-type="string" calcext:value-type="string">
            <text:p>CCN</text:p>
          </table:table-cell>
          <table:table-cell office:value-type="date" office:date-value="2018-10-14" calcext:value-type="date">
            <text:p>10/14/18</text:p>
          </table:table-cell>
          <table:table-cell office:value-type="string" calcext:value-type="string">
            <text:p>IMF: Rapid Growth of Bitcoin and Crypto Will Impact Global Financial Syst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briefing.com/tether-price-stablecoin/</text:p>
          </table:table-cell>
          <table:table-cell office:value-type="string" calcext:value-type="string">
            <text:p>Crypto Briefing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Tether Demise: The Titanic Was Unthinkably Unsinkable, To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inmoi.news/imf-danh-gia-tac-dong-cua-tien-ma-hoa-den-he-thong-tai-chinh-toan-cau-p1449261.html</text:p>
          </table:table-cell>
          <table:table-cell office:value-type="string" calcext:value-type="string">
            <text:p>Tinmoi News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IMF đánh giá tác động của tiền mã hóa đến hệ thống tài chính toàn cầu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ryptonews.ovh/emin-gun-sirer-invigorated-by-bch-community-at-bch-devcon-blockchains-meant-to-be-used-not-an-imaginary-store-of-value/</text:p>
          </table:table-cell>
          <table:table-cell office:value-type="string" calcext:value-type="string">
            <text:p>Crypto News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Emin Gün Sirer “invigorated” by BCH community at BCH Devcon. Blockchains meant to be used, not an “imaginary” store of value.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siness-standard.com/article/technology/cryptocurrencies-blockchains-and-their-dark-side-4-essential-reads-118101600425_1.html</text:p>
          </table:table-cell>
          <table:table-cell office:value-type="string" calcext:value-type="string">
            <text:p>Business Standard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Cryptocurrencies, blockchains and their dark side: 4 essential reads</text:p>
          </table:table-cell>
          <table:table-cell office:value-type="string" calcext:value-type="string">
            <text:p>juels, eyal, bent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imesunion.com/news/article/Blockchains-won-t-fix-internet-voting-security-13316926.php</text:p>
          </table:table-cell>
          <table:table-cell office:value-type="string" calcext:value-type="string">
            <text:p>Times Union</text:p>
          </table:table-cell>
          <table:table-cell office:value-type="date" office:date-value="2018-10-18" calcext:value-type="date">
            <text:p>10/18/18</text:p>
          </table:table-cell>
          <table:table-cell office:value-type="string" calcext:value-type="string">
            <text:p>Blockchains won't fix internet voting security – and could make it worse</text:p>
          </table:table-cell>
          <table:table-cell office:value-type="string" calcext:value-type="string">
            <text:p>juels, eyal, na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heavy.com/news/2018/10/blockchains-internet-voting-security/</text:p>
          </table:table-cell>
          <table:table-cell office:value-type="string" calcext:value-type="string">
            <text:p>Heavy</text:p>
          </table:table-cell>
          <table:table-cell office:value-type="date" office:date-value="2018-10-18" calcext:value-type="date">
            <text:p>10/18/18</text:p>
          </table:table-cell>
          <table:table-cell office:value-type="string" calcext:value-type="string">
            <text:p>Blockchains Won’t Fix Internet Voting Security – &amp; Could Make It Worse</text:p>
          </table:table-cell>
          <table:table-cell office:value-type="string" calcext:value-type="string">
            <text:p>juels, eyal, na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ews.cornell.edu/stories/2018/10/certificate-program-teaches-how-leverage-blockchain-technology</text:p>
          </table:table-cell>
          <table:table-cell office:value-type="string" calcext:value-type="string">
            <text:p>Cornell Chronicle</text:p>
          </table:table-cell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Certificate program teaches how to leverage blockchain technology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.einnews.com/article__detail/465589110-certificate-program-teaches-how-to-leverage-blockchain-technology?vcode=XIbw</text:p>
          </table:table-cell>
          <table:table-cell office:value-type="string" calcext:value-type="string">
            <text:p>EIN Technology Today</text:p>
          </table:table-cell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Certificate program teaches how to leverage blockchain technology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is-the-blockchain-the-right-tool-to-fix-voting-problems/</text:p>
          </table:table-cell>
          <table:table-cell office:value-type="string" calcext:value-type="string">
            <text:p>Crypto Slate</text:p>
          </table:table-cell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Is the Blockchain the Right Tool to Fix Voting Problems?</text:p>
          </table:table-cell>
          <table:table-cell office:value-type="string" calcext:value-type="string">
            <text:p>juels, eyal, nao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www.cryptoglobe.com/latest/2018/10/cornell-professor-emin-gun-sirer-impressed-with-bitcoin-cash-devcon/</text:p>
          </table:table-cell>
          <table:table-cell office:value-type="string" calcext:value-type="string">
            <text:p>Crypto Globe</text:p>
          </table:table-cell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Cornell Professor Emin Gün Sirer Impressed With Bitcoin Cash Devc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calcext:value-type="string">
            <text:p>Crypto Globe</text:p>
          </table:table-cell>
          <table:table-cell office:value-type="date" office:date-value="2018-10-20" calcext:value-type="date">
            <text:p>10/20/18</text:p>
          </table:table-cell>
          <table:table-cell office:value-type="string" calcext:value-type="string">
            <text:p>Hacker Tries to Blackmail Apple for $150,000 in BTC After Compromising 319 Million iCloud Accou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urrency.rodipex.com/list-of-cryptocurrencies-by-value/bitcoin-cash-devcon-gets-commended-by-cornell-professor-emin-gun-sirer/</text:p>
          </table:table-cell>
          <table:table-cell office:value-type="string" calcext:value-type="string">
            <text:p>Cryptocurrency </text:p>
          </table:table-cell>
          <table:table-cell office:value-type="date" office:date-value="2018-10-21" calcext:value-type="date">
            <text:p>10/21/18</text:p>
          </table:table-cell>
          <table:table-cell office:value-type="string" calcext:value-type="string">
            <text:p>Bitcoin Cash Devcon Gets Commended By Cornell Professor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38615/bitcoin-cash-bch-bitcoin-cash-devcon-gets-commended-by-cornell-professor-emin-gun-sirer-bch-news-today/</text:p>
          </table:table-cell>
          <table:table-cell office:value-type="string" calcext:value-type="string">
            <text:p>Smartereum</text:p>
          </table:table-cell>
          <table:table-cell office:value-type="date" office:date-value="2018-10-21" calcext:value-type="date">
            <text:p>10/21/18</text:p>
          </table:table-cell>
          <table:table-cell office:value-type="string" calcext:value-type="string">
            <text:p>Bitcoin Cash Devcon Gets Commended By Cornell Professor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arketwatch.com/story/voting-by-blockchain-could-add-new-risks-to-our-elections-including-making-it-easier-to-buy-votes-2018-10-18</text:p>
          </table:table-cell>
          <table:table-cell office:value-type="string" calcext:value-type="string">
            <text:p>Market Watch</text:p>
          </table:table-cell>
          <table:table-cell office:value-type="date" office:date-value="2018-10-21" calcext:value-type="date">
            <text:p>10/21/18</text:p>
          </table:table-cell>
          <table:table-cell office:value-type="string" calcext:value-type="string">
            <text:p>Opinion: Voting by blockchain could add new risks to our elections — including making it easier to buy votes</text:p>
          </table:table-cell>
          <table:table-cell office:value-type="string" calcext:value-type="string">
            <text:p>juels, eyal, na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disruptblock.com/blockchain/scholars-think-blockchain-can-create-new-problems-elections/#</text:p>
          </table:table-cell>
          <table:table-cell office:value-type="string" calcext:value-type="string">
            <text:p>Disrupt Block</text:p>
          </table:table-cell>
          <table:table-cell office:value-type="date" office:date-value="2018-10-22" calcext:value-type="date">
            <text:p>10/22/18</text:p>
          </table:table-cell>
          <table:table-cell office:value-type="string" calcext:value-type="string">
            <text:p>Scholars think Blockchain can create new problems in elections</text:p>
          </table:table-cell>
          <table:table-cell office:value-type="string" calcext:value-type="string">
            <text:p>juels, eyal, na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doo.com/research-blockchain-cannot-improve-the-election-process/</text:p>
          </table:table-cell>
          <table:table-cell office:value-type="string" calcext:value-type="string">
            <text:p>Coin Doo</text:p>
          </table:table-cell>
          <table:table-cell office:value-type="date" office:date-value="2018-10-22" calcext:value-type="date">
            <text:p>10/22/18</text:p>
          </table:table-cell>
          <table:table-cell office:value-type="string" calcext:value-type="string">
            <text:p>Research: Blockchain Cannot Improve the Election Process</text:p>
          </table:table-cell>
          <table:table-cell office:value-type="string" calcext:value-type="string">
            <text:p>juels, eyal, na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blockchainland.com/2018/10/23/researchers-dissect-online-voting-possibility/</text:p>
          </table:table-cell>
          <table:table-cell office:value-type="string" calcext:value-type="string">
            <text:p>Blockchain Land</text:p>
          </table:table-cell>
          <table:table-cell office:value-type="date" office:date-value="2018-10-23" calcext:value-type="date">
            <text:p>10/23/18</text:p>
          </table:table-cell>
          <table:table-cell office:value-type="string" calcext:value-type="string">
            <text:p>Researchers Dissect Online Voting Possibility</text:p>
          </table:table-cell>
          <table:table-cell office:value-type="string" calcext:value-type="string">
            <text:p>juels, eyal, na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owdfundinsider.com/2018/10/140390-cornell-researchers-blockchain-will-make-online-voting-worse-not-better/</text:p>
          </table:table-cell>
          <table:table-cell office:value-type="string" calcext:value-type="string">
            <text:p>Crowdfund Insider</text:p>
          </table:table-cell>
          <table:table-cell office:value-type="date" office:date-value="2018-10-23" calcext:value-type="date">
            <text:p>10/23/18</text:p>
          </table:table-cell>
          <table:table-cell office:value-type="string" calcext:value-type="string">
            <text:p>Cornell Researchers: Blockchain Will Make Online Voting Worse, Not Better</text:p>
          </table:table-cell>
          <table:table-cell office:value-type="string" calcext:value-type="string">
            <text:p>juels, eyal, na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der.com.au/do-private-blockchains-have-a-point-lets-ask-the-bank-of-canada</text:p>
          </table:table-cell>
          <table:table-cell office:value-type="string" calcext:value-type="string">
            <text:p>Finder</text:p>
          </table:table-cell>
          <table:table-cell office:value-type="date" office:date-value="2018-10-23" calcext:value-type="date">
            <text:p>10/23/18</text:p>
          </table:table-cell>
          <table:table-cell office:value-type="string" calcext:value-type="string">
            <text:p>Do private blockchains have a point? Let’s ask the Bank of Canada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 table:number-rows-repeated="104762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25:Sheet1.AMJ49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font-name="Arial" fo:font-family="Arial" style:text-underline-style="solid" style:text-underline-width="auto" style:text-underline-color="font-color" style:font-name-asian="Arial" style:font-family-asian="Arial" style:font-name-complex="Arial" style:font-family-complex="Ari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10-24T22:37:49.596255282</dc:date>
    <meta:editing-cycles>129</meta:editing-cycles>
    <meta:editing-duration>PT3H10M2S</meta:editing-duration>
    <meta:document-statistic meta:table-count="1" meta:cell-count="4886" meta:object-count="0"/>
  </office:meta>
</office:document-meta>
</file>